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=0.02" table:style-name="ta1">
        <table:shapes>
          <draw:frame draw:z-index="0" draw:style-name="gr1" draw:text-style-name="P1" svg:width="18.061cm" svg:height="13.039cm" svg:x="11.754cm" svg:y="2.095cm">
            <draw:object draw:notify-on-update-of-ranges="'h=0.02'.B1:'h=0.02'.B1 'h=0.02'.B2:'h=0.02'.B252 'h=0.02'.C1:'h=0.02'.C1 'h=0.02'.C2:'h=0.02'.C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$F$2]" office:value-type="float" office:value="0" calcext:value-type="float">
            <text:p>0</text:p>
          </table:table-cell>
          <table:table-cell table:formula="of:=EXP(-2*[.B2])" office:value-type="float" office:value="1" calcext:value-type="float">
            <text:p>1.000000</text:p>
          </table:table-cell>
          <table:table-cell table:formula="of:=[.$G$2]*[.C2]" office:value-type="float" office:value="-2" calcext:value-type="float">
            <text:p>-2.000000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$F$2]" office:value-type="float" office:value="0.02" calcext:value-type="float">
            <text:p>0.02</text:p>
          </table:table-cell>
          <table:table-cell table:formula="of:=EXP(-2*[.B3])" office:value-type="float" office:value="0.960789439152323" calcext:value-type="float">
            <text:p>0.960789</text:p>
          </table:table-cell>
          <table:table-cell table:formula="of:=[.$G$2]*[.C3]" office:value-type="float" office:value="-1.92157887830465" calcext:value-type="float">
            <text:p>-1.9215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[.$F$2]" office:value-type="float" office:value="0.04" calcext:value-type="float">
            <text:p>0.04</text:p>
          </table:table-cell>
          <table:table-cell table:formula="of:=[.C2]+2*[.$F$2]*[.D3]" office:value-type="float" office:value="0.923136844867814" calcext:value-type="float">
            <text:p>0.923137</text:p>
          </table:table-cell>
          <table:table-cell table:formula="of:=[.$G$2]*[.C4]" office:value-type="float" office:value="-1.84627368973563" calcext:value-type="float">
            <text:p>-1.84627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[.$F$2]" office:value-type="float" office:value="0.06" calcext:value-type="float">
            <text:p>0.06</text:p>
          </table:table-cell>
          <table:table-cell table:formula="of:=[.C3]+2*[.$F$2]*[.D4]" office:value-type="float" office:value="0.886938491562898" calcext:value-type="float">
            <text:p>0.886938</text:p>
          </table:table-cell>
          <table:table-cell table:formula="of:=[.$G$2]*[.C5]" office:value-type="float" office:value="-1.7738769831258" calcext:value-type="float">
            <text:p>-1.77387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[.$F$2]" office:value-type="float" office:value="0.08" calcext:value-type="float">
            <text:p>0.08</text:p>
          </table:table-cell>
          <table:table-cell table:formula="of:=[.C4]+2*[.$F$2]*[.D5]" office:value-type="float" office:value="0.852181765542782" calcext:value-type="float">
            <text:p>0.852182</text:p>
          </table:table-cell>
          <table:table-cell table:formula="of:=[.$G$2]*[.C6]" office:value-type="float" office:value="-1.70436353108556" calcext:value-type="float">
            <text:p>-1.70436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[.$F$2]" office:value-type="float" office:value="0.1" calcext:value-type="float">
            <text:p>0.1</text:p>
          </table:table-cell>
          <table:table-cell table:formula="of:=[.C5]+2*[.$F$2]*[.D6]" office:value-type="float" office:value="0.818763950319475" calcext:value-type="float">
            <text:p>0.818764</text:p>
          </table:table-cell>
          <table:table-cell table:formula="of:=[.$G$2]*[.C7]" office:value-type="float" office:value="-1.63752790063895" calcext:value-type="float">
            <text:p>-1.63752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[.$F$2]" office:value-type="float" office:value="0.12" calcext:value-type="float">
            <text:p>0.12</text:p>
          </table:table-cell>
          <table:table-cell table:formula="of:=[.C6]+2*[.$F$2]*[.D7]" office:value-type="float" office:value="0.786680649517224" calcext:value-type="float">
            <text:p>0.786681</text:p>
          </table:table-cell>
          <table:table-cell table:formula="of:=[.$G$2]*[.C8]" office:value-type="float" office:value="-1.57336129903445" calcext:value-type="float">
            <text:p>-1.57336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[.$F$2]" office:value-type="float" office:value="0.14" calcext:value-type="float">
            <text:p>0.14</text:p>
          </table:table-cell>
          <table:table-cell table:formula="of:=[.C7]+2*[.$F$2]*[.D8]" office:value-type="float" office:value="0.755829498358098" calcext:value-type="float">
            <text:p>0.755829</text:p>
          </table:table-cell>
          <table:table-cell table:formula="of:=[.$G$2]*[.C9]" office:value-type="float" office:value="-1.5116589967162" calcext:value-type="float">
            <text:p>-1.5116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[.$F$2]" office:value-type="float" office:value="0.16" calcext:value-type="float">
            <text:p>0.16</text:p>
          </table:table-cell>
          <table:table-cell table:formula="of:=[.C8]+2*[.$F$2]*[.D9]" office:value-type="float" office:value="0.726214289648576" calcext:value-type="float">
            <text:p>0.726214</text:p>
          </table:table-cell>
          <table:table-cell table:formula="of:=[.$G$2]*[.C10]" office:value-type="float" office:value="-1.45242857929715" calcext:value-type="float">
            <text:p>-1.4524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[.$F$2]" office:value-type="float" office:value="0.18" calcext:value-type="float">
            <text:p>0.18</text:p>
          </table:table-cell>
          <table:table-cell table:formula="of:=[.C9]+2*[.$F$2]*[.D10]" office:value-type="float" office:value="0.697732355186211" calcext:value-type="float">
            <text:p>0.697732</text:p>
          </table:table-cell>
          <table:table-cell table:formula="of:=[.$G$2]*[.C11]" office:value-type="float" office:value="-1.39546471037242" calcext:value-type="float">
            <text:p>-1.39546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$F$2]" office:value-type="float" office:value="0.2" calcext:value-type="float">
            <text:p>0.2</text:p>
          </table:table-cell>
          <table:table-cell table:formula="of:=[.C10]+2*[.$F$2]*[.D11]" office:value-type="float" office:value="0.670395701233679" calcext:value-type="float">
            <text:p>0.670396</text:p>
          </table:table-cell>
          <table:table-cell table:formula="of:=[.$G$2]*[.C12]" office:value-type="float" office:value="-1.34079140246736" calcext:value-type="float">
            <text:p>-1.34079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[.$F$2]" office:value-type="float" office:value="0.22" calcext:value-type="float">
            <text:p>0.22</text:p>
          </table:table-cell>
          <table:table-cell table:formula="of:=[.C11]+2*[.$F$2]*[.D12]" office:value-type="float" office:value="0.644100699087517" calcext:value-type="float">
            <text:p>0.644101</text:p>
          </table:table-cell>
          <table:table-cell table:formula="of:=[.$G$2]*[.C13]" office:value-type="float" office:value="-1.28820139817503" calcext:value-type="float">
            <text:p>-1.28820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[.$F$2]" office:value-type="float" office:value="0.24" calcext:value-type="float">
            <text:p>0.24</text:p>
          </table:table-cell>
          <table:table-cell table:formula="of:=[.C12]+2*[.$F$2]*[.D13]" office:value-type="float" office:value="0.618867645306678" calcext:value-type="float">
            <text:p>0.618868</text:p>
          </table:table-cell>
          <table:table-cell table:formula="of:=[.$G$2]*[.C14]" office:value-type="float" office:value="-1.23773529061336" calcext:value-type="float">
            <text:p>-1.2377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[.$F$2]" office:value-type="float" office:value="0.26" calcext:value-type="float">
            <text:p>0.26</text:p>
          </table:table-cell>
          <table:table-cell table:formula="of:=[.C13]+2*[.$F$2]*[.D14]" office:value-type="float" office:value="0.594591287462983" calcext:value-type="float">
            <text:p>0.594591</text:p>
          </table:table-cell>
          <table:table-cell table:formula="of:=[.$G$2]*[.C15]" office:value-type="float" office:value="-1.18918257492597" calcext:value-type="float">
            <text:p>-1.18918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[.$F$2]" office:value-type="float" office:value="0.28" calcext:value-type="float">
            <text:p>0.28</text:p>
          </table:table-cell>
          <table:table-cell table:formula="of:=[.C14]+2*[.$F$2]*[.D15]" office:value-type="float" office:value="0.571300342309639" calcext:value-type="float">
            <text:p>0.571300</text:p>
          </table:table-cell>
          <table:table-cell table:formula="of:=[.$G$2]*[.C16]" office:value-type="float" office:value="-1.14260068461928" calcext:value-type="float">
            <text:p>-1.14260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[.$F$2]" office:value-type="float" office:value="0.3" calcext:value-type="float">
            <text:p>0.3</text:p>
          </table:table-cell>
          <table:table-cell table:formula="of:=[.C15]+2*[.$F$2]*[.D16]" office:value-type="float" office:value="0.548887260078212" calcext:value-type="float">
            <text:p>0.548887</text:p>
          </table:table-cell>
          <table:table-cell table:formula="of:=[.$G$2]*[.C17]" office:value-type="float" office:value="-1.09777452015642" calcext:value-type="float">
            <text:p>-1.09777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[.$F$2]" office:value-type="float" office:value="0.32" calcext:value-type="float">
            <text:p>0.32</text:p>
          </table:table-cell>
          <table:table-cell table:formula="of:=[.C16]+2*[.$F$2]*[.D17]" office:value-type="float" office:value="0.527389361503383" calcext:value-type="float">
            <text:p>0.527389</text:p>
          </table:table-cell>
          <table:table-cell table:formula="of:=[.$G$2]*[.C18]" office:value-type="float" office:value="-1.05477872300677" calcext:value-type="float">
            <text:p>-1.05477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[.$F$2]" office:value-type="float" office:value="0.34" calcext:value-type="float">
            <text:p>0.34</text:p>
          </table:table-cell>
          <table:table-cell table:formula="of:=[.C17]+2*[.$F$2]*[.D18]" office:value-type="float" office:value="0.506696111157941" calcext:value-type="float">
            <text:p>0.506696</text:p>
          </table:table-cell>
          <table:table-cell table:formula="of:=[.$G$2]*[.C19]" office:value-type="float" office:value="-1.01339222231588" calcext:value-type="float">
            <text:p>-1.01339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[.$F$2]" office:value-type="float" office:value="0.36" calcext:value-type="float">
            <text:p>0.36</text:p>
          </table:table-cell>
          <table:table-cell table:formula="of:=[.C18]+2*[.$F$2]*[.D19]" office:value-type="float" office:value="0.486853672610747" calcext:value-type="float">
            <text:p>0.486854</text:p>
          </table:table-cell>
          <table:table-cell table:formula="of:=[.$G$2]*[.C20]" office:value-type="float" office:value="-0.973707345221495" calcext:value-type="float">
            <text:p>-0.97370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[.$F$2]" office:value-type="float" office:value="0.38" calcext:value-type="float">
            <text:p>0.38</text:p>
          </table:table-cell>
          <table:table-cell table:formula="of:=[.C19]+2*[.$F$2]*[.D20]" office:value-type="float" office:value="0.467747817349081" calcext:value-type="float">
            <text:p>0.467748</text:p>
          </table:table-cell>
          <table:table-cell table:formula="of:=[.$G$2]*[.C21]" office:value-type="float" office:value="-0.935495634698162" calcext:value-type="float">
            <text:p>-0.93549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[.$F$2]" office:value-type="float" office:value="0.4" calcext:value-type="float">
            <text:p>0.4</text:p>
          </table:table-cell>
          <table:table-cell table:formula="of:=[.C20]+2*[.$F$2]*[.D21]" office:value-type="float" office:value="0.449433847222821" calcext:value-type="float">
            <text:p>0.449434</text:p>
          </table:table-cell>
          <table:table-cell table:formula="of:=[.$G$2]*[.C22]" office:value-type="float" office:value="-0.898867694445642" calcext:value-type="float">
            <text:p>-0.8988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[.$F$2]" office:value-type="float" office:value="0.42" calcext:value-type="float">
            <text:p>0.42</text:p>
          </table:table-cell>
          <table:table-cell table:formula="of:=[.C21]+2*[.$F$2]*[.D22]" office:value-type="float" office:value="0.431793109571256" calcext:value-type="float">
            <text:p>0.431793</text:p>
          </table:table-cell>
          <table:table-cell table:formula="of:=[.$G$2]*[.C23]" office:value-type="float" office:value="-0.863586219142511" calcext:value-type="float">
            <text:p>-0.86358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[.$F$2]" office:value-type="float" office:value="0.44" calcext:value-type="float">
            <text:p>0.44</text:p>
          </table:table-cell>
          <table:table-cell table:formula="of:=[.C22]+2*[.$F$2]*[.D23]" office:value-type="float" office:value="0.41489039845712" calcext:value-type="float">
            <text:p>0.414890</text:p>
          </table:table-cell>
          <table:table-cell table:formula="of:=[.$G$2]*[.C24]" office:value-type="float" office:value="-0.829780796914241" calcext:value-type="float">
            <text:p>-0.8297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[.$F$2]" office:value-type="float" office:value="0.46" calcext:value-type="float">
            <text:p>0.46</text:p>
          </table:table-cell>
          <table:table-cell table:formula="of:=[.C23]+2*[.$F$2]*[.D24]" office:value-type="float" office:value="0.398601877694686" calcext:value-type="float">
            <text:p>0.398602</text:p>
          </table:table-cell>
          <table:table-cell table:formula="of:=[.$G$2]*[.C25]" office:value-type="float" office:value="-0.797203755389372" calcext:value-type="float">
            <text:p>-0.79720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[.$F$2]" office:value-type="float" office:value="0.48" calcext:value-type="float">
            <text:p>0.48</text:p>
          </table:table-cell>
          <table:table-cell table:formula="of:=[.C24]+2*[.$F$2]*[.D25]" office:value-type="float" office:value="0.383002248241545" calcext:value-type="float">
            <text:p>0.383002</text:p>
          </table:table-cell>
          <table:table-cell table:formula="of:=[.$G$2]*[.C26]" office:value-type="float" office:value="-0.766004496483091" calcext:value-type="float">
            <text:p>-0.76600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[.$F$2]" office:value-type="float" office:value="0.5" calcext:value-type="float">
            <text:p>0.5</text:p>
          </table:table-cell>
          <table:table-cell table:formula="of:=[.C25]+2*[.$F$2]*[.D26]" office:value-type="float" office:value="0.367961697835362" calcext:value-type="float">
            <text:p>0.367962</text:p>
          </table:table-cell>
          <table:table-cell table:formula="of:=[.$G$2]*[.C27]" office:value-type="float" office:value="-0.735923395670725" calcext:value-type="float">
            <text:p>-0.73592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[.$F$2]" office:value-type="float" office:value="0.52" calcext:value-type="float">
            <text:p>0.52</text:p>
          </table:table-cell>
          <table:table-cell table:formula="of:=[.C26]+2*[.$F$2]*[.D27]" office:value-type="float" office:value="0.353565312414716" calcext:value-type="float">
            <text:p>0.353565</text:p>
          </table:table-cell>
          <table:table-cell table:formula="of:=[.$G$2]*[.C28]" office:value-type="float" office:value="-0.707130624829433" calcext:value-type="float">
            <text:p>-0.70713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[.$F$2]" office:value-type="float" office:value="0.54" calcext:value-type="float">
            <text:p>0.54</text:p>
          </table:table-cell>
          <table:table-cell table:formula="of:=[.C27]+2*[.$F$2]*[.D28]" office:value-type="float" office:value="0.339676472842185" calcext:value-type="float">
            <text:p>0.339676</text:p>
          </table:table-cell>
          <table:table-cell table:formula="of:=[.$G$2]*[.C29]" office:value-type="float" office:value="-0.67935294568437" calcext:value-type="float">
            <text:p>-0.67935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[.$F$2]" office:value-type="float" office:value="0.56" calcext:value-type="float">
            <text:p>0.56</text:p>
          </table:table-cell>
          <table:table-cell table:formula="of:=[.C28]+2*[.$F$2]*[.D29]" office:value-type="float" office:value="0.326391194587342" calcext:value-type="float">
            <text:p>0.326391</text:p>
          </table:table-cell>
          <table:table-cell table:formula="of:=[.$G$2]*[.C30]" office:value-type="float" office:value="-0.652782389174683" calcext:value-type="float">
            <text:p>-0.65278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[.$F$2]" office:value-type="float" office:value="0.58" calcext:value-type="float">
            <text:p>0.58</text:p>
          </table:table-cell>
          <table:table-cell table:formula="of:=[.C29]+2*[.$F$2]*[.D30]" office:value-type="float" office:value="0.313565177275198" calcext:value-type="float">
            <text:p>0.313565</text:p>
          </table:table-cell>
          <table:table-cell table:formula="of:=[.$G$2]*[.C31]" office:value-type="float" office:value="-0.627130354550395" calcext:value-type="float">
            <text:p>-0.6271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[.$F$2]" office:value-type="float" office:value="0.6" calcext:value-type="float">
            <text:p>0.6</text:p>
          </table:table-cell>
          <table:table-cell table:formula="of:=[.C30]+2*[.$F$2]*[.D31]" office:value-type="float" office:value="0.301305980405326" calcext:value-type="float">
            <text:p>0.301306</text:p>
          </table:table-cell>
          <table:table-cell table:formula="of:=[.$G$2]*[.C32]" office:value-type="float" office:value="-0.602611960810652" calcext:value-type="float">
            <text:p>-0.60261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[.$F$2]" office:value-type="float" office:value="0.62" calcext:value-type="float">
            <text:p>0.62</text:p>
          </table:table-cell>
          <table:table-cell table:formula="of:=[.C31]+2*[.$F$2]*[.D32]" office:value-type="float" office:value="0.289460698842772" calcext:value-type="float">
            <text:p>0.289461</text:p>
          </table:table-cell>
          <table:table-cell table:formula="of:=[.$G$2]*[.C33]" office:value-type="float" office:value="-0.578921397685543" calcext:value-type="float">
            <text:p>-0.57892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[.$F$2]" office:value-type="float" office:value="0.64" calcext:value-type="float">
            <text:p>0.64</text:p>
          </table:table-cell>
          <table:table-cell table:formula="of:=[.C32]+2*[.$F$2]*[.D33]" office:value-type="float" office:value="0.278149124497904" calcext:value-type="float">
            <text:p>0.278149</text:p>
          </table:table-cell>
          <table:table-cell table:formula="of:=[.$G$2]*[.C34]" office:value-type="float" office:value="-0.556298248995808" calcext:value-type="float">
            <text:p>-0.55629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[.$F$2]" office:value-type="float" office:value="0.66" calcext:value-type="float">
            <text:p>0.66</text:p>
          </table:table-cell>
          <table:table-cell table:formula="of:=[.C33]+2*[.$F$2]*[.D34]" office:value-type="float" office:value="0.267208768882939" calcext:value-type="float">
            <text:p>0.267209</text:p>
          </table:table-cell>
          <table:table-cell table:formula="of:=[.$G$2]*[.C35]" office:value-type="float" office:value="-0.534417537765878" calcext:value-type="float">
            <text:p>-0.53441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[.$F$2]" office:value-type="float" office:value="0.68" calcext:value-type="float">
            <text:p>0.68</text:p>
          </table:table-cell>
          <table:table-cell table:formula="of:=[.C34]+2*[.$F$2]*[.D35]" office:value-type="float" office:value="0.256772422987269" calcext:value-type="float">
            <text:p>0.256772</text:p>
          </table:table-cell>
          <table:table-cell table:formula="of:=[.$G$2]*[.C36]" office:value-type="float" office:value="-0.513544845974538" calcext:value-type="float">
            <text:p>-0.51354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[.$F$2]" office:value-type="float" office:value="0.7" calcext:value-type="float">
            <text:p>0.7</text:p>
          </table:table-cell>
          <table:table-cell table:formula="of:=[.C35]+2*[.$F$2]*[.D36]" office:value-type="float" office:value="0.246666975043958" calcext:value-type="float">
            <text:p>0.246667</text:p>
          </table:table-cell>
          <table:table-cell table:formula="of:=[.$G$2]*[.C37]" office:value-type="float" office:value="-0.493333950087915" calcext:value-type="float">
            <text:p>-0.49333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[.$F$2]" office:value-type="float" office:value="0.72" calcext:value-type="float">
            <text:p>0.72</text:p>
          </table:table-cell>
          <table:table-cell table:formula="of:=[.C36]+2*[.$F$2]*[.D37]" office:value-type="float" office:value="0.237039064983752" calcext:value-type="float">
            <text:p>0.237039</text:p>
          </table:table-cell>
          <table:table-cell table:formula="of:=[.$G$2]*[.C38]" office:value-type="float" office:value="-0.474078129967505" calcext:value-type="float">
            <text:p>-0.47407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[.$F$2]" office:value-type="float" office:value="0.74" calcext:value-type="float">
            <text:p>0.74</text:p>
          </table:table-cell>
          <table:table-cell table:formula="of:=[.C37]+2*[.$F$2]*[.D38]" office:value-type="float" office:value="0.227703849845257" calcext:value-type="float">
            <text:p>0.227704</text:p>
          </table:table-cell>
          <table:table-cell table:formula="of:=[.$G$2]*[.C39]" office:value-type="float" office:value="-0.455407699690515" calcext:value-type="float">
            <text:p>-0.45540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[.$F$2]" office:value-type="float" office:value="0.76" calcext:value-type="float">
            <text:p>0.76</text:p>
          </table:table-cell>
          <table:table-cell table:formula="of:=[.C38]+2*[.$F$2]*[.D39]" office:value-type="float" office:value="0.218822756996132" calcext:value-type="float">
            <text:p>0.218823</text:p>
          </table:table-cell>
          <table:table-cell table:formula="of:=[.$G$2]*[.C40]" office:value-type="float" office:value="-0.437645513992264" calcext:value-type="float">
            <text:p>-0.43764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[.$F$2]" office:value-type="float" office:value="0.78" calcext:value-type="float">
            <text:p>0.78</text:p>
          </table:table-cell>
          <table:table-cell table:formula="of:=[.C39]+2*[.$F$2]*[.D40]" office:value-type="float" office:value="0.210198029285567" calcext:value-type="float">
            <text:p>0.210198</text:p>
          </table:table-cell>
          <table:table-cell table:formula="of:=[.$G$2]*[.C41]" office:value-type="float" office:value="-0.420396058571134" calcext:value-type="float">
            <text:p>-0.42039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[.$F$2]" office:value-type="float" office:value="0.8" calcext:value-type="float">
            <text:p>0.8</text:p>
          </table:table-cell>
          <table:table-cell table:formula="of:=[.C40]+2*[.$F$2]*[.D41]" office:value-type="float" office:value="0.202006914653286" calcext:value-type="float">
            <text:p>0.202007</text:p>
          </table:table-cell>
          <table:table-cell table:formula="of:=[.$G$2]*[.C42]" office:value-type="float" office:value="-0.404013829306573" calcext:value-type="float">
            <text:p>-0.4040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[.$F$2]" office:value-type="float" office:value="0.82" calcext:value-type="float">
            <text:p>0.82</text:p>
          </table:table-cell>
          <table:table-cell table:formula="of:=[.C41]+2*[.$F$2]*[.D42]" office:value-type="float" office:value="0.194037476113304" calcext:value-type="float">
            <text:p>0.194037</text:p>
          </table:table-cell>
          <table:table-cell table:formula="of:=[.$G$2]*[.C43]" office:value-type="float" office:value="-0.388074952226608" calcext:value-type="float">
            <text:p>-0.3880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[.$F$2]" office:value-type="float" office:value="0.84" calcext:value-type="float">
            <text:p>0.84</text:p>
          </table:table-cell>
          <table:table-cell table:formula="of:=[.C42]+2*[.$F$2]*[.D43]" office:value-type="float" office:value="0.186483916564222" calcext:value-type="float">
            <text:p>0.186484</text:p>
          </table:table-cell>
          <table:table-cell table:formula="of:=[.$G$2]*[.C44]" office:value-type="float" office:value="-0.372967833128444" calcext:value-type="float">
            <text:p>-0.37296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[.$F$2]" office:value-type="float" office:value="0.86" calcext:value-type="float">
            <text:p>0.86</text:p>
          </table:table-cell>
          <table:table-cell table:formula="of:=[.C43]+2*[.$F$2]*[.D44]" office:value-type="float" office:value="0.179118762788166" calcext:value-type="float">
            <text:p>0.179119</text:p>
          </table:table-cell>
          <table:table-cell table:formula="of:=[.$G$2]*[.C45]" office:value-type="float" office:value="-0.358237525576332" calcext:value-type="float">
            <text:p>-0.35823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[.$F$2]" office:value-type="float" office:value="0.88" calcext:value-type="float">
            <text:p>0.88</text:p>
          </table:table-cell>
          <table:table-cell table:formula="of:=[.C44]+2*[.$F$2]*[.D45]" office:value-type="float" office:value="0.172154415541169" calcext:value-type="float">
            <text:p>0.172154</text:p>
          </table:table-cell>
          <table:table-cell table:formula="of:=[.$G$2]*[.C46]" office:value-type="float" office:value="-0.344308831082338" calcext:value-type="float">
            <text:p>-0.34430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[.$F$2]" office:value-type="float" office:value="0.9" calcext:value-type="float">
            <text:p>0.9</text:p>
          </table:table-cell>
          <table:table-cell table:formula="of:=[.C45]+2*[.$F$2]*[.D46]" office:value-type="float" office:value="0.165346409544873" calcext:value-type="float">
            <text:p>0.165346</text:p>
          </table:table-cell>
          <table:table-cell table:formula="of:=[.$G$2]*[.C47]" office:value-type="float" office:value="-0.330692819089745" calcext:value-type="float">
            <text:p>-0.33069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[.$F$2]" office:value-type="float" office:value="0.92" calcext:value-type="float">
            <text:p>0.92</text:p>
          </table:table-cell>
          <table:table-cell table:formula="of:=[.C46]+2*[.$F$2]*[.D47]" office:value-type="float" office:value="0.158926702777579" calcext:value-type="float">
            <text:p>0.158927</text:p>
          </table:table-cell>
          <table:table-cell table:formula="of:=[.$G$2]*[.C48]" office:value-type="float" office:value="-0.317853405555158" calcext:value-type="float">
            <text:p>-0.3178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[.$F$2]" office:value-type="float" office:value="0.94" calcext:value-type="float">
            <text:p>0.94</text:p>
          </table:table-cell>
          <table:table-cell table:formula="of:=[.C47]+2*[.$F$2]*[.D48]" office:value-type="float" office:value="0.152632273322666" calcext:value-type="float">
            <text:p>0.152632</text:p>
          </table:table-cell>
          <table:table-cell table:formula="of:=[.$G$2]*[.C49]" office:value-type="float" office:value="-0.305264546645333" calcext:value-type="float">
            <text:p>-0.30526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[.$F$2]" office:value-type="float" office:value="0.96" calcext:value-type="float">
            <text:p>0.96</text:p>
          </table:table-cell>
          <table:table-cell table:formula="of:=[.C48]+2*[.$F$2]*[.D49]" office:value-type="float" office:value="0.146716120911766" calcext:value-type="float">
            <text:p>0.146716</text:p>
          </table:table-cell>
          <table:table-cell table:formula="of:=[.$G$2]*[.C50]" office:value-type="float" office:value="-0.293432241823531" calcext:value-type="float">
            <text:p>-0.2934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[.$F$2]" office:value-type="float" office:value="0.98" calcext:value-type="float">
            <text:p>0.98</text:p>
          </table:table-cell>
          <table:table-cell table:formula="of:=[.C49]+2*[.$F$2]*[.D50]" office:value-type="float" office:value="0.140894983649725" calcext:value-type="float">
            <text:p>0.140895</text:p>
          </table:table-cell>
          <table:table-cell table:formula="of:=[.$G$2]*[.C51]" office:value-type="float" office:value="-0.28178996729945" calcext:value-type="float">
            <text:p>-0.28179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[.$F$2]" office:value-type="float" office:value="1" calcext:value-type="float">
            <text:p>1</text:p>
          </table:table-cell>
          <table:table-cell table:formula="of:=[.C50]+2*[.$F$2]*[.D51]" office:value-type="float" office:value="0.135444522219788" calcext:value-type="float">
            <text:p>0.135445</text:p>
          </table:table-cell>
          <table:table-cell table:formula="of:=[.$G$2]*[.C52]" office:value-type="float" office:value="-0.270889044439575" calcext:value-type="float">
            <text:p>-0.27088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[.$F$2]" office:value-type="float" office:value="1.02" calcext:value-type="float">
            <text:p>1.02</text:p>
          </table:table-cell>
          <table:table-cell table:formula="of:=[.C51]+2*[.$F$2]*[.D52]" office:value-type="float" office:value="0.130059421872142" calcext:value-type="float">
            <text:p>0.130059</text:p>
          </table:table-cell>
          <table:table-cell table:formula="of:=[.$G$2]*[.C53]" office:value-type="float" office:value="-0.260118843744284" calcext:value-type="float">
            <text:p>-0.26011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[.$F$2]" office:value-type="float" office:value="1.04" calcext:value-type="float">
            <text:p>1.04</text:p>
          </table:table-cell>
          <table:table-cell table:formula="of:=[.C52]+2*[.$F$2]*[.D53]" office:value-type="float" office:value="0.125039768470016" calcext:value-type="float">
            <text:p>0.125040</text:p>
          </table:table-cell>
          <table:table-cell table:formula="of:=[.$G$2]*[.C54]" office:value-type="float" office:value="-0.250079536940033" calcext:value-type="float">
            <text:p>-0.25008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[.$F$2]" office:value-type="float" office:value="1.06" calcext:value-type="float">
            <text:p>1.06</text:p>
          </table:table-cell>
          <table:table-cell table:formula="of:=[.C53]+2*[.$F$2]*[.D54]" office:value-type="float" office:value="0.120056240394541" calcext:value-type="float">
            <text:p>0.120056</text:p>
          </table:table-cell>
          <table:table-cell table:formula="of:=[.$G$2]*[.C55]" office:value-type="float" office:value="-0.240112480789082" calcext:value-type="float">
            <text:p>-0.24011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[.$F$2]" office:value-type="float" office:value="1.08" calcext:value-type="float">
            <text:p>1.08</text:p>
          </table:table-cell>
          <table:table-cell table:formula="of:=[.C54]+2*[.$F$2]*[.D55]" office:value-type="float" office:value="0.115435269238453" calcext:value-type="float">
            <text:p>0.115435</text:p>
          </table:table-cell>
          <table:table-cell table:formula="of:=[.$G$2]*[.C56]" office:value-type="float" office:value="-0.230870538476906" calcext:value-type="float">
            <text:p>-0.23087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[.$F$2]" office:value-type="float" office:value="1.1" calcext:value-type="float">
            <text:p>1.1</text:p>
          </table:table-cell>
          <table:table-cell table:formula="of:=[.C55]+2*[.$F$2]*[.D56]" office:value-type="float" office:value="0.110821418855465" calcext:value-type="float">
            <text:p>0.110821</text:p>
          </table:table-cell>
          <table:table-cell table:formula="of:=[.$G$2]*[.C57]" office:value-type="float" office:value="-0.221642837710929" calcext:value-type="float">
            <text:p>-0.22164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[.$F$2]" office:value-type="float" office:value="1.12" calcext:value-type="float">
            <text:p>1.12</text:p>
          </table:table-cell>
          <table:table-cell table:formula="of:=[.C56]+2*[.$F$2]*[.D57]" office:value-type="float" office:value="0.106569555730016" calcext:value-type="float">
            <text:p>0.106570</text:p>
          </table:table-cell>
          <table:table-cell table:formula="of:=[.$G$2]*[.C58]" office:value-type="float" office:value="-0.213139111460032" calcext:value-type="float">
            <text:p>-0.21313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[.$F$2]" office:value-type="float" office:value="1.14" calcext:value-type="float">
            <text:p>1.14</text:p>
          </table:table-cell>
          <table:table-cell table:formula="of:=[.C57]+2*[.$F$2]*[.D58]" office:value-type="float" office:value="0.102295854397063" calcext:value-type="float">
            <text:p>0.102296</text:p>
          </table:table-cell>
          <table:table-cell table:formula="of:=[.$G$2]*[.C59]" office:value-type="float" office:value="-0.204591708794127" calcext:value-type="float">
            <text:p>-0.20459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[.$F$2]" office:value-type="float" office:value="1.16" calcext:value-type="float">
            <text:p>1.16</text:p>
          </table:table-cell>
          <table:table-cell table:formula="of:=[.C58]+2*[.$F$2]*[.D59]" office:value-type="float" office:value="0.0983858873782508" calcext:value-type="float">
            <text:p>0.098386</text:p>
          </table:table-cell>
          <table:table-cell table:formula="of:=[.$G$2]*[.C60]" office:value-type="float" office:value="-0.196771774756502" calcext:value-type="float">
            <text:p>-0.19677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[.$F$2]" office:value-type="float" office:value="1.18" calcext:value-type="float">
            <text:p>1.18</text:p>
          </table:table-cell>
          <table:table-cell table:formula="of:=[.C59]+2*[.$F$2]*[.D60]" office:value-type="float" office:value="0.0944249834068032" calcext:value-type="float">
            <text:p>0.094425</text:p>
          </table:table-cell>
          <table:table-cell table:formula="of:=[.$G$2]*[.C61]" office:value-type="float" office:value="-0.188849966813606" calcext:value-type="float">
            <text:p>-0.18885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[.$F$2]" office:value-type="float" office:value="1.2" calcext:value-type="float">
            <text:p>1.2</text:p>
          </table:table-cell>
          <table:table-cell table:formula="of:=[.C60]+2*[.$F$2]*[.D61]" office:value-type="float" office:value="0.0908318887057066" calcext:value-type="float">
            <text:p>0.090832</text:p>
          </table:table-cell>
          <table:table-cell table:formula="of:=[.$G$2]*[.C62]" office:value-type="float" office:value="-0.181663777411413" calcext:value-type="float">
            <text:p>-0.18166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[.$F$2]" office:value-type="float" office:value="1.22" calcext:value-type="float">
            <text:p>1.22</text:p>
          </table:table-cell>
          <table:table-cell table:formula="of:=[.C61]+2*[.$F$2]*[.D62]" office:value-type="float" office:value="0.0871584323103467" calcext:value-type="float">
            <text:p>0.087158</text:p>
          </table:table-cell>
          <table:table-cell table:formula="of:=[.$G$2]*[.C63]" office:value-type="float" office:value="-0.174316864620693" calcext:value-type="float">
            <text:p>-0.17431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[.$F$2]" office:value-type="float" office:value="1.24" calcext:value-type="float">
            <text:p>1.24</text:p>
          </table:table-cell>
          <table:table-cell table:formula="of:=[.C62]+2*[.$F$2]*[.D63]" office:value-type="float" office:value="0.0838592141208788" calcext:value-type="float">
            <text:p>0.083859</text:p>
          </table:table-cell>
          <table:table-cell table:formula="of:=[.$G$2]*[.C64]" office:value-type="float" office:value="-0.167718428241758" calcext:value-type="float">
            <text:p>-0.16771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[.$F$2]" office:value-type="float" office:value="1.26" calcext:value-type="float">
            <text:p>1.26</text:p>
          </table:table-cell>
          <table:table-cell table:formula="of:=[.C63]+2*[.$F$2]*[.D64]" office:value-type="float" office:value="0.0804496951806764" calcext:value-type="float">
            <text:p>0.080450</text:p>
          </table:table-cell>
          <table:table-cell table:formula="of:=[.$G$2]*[.C65]" office:value-type="float" office:value="-0.160899390361353" calcext:value-type="float">
            <text:p>-0.16089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[.$F$2]" office:value-type="float" office:value="1.28" calcext:value-type="float">
            <text:p>1.28</text:p>
          </table:table-cell>
          <table:table-cell table:formula="of:=[.C64]+2*[.$F$2]*[.D65]" office:value-type="float" office:value="0.0774232385064247" calcext:value-type="float">
            <text:p>0.077423</text:p>
          </table:table-cell>
          <table:table-cell table:formula="of:=[.$G$2]*[.C66]" office:value-type="float" office:value="-0.154846477012849" calcext:value-type="float">
            <text:p>-0.15484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[.$F$2]" office:value-type="float" office:value="1.3" calcext:value-type="float">
            <text:p>1.3</text:p>
          </table:table-cell>
          <table:table-cell table:formula="of:=[.C65]+2*[.$F$2]*[.D66]" office:value-type="float" office:value="0.0742558361001624" calcext:value-type="float">
            <text:p>0.074256</text:p>
          </table:table-cell>
          <table:table-cell table:formula="of:=[.$G$2]*[.C67]" office:value-type="float" office:value="-0.148511672200325" calcext:value-type="float">
            <text:p>-0.14851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[.$F$2]" office:value-type="float" office:value="1.32" calcext:value-type="float">
            <text:p>1.32</text:p>
          </table:table-cell>
          <table:table-cell table:formula="of:=[.C66]+2*[.$F$2]*[.D67]" office:value-type="float" office:value="0.0714827716184117" calcext:value-type="float">
            <text:p>0.071483</text:p>
          </table:table-cell>
          <table:table-cell table:formula="of:=[.$G$2]*[.C68]" office:value-type="float" office:value="-0.142965543236823" calcext:value-type="float">
            <text:p>-0.1429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[.$F$2]" office:value-type="float" office:value="1.34" calcext:value-type="float">
            <text:p>1.34</text:p>
          </table:table-cell>
          <table:table-cell table:formula="of:=[.C67]+2*[.$F$2]*[.D68]" office:value-type="float" office:value="0.0685372143706895" calcext:value-type="float">
            <text:p>0.068537</text:p>
          </table:table-cell>
          <table:table-cell table:formula="of:=[.$G$2]*[.C69]" office:value-type="float" office:value="-0.137074428741379" calcext:value-type="float">
            <text:p>-0.13707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[.$F$2]" office:value-type="float" office:value="1.36" calcext:value-type="float">
            <text:p>1.36</text:p>
          </table:table-cell>
          <table:table-cell table:formula="of:=[.C68]+2*[.$F$2]*[.D69]" office:value-type="float" office:value="0.0659997944687566" calcext:value-type="float">
            <text:p>0.066000</text:p>
          </table:table-cell>
          <table:table-cell table:formula="of:=[.$G$2]*[.C70]" office:value-type="float" office:value="-0.131999588937513" calcext:value-type="float">
            <text:p>-0.13200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[.$F$2]" office:value-type="float" office:value="1.38" calcext:value-type="float">
            <text:p>1.38</text:p>
          </table:table-cell>
          <table:table-cell table:formula="of:=[.C69]+2*[.$F$2]*[.D70]" office:value-type="float" office:value="0.063257230813189" calcext:value-type="float">
            <text:p>0.063257</text:p>
          </table:table-cell>
          <table:table-cell table:formula="of:=[.$G$2]*[.C71]" office:value-type="float" office:value="-0.126514461626378" calcext:value-type="float">
            <text:p>-0.12651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[.$F$2]" office:value-type="float" office:value="1.4" calcext:value-type="float">
            <text:p>1.4</text:p>
          </table:table-cell>
          <table:table-cell table:formula="of:=[.C70]+2*[.$F$2]*[.D71]" office:value-type="float" office:value="0.0609392160037014" calcext:value-type="float">
            <text:p>0.060939</text:p>
          </table:table-cell>
          <table:table-cell table:formula="of:=[.$G$2]*[.C72]" office:value-type="float" office:value="-0.121878432007403" calcext:value-type="float">
            <text:p>-0.12187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[.$F$2]" office:value-type="float" office:value="1.42" calcext:value-type="float">
            <text:p>1.42</text:p>
          </table:table-cell>
          <table:table-cell table:formula="of:=[.C71]+2*[.$F$2]*[.D72]" office:value-type="float" office:value="0.0583820935328928" calcext:value-type="float">
            <text:p>0.058382</text:p>
          </table:table-cell>
          <table:table-cell table:formula="of:=[.$G$2]*[.C73]" office:value-type="float" office:value="-0.116764187065786" calcext:value-type="float">
            <text:p>-0.11676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[.$F$2]" office:value-type="float" office:value="1.44" calcext:value-type="float">
            <text:p>1.44</text:p>
          </table:table-cell>
          <table:table-cell table:formula="of:=[.C72]+2*[.$F$2]*[.D73]" office:value-type="float" office:value="0.05626864852107" calcext:value-type="float">
            <text:p>0.056269</text:p>
          </table:table-cell>
          <table:table-cell table:formula="of:=[.$G$2]*[.C74]" office:value-type="float" office:value="-0.11253729704214" calcext:value-type="float">
            <text:p>-0.11253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[.$F$2]" office:value-type="float" office:value="1.46" calcext:value-type="float">
            <text:p>1.46</text:p>
          </table:table-cell>
          <table:table-cell table:formula="of:=[.C73]+2*[.$F$2]*[.D74]" office:value-type="float" office:value="0.0538806016512072" calcext:value-type="float">
            <text:p>0.053881</text:p>
          </table:table-cell>
          <table:table-cell table:formula="of:=[.$G$2]*[.C75]" office:value-type="float" office:value="-0.107761203302414" calcext:value-type="float">
            <text:p>-0.10776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[.$F$2]" office:value-type="float" office:value="1.48" calcext:value-type="float">
            <text:p>1.48</text:p>
          </table:table-cell>
          <table:table-cell table:formula="of:=[.C74]+2*[.$F$2]*[.D75]" office:value-type="float" office:value="0.0519582003889734" calcext:value-type="float">
            <text:p>0.051958</text:p>
          </table:table-cell>
          <table:table-cell table:formula="of:=[.$G$2]*[.C76]" office:value-type="float" office:value="-0.103916400777947" calcext:value-type="float">
            <text:p>-0.10391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[.$F$2]" office:value-type="float" office:value="1.5" calcext:value-type="float">
            <text:p>1.5</text:p>
          </table:table-cell>
          <table:table-cell table:formula="of:=[.C75]+2*[.$F$2]*[.D76]" office:value-type="float" office:value="0.0497239456200894" calcext:value-type="float">
            <text:p>0.049724</text:p>
          </table:table-cell>
          <table:table-cell table:formula="of:=[.$G$2]*[.C77]" office:value-type="float" office:value="-0.0994478912401787" calcext:value-type="float">
            <text:p>-0.09944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[.$F$2]" office:value-type="float" office:value="1.52" calcext:value-type="float">
            <text:p>1.52</text:p>
          </table:table-cell>
          <table:table-cell table:formula="of:=[.C76]+2*[.$F$2]*[.D77]" office:value-type="float" office:value="0.0479802847393663" calcext:value-type="float">
            <text:p>0.047980</text:p>
          </table:table-cell>
          <table:table-cell table:formula="of:=[.$G$2]*[.C78]" office:value-type="float" office:value="-0.0959605694787326" calcext:value-type="float">
            <text:p>-0.09596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[.$F$2]" office:value-type="float" office:value="1.54" calcext:value-type="float">
            <text:p>1.54</text:p>
          </table:table-cell>
          <table:table-cell table:formula="of:=[.C77]+2*[.$F$2]*[.D78]" office:value-type="float" office:value="0.0458855228409401" calcext:value-type="float">
            <text:p>0.045886</text:p>
          </table:table-cell>
          <table:table-cell table:formula="of:=[.$G$2]*[.C79]" office:value-type="float" office:value="-0.0917710456818801" calcext:value-type="float">
            <text:p>-0.09177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[.$F$2]" office:value-type="float" office:value="1.56" calcext:value-type="float">
            <text:p>1.56</text:p>
          </table:table-cell>
          <table:table-cell table:formula="of:=[.C78]+2*[.$F$2]*[.D79]" office:value-type="float" office:value="0.0443094429120911" calcext:value-type="float">
            <text:p>0.044309</text:p>
          </table:table-cell>
          <table:table-cell table:formula="of:=[.$G$2]*[.C80]" office:value-type="float" office:value="-0.0886188858241822" calcext:value-type="float">
            <text:p>-0.08861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[.$F$2]" office:value-type="float" office:value="1.58" calcext:value-type="float">
            <text:p>1.58</text:p>
          </table:table-cell>
          <table:table-cell table:formula="of:=[.C79]+2*[.$F$2]*[.D80]" office:value-type="float" office:value="0.0423407674079728" calcext:value-type="float">
            <text:p>0.042341</text:p>
          </table:table-cell>
          <table:table-cell table:formula="of:=[.$G$2]*[.C81]" office:value-type="float" office:value="-0.0846815348159456" calcext:value-type="float">
            <text:p>-0.08468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[.$F$2]" office:value-type="float" office:value="1.6" calcext:value-type="float">
            <text:p>1.6</text:p>
          </table:table-cell>
          <table:table-cell table:formula="of:=[.C80]+2*[.$F$2]*[.D81]" office:value-type="float" office:value="0.0409221815194533" calcext:value-type="float">
            <text:p>0.040922</text:p>
          </table:table-cell>
          <table:table-cell table:formula="of:=[.$G$2]*[.C82]" office:value-type="float" office:value="-0.0818443630389065" calcext:value-type="float">
            <text:p>-0.08184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[.$F$2]" office:value-type="float" office:value="1.62" calcext:value-type="float">
            <text:p>1.62</text:p>
          </table:table-cell>
          <table:table-cell table:formula="of:=[.C81]+2*[.$F$2]*[.D82]" office:value-type="float" office:value="0.0390669928864165" calcext:value-type="float">
            <text:p>0.039067</text:p>
          </table:table-cell>
          <table:table-cell table:formula="of:=[.$G$2]*[.C83]" office:value-type="float" office:value="-0.078133985772833" calcext:value-type="float">
            <text:p>-0.07813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[.$F$2]" office:value-type="float" office:value="1.64" calcext:value-type="float">
            <text:p>1.64</text:p>
          </table:table-cell>
          <table:table-cell table:formula="of:=[.C82]+2*[.$F$2]*[.D83]" office:value-type="float" office:value="0.0377968220885399" calcext:value-type="float">
            <text:p>0.037797</text:p>
          </table:table-cell>
          <table:table-cell table:formula="of:=[.$G$2]*[.C84]" office:value-type="float" office:value="-0.0755936441770799" calcext:value-type="float">
            <text:p>-0.07559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[.$F$2]" office:value-type="float" office:value="1.66" calcext:value-type="float">
            <text:p>1.66</text:p>
          </table:table-cell>
          <table:table-cell table:formula="of:=[.C83]+2*[.$F$2]*[.D84]" office:value-type="float" office:value="0.0360432471193333" calcext:value-type="float">
            <text:p>0.036043</text:p>
          </table:table-cell>
          <table:table-cell table:formula="of:=[.$G$2]*[.C85]" office:value-type="float" office:value="-0.0720864942386666" calcext:value-type="float">
            <text:p>-0.07208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[.$F$2]" office:value-type="float" office:value="1.68" calcext:value-type="float">
            <text:p>1.68</text:p>
          </table:table-cell>
          <table:table-cell table:formula="of:=[.C84]+2*[.$F$2]*[.D85]" office:value-type="float" office:value="0.0349133623189933" calcext:value-type="float">
            <text:p>0.034913</text:p>
          </table:table-cell>
          <table:table-cell table:formula="of:=[.$G$2]*[.C86]" office:value-type="float" office:value="-0.0698267246379865" calcext:value-type="float">
            <text:p>-0.06982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[.$F$2]" office:value-type="float" office:value="1.7" calcext:value-type="float">
            <text:p>1.7</text:p>
          </table:table-cell>
          <table:table-cell table:formula="of:=[.C85]+2*[.$F$2]*[.D86]" office:value-type="float" office:value="0.0332501781338139" calcext:value-type="float">
            <text:p>0.033250</text:p>
          </table:table-cell>
          <table:table-cell table:formula="of:=[.$G$2]*[.C87]" office:value-type="float" office:value="-0.0665003562676277" calcext:value-type="float">
            <text:p>-0.06650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[.$F$2]" office:value-type="float" office:value="1.72" calcext:value-type="float">
            <text:p>1.72</text:p>
          </table:table-cell>
          <table:table-cell table:formula="of:=[.C86]+2*[.$F$2]*[.D87]" office:value-type="float" office:value="0.0322533480682882" calcext:value-type="float">
            <text:p>0.032253</text:p>
          </table:table-cell>
          <table:table-cell table:formula="of:=[.$G$2]*[.C88]" office:value-type="float" office:value="-0.0645066961365763" calcext:value-type="float">
            <text:p>-0.06450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*[.$F$2]" office:value-type="float" office:value="1.74" calcext:value-type="float">
            <text:p>1.74</text:p>
          </table:table-cell>
          <table:table-cell table:formula="of:=[.C87]+2*[.$F$2]*[.D88]" office:value-type="float" office:value="0.0306699102883508" calcext:value-type="float">
            <text:p>0.030670</text:p>
          </table:table-cell>
          <table:table-cell table:formula="of:=[.$G$2]*[.C89]" office:value-type="float" office:value="-0.0613398205767016" calcext:value-type="float">
            <text:p>-0.06134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*[.$F$2]" office:value-type="float" office:value="1.76" calcext:value-type="float">
            <text:p>1.76</text:p>
          </table:table-cell>
          <table:table-cell table:formula="of:=[.C88]+2*[.$F$2]*[.D89]" office:value-type="float" office:value="0.0297997552452201" calcext:value-type="float">
            <text:p>0.029800</text:p>
          </table:table-cell>
          <table:table-cell table:formula="of:=[.$G$2]*[.C90]" office:value-type="float" office:value="-0.0595995104904402" calcext:value-type="float">
            <text:p>-0.05960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*[.$F$2]" office:value-type="float" office:value="1.78" calcext:value-type="float">
            <text:p>1.78</text:p>
          </table:table-cell>
          <table:table-cell table:formula="of:=[.C89]+2*[.$F$2]*[.D90]" office:value-type="float" office:value="0.0282859298687332" calcext:value-type="float">
            <text:p>0.028286</text:p>
          </table:table-cell>
          <table:table-cell table:formula="of:=[.$G$2]*[.C91]" office:value-type="float" office:value="-0.0565718597374664" calcext:value-type="float">
            <text:p>-0.05657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*[.$F$2]" office:value-type="float" office:value="1.8" calcext:value-type="float">
            <text:p>1.8</text:p>
          </table:table-cell>
          <table:table-cell table:formula="of:=[.C90]+2*[.$F$2]*[.D91]" office:value-type="float" office:value="0.0275368808557214" calcext:value-type="float">
            <text:p>0.027537</text:p>
          </table:table-cell>
          <table:table-cell table:formula="of:=[.$G$2]*[.C92]" office:value-type="float" office:value="-0.0550737617114429" calcext:value-type="float">
            <text:p>-0.05507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*[.$F$2]" office:value-type="float" office:value="1.82" calcext:value-type="float">
            <text:p>1.82</text:p>
          </table:table-cell>
          <table:table-cell table:formula="of:=[.C91]+2*[.$F$2]*[.D92]" office:value-type="float" office:value="0.0260829794002755" calcext:value-type="float">
            <text:p>0.026083</text:p>
          </table:table-cell>
          <table:table-cell table:formula="of:=[.$G$2]*[.C93]" office:value-type="float" office:value="-0.052165958800551" calcext:value-type="float">
            <text:p>-0.05216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*[.$F$2]" office:value-type="float" office:value="1.84" calcext:value-type="float">
            <text:p>1.84</text:p>
          </table:table-cell>
          <table:table-cell table:formula="of:=[.C92]+2*[.$F$2]*[.D93]" office:value-type="float" office:value="0.0254502425036994" calcext:value-type="float">
            <text:p>0.025450</text:p>
          </table:table-cell>
          <table:table-cell table:formula="of:=[.$G$2]*[.C94]" office:value-type="float" office:value="-0.0509004850073988" calcext:value-type="float">
            <text:p>-0.05090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*[.$F$2]" office:value-type="float" office:value="1.86" calcext:value-type="float">
            <text:p>1.86</text:p>
          </table:table-cell>
          <table:table-cell table:formula="of:=[.C93]+2*[.$F$2]*[.D94]" office:value-type="float" office:value="0.0240469599999795" calcext:value-type="float">
            <text:p>0.024047</text:p>
          </table:table-cell>
          <table:table-cell table:formula="of:=[.$G$2]*[.C95]" office:value-type="float" office:value="-0.0480939199999591" calcext:value-type="float">
            <text:p>-0.04809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*[.$F$2]" office:value-type="float" office:value="1.88" calcext:value-type="float">
            <text:p>1.88</text:p>
          </table:table-cell>
          <table:table-cell table:formula="of:=[.C94]+2*[.$F$2]*[.D95]" office:value-type="float" office:value="0.023526485703701" calcext:value-type="float">
            <text:p>0.023526</text:p>
          </table:table-cell>
          <table:table-cell table:formula="of:=[.$G$2]*[.C96]" office:value-type="float" office:value="-0.0470529714074021" calcext:value-type="float">
            <text:p>-0.04705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*[.$F$2]" office:value-type="float" office:value="1.9" calcext:value-type="float">
            <text:p>1.9</text:p>
          </table:table-cell>
          <table:table-cell table:formula="of:=[.C95]+2*[.$F$2]*[.D96]" office:value-type="float" office:value="0.0221648411436834" calcext:value-type="float">
            <text:p>0.022165</text:p>
          </table:table-cell>
          <table:table-cell table:formula="of:=[.$G$2]*[.C97]" office:value-type="float" office:value="-0.0443296822873669" calcext:value-type="float">
            <text:p>-0.04433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*[.$F$2]" office:value-type="float" office:value="1.92" calcext:value-type="float">
            <text:p>1.92</text:p>
          </table:table-cell>
          <table:table-cell table:formula="of:=[.C96]+2*[.$F$2]*[.D97]" office:value-type="float" office:value="0.0217532984122064" calcext:value-type="float">
            <text:p>0.021753</text:p>
          </table:table-cell>
          <table:table-cell table:formula="of:=[.$G$2]*[.C98]" office:value-type="float" office:value="-0.0435065968244127" calcext:value-type="float">
            <text:p>-0.04350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*[.$F$2]" office:value-type="float" office:value="1.94" calcext:value-type="float">
            <text:p>1.94</text:p>
          </table:table-cell>
          <table:table-cell table:formula="of:=[.C97]+2*[.$F$2]*[.D98]" office:value-type="float" office:value="0.0204245772707069" calcext:value-type="float">
            <text:p>0.020425</text:p>
          </table:table-cell>
          <table:table-cell table:formula="of:=[.$G$2]*[.C99]" office:value-type="float" office:value="-0.0408491545414139" calcext:value-type="float">
            <text:p>-0.04084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*[.$F$2]" office:value-type="float" office:value="1.96" calcext:value-type="float">
            <text:p>1.96</text:p>
          </table:table-cell>
          <table:table-cell table:formula="of:=[.C98]+2*[.$F$2]*[.D99]" office:value-type="float" office:value="0.0201193322305498" calcext:value-type="float">
            <text:p>0.020119</text:p>
          </table:table-cell>
          <table:table-cell table:formula="of:=[.$G$2]*[.C100]" office:value-type="float" office:value="-0.0402386644610996" calcext:value-type="float">
            <text:p>-0.04023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*[.$F$2]" office:value-type="float" office:value="1.98" calcext:value-type="float">
            <text:p>1.98</text:p>
          </table:table-cell>
          <table:table-cell table:formula="of:=[.C99]+2*[.$F$2]*[.D100]" office:value-type="float" office:value="0.018815030692263" calcext:value-type="float">
            <text:p>0.018815</text:p>
          </table:table-cell>
          <table:table-cell table:formula="of:=[.$G$2]*[.C101]" office:value-type="float" office:value="-0.0376300613845259" calcext:value-type="float">
            <text:p>-0.03763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*[.$F$2]" office:value-type="float" office:value="2" calcext:value-type="float">
            <text:p>2</text:p>
          </table:table-cell>
          <table:table-cell table:formula="of:=[.C100]+2*[.$F$2]*[.D101]" office:value-type="float" office:value="0.0186141297751688" calcext:value-type="float">
            <text:p>0.018614</text:p>
          </table:table-cell>
          <table:table-cell table:formula="of:=[.$G$2]*[.C102]" office:value-type="float" office:value="-0.0372282595503375" calcext:value-type="float">
            <text:p>-0.03722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*[.$F$2]" office:value-type="float" office:value="2.02" calcext:value-type="float">
            <text:p>2.02</text:p>
          </table:table-cell>
          <table:table-cell table:formula="of:=[.C101]+2*[.$F$2]*[.D102]" office:value-type="float" office:value="0.0173259003102494" calcext:value-type="float">
            <text:p>0.017326</text:p>
          </table:table-cell>
          <table:table-cell table:formula="of:=[.$G$2]*[.C103]" office:value-type="float" office:value="-0.0346518006204989" calcext:value-type="float">
            <text:p>-0.03465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*[.$F$2]" office:value-type="float" office:value="2.04" calcext:value-type="float">
            <text:p>2.04</text:p>
          </table:table-cell>
          <table:table-cell table:formula="of:=[.C102]+2*[.$F$2]*[.D103]" office:value-type="float" office:value="0.0172280577503488" calcext:value-type="float">
            <text:p>0.017228</text:p>
          </table:table-cell>
          <table:table-cell table:formula="of:=[.$G$2]*[.C104]" office:value-type="float" office:value="-0.0344561155006976" calcext:value-type="float">
            <text:p>-0.03445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*[.$F$2]" office:value-type="float" office:value="2.06" calcext:value-type="float">
            <text:p>2.06</text:p>
          </table:table-cell>
          <table:table-cell table:formula="of:=[.C103]+2*[.$F$2]*[.D104]" office:value-type="float" office:value="0.0159476556902215" calcext:value-type="float">
            <text:p>0.015948</text:p>
          </table:table-cell>
          <table:table-cell table:formula="of:=[.$G$2]*[.C105]" office:value-type="float" office:value="-0.0318953113804431" calcext:value-type="float">
            <text:p>-0.03189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*[.$F$2]" office:value-type="float" office:value="2.08" calcext:value-type="float">
            <text:p>2.08</text:p>
          </table:table-cell>
          <table:table-cell table:formula="of:=[.C104]+2*[.$F$2]*[.D105]" office:value-type="float" office:value="0.0159522452951311" calcext:value-type="float">
            <text:p>0.015952</text:p>
          </table:table-cell>
          <table:table-cell table:formula="of:=[.$G$2]*[.C106]" office:value-type="float" office:value="-0.0319044905902622" calcext:value-type="float">
            <text:p>-0.03190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*[.$F$2]" office:value-type="float" office:value="2.1" calcext:value-type="float">
            <text:p>2.1</text:p>
          </table:table-cell>
          <table:table-cell table:formula="of:=[.C105]+2*[.$F$2]*[.D106]" office:value-type="float" office:value="0.0146714760666111" calcext:value-type="float">
            <text:p>0.014671</text:p>
          </table:table-cell>
          <table:table-cell table:formula="of:=[.$G$2]*[.C107]" office:value-type="float" office:value="-0.0293429521332221" calcext:value-type="float">
            <text:p>-0.029343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*[.$F$2]" office:value-type="float" office:value="2.12" calcext:value-type="float">
            <text:p>2.12</text:p>
          </table:table-cell>
          <table:table-cell table:formula="of:=[.C106]+2*[.$F$2]*[.D107]" office:value-type="float" office:value="0.0147785272098022" calcext:value-type="float">
            <text:p>0.014779</text:p>
          </table:table-cell>
          <table:table-cell table:formula="of:=[.$G$2]*[.C108]" office:value-type="float" office:value="-0.0295570544196044" calcext:value-type="float">
            <text:p>-0.029557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*[.$F$2]" office:value-type="float" office:value="2.14" calcext:value-type="float">
            <text:p>2.14</text:p>
          </table:table-cell>
          <table:table-cell table:formula="of:=[.C107]+2*[.$F$2]*[.D108]" office:value-type="float" office:value="0.0134891938898269" calcext:value-type="float">
            <text:p>0.013489</text:p>
          </table:table-cell>
          <table:table-cell table:formula="of:=[.$G$2]*[.C109]" office:value-type="float" office:value="-0.0269783877796538" calcext:value-type="float">
            <text:p>-0.026978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*[.$F$2]" office:value-type="float" office:value="2.16" calcext:value-type="float">
            <text:p>2.16</text:p>
          </table:table-cell>
          <table:table-cell table:formula="of:=[.C108]+2*[.$F$2]*[.D109]" office:value-type="float" office:value="0.0136993916986161" calcext:value-type="float">
            <text:p>0.013699</text:p>
          </table:table-cell>
          <table:table-cell table:formula="of:=[.$G$2]*[.C110]" office:value-type="float" office:value="-0.0273987833972321" calcext:value-type="float">
            <text:p>-0.027399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*[.$F$2]" office:value-type="float" office:value="2.18" calcext:value-type="float">
            <text:p>2.18</text:p>
          </table:table-cell>
          <table:table-cell table:formula="of:=[.C109]+2*[.$F$2]*[.D110]" office:value-type="float" office:value="0.0123932425539376" calcext:value-type="float">
            <text:p>0.012393</text:p>
          </table:table-cell>
          <table:table-cell table:formula="of:=[.$G$2]*[.C111]" office:value-type="float" office:value="-0.0247864851078752" calcext:value-type="float">
            <text:p>-0.02478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*[.$F$2]" office:value-type="float" office:value="2.2" calcext:value-type="float">
            <text:p>2.2</text:p>
          </table:table-cell>
          <table:table-cell table:formula="of:=[.C110]+2*[.$F$2]*[.D111]" office:value-type="float" office:value="0.0127079322943011" calcext:value-type="float">
            <text:p>0.012708</text:p>
          </table:table-cell>
          <table:table-cell table:formula="of:=[.$G$2]*[.C112]" office:value-type="float" office:value="-0.0254158645886021" calcext:value-type="float">
            <text:p>-0.02541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*[.$F$2]" office:value-type="float" office:value="2.22" calcext:value-type="float">
            <text:p>2.22</text:p>
          </table:table-cell>
          <table:table-cell table:formula="of:=[.C111]+2*[.$F$2]*[.D112]" office:value-type="float" office:value="0.0113766079703935" calcext:value-type="float">
            <text:p>0.011377</text:p>
          </table:table-cell>
          <table:table-cell table:formula="of:=[.$G$2]*[.C113]" office:value-type="float" office:value="-0.022753215940787" calcext:value-type="float">
            <text:p>-0.02275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*[.$F$2]" office:value-type="float" office:value="2.24" calcext:value-type="float">
            <text:p>2.24</text:p>
          </table:table-cell>
          <table:table-cell table:formula="of:=[.C112]+2*[.$F$2]*[.D113]" office:value-type="float" office:value="0.0117978036566696" calcext:value-type="float">
            <text:p>0.011798</text:p>
          </table:table-cell>
          <table:table-cell table:formula="of:=[.$G$2]*[.C114]" office:value-type="float" office:value="-0.0235956073133391" calcext:value-type="float">
            <text:p>-0.02359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*[.$F$2]" office:value-type="float" office:value="2.26" calcext:value-type="float">
            <text:p>2.26</text:p>
          </table:table-cell>
          <table:table-cell table:formula="of:=[.C113]+2*[.$F$2]*[.D114]" office:value-type="float" office:value="0.0104327836778599" calcext:value-type="float">
            <text:p>0.010433</text:p>
          </table:table-cell>
          <table:table-cell table:formula="of:=[.$G$2]*[.C115]" office:value-type="float" office:value="-0.0208655673557199" calcext:value-type="float">
            <text:p>-0.02086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*[.$F$2]" office:value-type="float" office:value="2.28" calcext:value-type="float">
            <text:p>2.28</text:p>
          </table:table-cell>
          <table:table-cell table:formula="of:=[.C114]+2*[.$F$2]*[.D115]" office:value-type="float" office:value="0.0109631809624408" calcext:value-type="float">
            <text:p>0.010963</text:p>
          </table:table-cell>
          <table:table-cell table:formula="of:=[.$G$2]*[.C116]" office:value-type="float" office:value="-0.0219263619248815" calcext:value-type="float">
            <text:p>-0.021926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*[.$F$2]" office:value-type="float" office:value="2.3" calcext:value-type="float">
            <text:p>2.3</text:p>
          </table:table-cell>
          <table:table-cell table:formula="of:=[.C115]+2*[.$F$2]*[.D116]" office:value-type="float" office:value="0.00955572920086468" calcext:value-type="float">
            <text:p>0.009556</text:p>
          </table:table-cell>
          <table:table-cell table:formula="of:=[.$G$2]*[.C117]" office:value-type="float" office:value="-0.0191114584017294" calcext:value-type="float">
            <text:p>-0.01911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*[.$F$2]" office:value-type="float" office:value="2.32" calcext:value-type="float">
            <text:p>2.32</text:p>
          </table:table-cell>
          <table:table-cell table:formula="of:=[.C116]+2*[.$F$2]*[.D117]" office:value-type="float" office:value="0.0101987226263716" calcext:value-type="float">
            <text:p>0.010199</text:p>
          </table:table-cell>
          <table:table-cell table:formula="of:=[.$G$2]*[.C118]" office:value-type="float" office:value="-0.0203974452527432" calcext:value-type="float">
            <text:p>-0.020397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*[.$F$2]" office:value-type="float" office:value="2.34" calcext:value-type="float">
            <text:p>2.34</text:p>
          </table:table-cell>
          <table:table-cell table:formula="of:=[.C117]+2*[.$F$2]*[.D118]" office:value-type="float" office:value="0.00873983139075496" calcext:value-type="float">
            <text:p>0.008740</text:p>
          </table:table-cell>
          <table:table-cell table:formula="of:=[.$G$2]*[.C119]" office:value-type="float" office:value="-0.0174796627815099" calcext:value-type="float">
            <text:p>-0.01748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*[.$F$2]" office:value-type="float" office:value="2.36" calcext:value-type="float">
            <text:p>2.36</text:p>
          </table:table-cell>
          <table:table-cell table:formula="of:=[.C118]+2*[.$F$2]*[.D119]" office:value-type="float" office:value="0.0094995361151112" calcext:value-type="float">
            <text:p>0.009500</text:p>
          </table:table-cell>
          <table:table-cell table:formula="of:=[.$G$2]*[.C120]" office:value-type="float" office:value="-0.0189990722302224" calcext:value-type="float">
            <text:p>-0.01899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*[.$F$2]" office:value-type="float" office:value="2.38" calcext:value-type="float">
            <text:p>2.38</text:p>
          </table:table-cell>
          <table:table-cell table:formula="of:=[.C119]+2*[.$F$2]*[.D120]" office:value-type="float" office:value="0.00797986850154606" calcext:value-type="float">
            <text:p>0.007980</text:p>
          </table:table-cell>
          <table:table-cell table:formula="of:=[.$G$2]*[.C121]" office:value-type="float" office:value="-0.0159597370030921" calcext:value-type="float">
            <text:p>-0.01596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*[.$F$2]" office:value-type="float" office:value="2.4" calcext:value-type="float">
            <text:p>2.4</text:p>
          </table:table-cell>
          <table:table-cell table:formula="of:=[.C120]+2*[.$F$2]*[.D121]" office:value-type="float" office:value="0.00886114663498752" calcext:value-type="float">
            <text:p>0.008861</text:p>
          </table:table-cell>
          <table:table-cell table:formula="of:=[.$G$2]*[.C122]" office:value-type="float" office:value="-0.017722293269975" calcext:value-type="float">
            <text:p>-0.017722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*[.$F$2]" office:value-type="float" office:value="2.42" calcext:value-type="float">
            <text:p>2.42</text:p>
          </table:table-cell>
          <table:table-cell table:formula="of:=[.C121]+2*[.$F$2]*[.D122]" office:value-type="float" office:value="0.00727097677074706" calcext:value-type="float">
            <text:p>0.007271</text:p>
          </table:table-cell>
          <table:table-cell table:formula="of:=[.$G$2]*[.C123]" office:value-type="float" office:value="-0.0145419535414941" calcext:value-type="float">
            <text:p>-0.01454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*[.$F$2]" office:value-type="float" office:value="2.44" calcext:value-type="float">
            <text:p>2.44</text:p>
          </table:table-cell>
          <table:table-cell table:formula="of:=[.C122]+2*[.$F$2]*[.D123]" office:value-type="float" office:value="0.00827946849332775" calcext:value-type="float">
            <text:p>0.008279</text:p>
          </table:table-cell>
          <table:table-cell table:formula="of:=[.$G$2]*[.C124]" office:value-type="float" office:value="-0.0165589369866555" calcext:value-type="float">
            <text:p>-0.01655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*[.$F$2]" office:value-type="float" office:value="2.46" calcext:value-type="float">
            <text:p>2.46</text:p>
          </table:table-cell>
          <table:table-cell table:formula="of:=[.C123]+2*[.$F$2]*[.D124]" office:value-type="float" office:value="0.00660861929128084" calcext:value-type="float">
            <text:p>0.006609</text:p>
          </table:table-cell>
          <table:table-cell table:formula="of:=[.$G$2]*[.C125]" office:value-type="float" office:value="-0.0132172385825617" calcext:value-type="float">
            <text:p>-0.013217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*[.$F$2]" office:value-type="float" office:value="2.48" calcext:value-type="float">
            <text:p>2.48</text:p>
          </table:table-cell>
          <table:table-cell table:formula="of:=[.C124]+2*[.$F$2]*[.D125]" office:value-type="float" office:value="0.00775077895002529" calcext:value-type="float">
            <text:p>0.007751</text:p>
          </table:table-cell>
          <table:table-cell table:formula="of:=[.$G$2]*[.C126]" office:value-type="float" office:value="-0.0155015579000506" calcext:value-type="float">
            <text:p>-0.01550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*[.$F$2]" office:value-type="float" office:value="2.5" calcext:value-type="float">
            <text:p>2.5</text:p>
          </table:table-cell>
          <table:table-cell table:formula="of:=[.C125]+2*[.$F$2]*[.D126]" office:value-type="float" office:value="0.00598855697527882" calcext:value-type="float">
            <text:p>0.005989</text:p>
          </table:table-cell>
          <table:table-cell table:formula="of:=[.$G$2]*[.C127]" office:value-type="float" office:value="-0.0119771139505576" calcext:value-type="float">
            <text:p>-0.011977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*[.$F$2]" office:value-type="float" office:value="2.52" calcext:value-type="float">
            <text:p>2.52</text:p>
          </table:table-cell>
          <table:table-cell table:formula="of:=[.C126]+2*[.$F$2]*[.D127]" office:value-type="float" office:value="0.00727169439200298" calcext:value-type="float">
            <text:p>0.007272</text:p>
          </table:table-cell>
          <table:table-cell table:formula="of:=[.$G$2]*[.C128]" office:value-type="float" office:value="-0.014543388784006" calcext:value-type="float">
            <text:p>-0.014543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*[.$F$2]" office:value-type="float" office:value="2.54" calcext:value-type="float">
            <text:p>2.54</text:p>
          </table:table-cell>
          <table:table-cell table:formula="of:=[.C127]+2*[.$F$2]*[.D128]" office:value-type="float" office:value="0.00540682142391858" calcext:value-type="float">
            <text:p>0.005407</text:p>
          </table:table-cell>
          <table:table-cell table:formula="of:=[.$G$2]*[.C129]" office:value-type="float" office:value="-0.0108136428478372" calcext:value-type="float">
            <text:p>-0.01081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*[.$F$2]" office:value-type="float" office:value="2.56" calcext:value-type="float">
            <text:p>2.56</text:p>
          </table:table-cell>
          <table:table-cell table:formula="of:=[.C128]+2*[.$F$2]*[.D129]" office:value-type="float" office:value="0.0068391486780895" calcext:value-type="float">
            <text:p>0.006839</text:p>
          </table:table-cell>
          <table:table-cell table:formula="of:=[.$G$2]*[.C130]" office:value-type="float" office:value="-0.013678297356179" calcext:value-type="float">
            <text:p>-0.01367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*[.$F$2]" office:value-type="float" office:value="2.58" calcext:value-type="float">
            <text:p>2.58</text:p>
          </table:table-cell>
          <table:table-cell table:formula="of:=[.C129]+2*[.$F$2]*[.D130]" office:value-type="float" office:value="0.00485968952967142" calcext:value-type="float">
            <text:p>0.004860</text:p>
          </table:table-cell>
          <table:table-cell table:formula="of:=[.$G$2]*[.C131]" office:value-type="float" office:value="-0.00971937905934283" calcext:value-type="float">
            <text:p>-0.00971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*[.$F$2]" office:value-type="float" office:value="2.6" calcext:value-type="float">
            <text:p>2.6</text:p>
          </table:table-cell>
          <table:table-cell table:formula="of:=[.C130]+2*[.$F$2]*[.D131]" office:value-type="float" office:value="0.00645037351571578" calcext:value-type="float">
            <text:p>0.006450</text:p>
          </table:table-cell>
          <table:table-cell table:formula="of:=[.$G$2]*[.C132]" office:value-type="float" office:value="-0.0129007470314316" calcext:value-type="float">
            <text:p>-0.01290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*[.$F$2]" office:value-type="float" office:value="2.62" calcext:value-type="float">
            <text:p>2.62</text:p>
          </table:table-cell>
          <table:table-cell table:formula="of:=[.C131]+2*[.$F$2]*[.D132]" office:value-type="float" office:value="0.00434365964841415" calcext:value-type="float">
            <text:p>0.004344</text:p>
          </table:table-cell>
          <table:table-cell table:formula="of:=[.$G$2]*[.C133]" office:value-type="float" office:value="-0.00868731929682831" calcext:value-type="float">
            <text:p>-0.00868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*[.$F$2]" office:value-type="float" office:value="2.64" calcext:value-type="float">
            <text:p>2.64</text:p>
          </table:table-cell>
          <table:table-cell table:formula="of:=[.C132]+2*[.$F$2]*[.D133]" office:value-type="float" office:value="0.00610288074384265" calcext:value-type="float">
            <text:p>0.006103</text:p>
          </table:table-cell>
          <table:table-cell table:formula="of:=[.$G$2]*[.C134]" office:value-type="float" office:value="-0.0122057614876853" calcext:value-type="float">
            <text:p>-0.01220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*[.$F$2]" office:value-type="float" office:value="2.66" calcext:value-type="float">
            <text:p>2.66</text:p>
          </table:table-cell>
          <table:table-cell table:formula="of:=[.C133]+2*[.$F$2]*[.D134]" office:value-type="float" office:value="0.00385542918890674" calcext:value-type="float">
            <text:p>0.003855</text:p>
          </table:table-cell>
          <table:table-cell table:formula="of:=[.$G$2]*[.C135]" office:value-type="float" office:value="-0.00771085837781348" calcext:value-type="float">
            <text:p>-0.00771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*[.$F$2]" office:value-type="float" office:value="2.68" calcext:value-type="float">
            <text:p>2.68</text:p>
          </table:table-cell>
          <table:table-cell table:formula="of:=[.C134]+2*[.$F$2]*[.D135]" office:value-type="float" office:value="0.00579444640873011" calcext:value-type="float">
            <text:p>0.005794</text:p>
          </table:table-cell>
          <table:table-cell table:formula="of:=[.$G$2]*[.C136]" office:value-type="float" office:value="-0.0115888928174602" calcext:value-type="float">
            <text:p>-0.011589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*[.$F$2]" office:value-type="float" office:value="2.7" calcext:value-type="float">
            <text:p>2.7</text:p>
          </table:table-cell>
          <table:table-cell table:formula="of:=[.C135]+2*[.$F$2]*[.D136]" office:value-type="float" office:value="0.00339187347620833" calcext:value-type="float">
            <text:p>0.003392</text:p>
          </table:table-cell>
          <table:table-cell table:formula="of:=[.$G$2]*[.C137]" office:value-type="float" office:value="-0.00678374695241666" calcext:value-type="float">
            <text:p>-0.00678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*[.$F$2]" office:value-type="float" office:value="2.72" calcext:value-type="float">
            <text:p>2.72</text:p>
          </table:table-cell>
          <table:table-cell table:formula="of:=[.C136]+2*[.$F$2]*[.D137]" office:value-type="float" office:value="0.00552309653063344" calcext:value-type="float">
            <text:p>0.005523</text:p>
          </table:table-cell>
          <table:table-cell table:formula="of:=[.$G$2]*[.C138]" office:value-type="float" office:value="-0.0110461930612669" calcext:value-type="float">
            <text:p>-0.01104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*[.$F$2]" office:value-type="float" office:value="2.74" calcext:value-type="float">
            <text:p>2.74</text:p>
          </table:table-cell>
          <table:table-cell table:formula="of:=[.C137]+2*[.$F$2]*[.D138]" office:value-type="float" office:value="0.00295002575375766" calcext:value-type="float">
            <text:p>0.002950</text:p>
          </table:table-cell>
          <table:table-cell table:formula="of:=[.$G$2]*[.C139]" office:value-type="float" office:value="-0.00590005150751531" calcext:value-type="float">
            <text:p>-0.00590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*[.$F$2]" office:value-type="float" office:value="2.76" calcext:value-type="float">
            <text:p>2.76</text:p>
          </table:table-cell>
          <table:table-cell table:formula="of:=[.C138]+2*[.$F$2]*[.D139]" office:value-type="float" office:value="0.00528709447033283" calcext:value-type="float">
            <text:p>0.005287</text:p>
          </table:table-cell>
          <table:table-cell table:formula="of:=[.$G$2]*[.C140]" office:value-type="float" office:value="-0.0105741889406657" calcext:value-type="float">
            <text:p>-0.01057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*[.$F$2]" office:value-type="float" office:value="2.78" calcext:value-type="float">
            <text:p>2.78</text:p>
          </table:table-cell>
          <table:table-cell table:formula="of:=[.C139]+2*[.$F$2]*[.D140]" office:value-type="float" office:value="0.00252705819613103" calcext:value-type="float">
            <text:p>0.002527</text:p>
          </table:table-cell>
          <table:table-cell table:formula="of:=[.$G$2]*[.C141]" office:value-type="float" office:value="-0.00505411639226206" calcext:value-type="float">
            <text:p>-0.00505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*[.$F$2]" office:value-type="float" office:value="2.8" calcext:value-type="float">
            <text:p>2.8</text:p>
          </table:table-cell>
          <table:table-cell table:formula="of:=[.C140]+2*[.$F$2]*[.D141]" office:value-type="float" office:value="0.00508492981464235" calcext:value-type="float">
            <text:p>0.005085</text:p>
          </table:table-cell>
          <table:table-cell table:formula="of:=[.$G$2]*[.C142]" office:value-type="float" office:value="-0.0101698596292847" calcext:value-type="float">
            <text:p>-0.01017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*[.$F$2]" office:value-type="float" office:value="2.82" calcext:value-type="float">
            <text:p>2.82</text:p>
          </table:table-cell>
          <table:table-cell table:formula="of:=[.C141]+2*[.$F$2]*[.D142]" office:value-type="float" office:value="0.00212026381095964" calcext:value-type="float">
            <text:p>0.002120</text:p>
          </table:table-cell>
          <table:table-cell table:formula="of:=[.$G$2]*[.C143]" office:value-type="float" office:value="-0.00424052762191928" calcext:value-type="float">
            <text:p>-0.00424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*[.$F$2]" office:value-type="float" office:value="2.84" calcext:value-type="float">
            <text:p>2.84</text:p>
          </table:table-cell>
          <table:table-cell table:formula="of:=[.C142]+2*[.$F$2]*[.D143]" office:value-type="float" office:value="0.00491530870976558" calcext:value-type="float">
            <text:p>0.004915</text:p>
          </table:table-cell>
          <table:table-cell table:formula="of:=[.$G$2]*[.C144]" office:value-type="float" office:value="-0.00983061741953116" calcext:value-type="float">
            <text:p>-0.00983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*[.$F$2]" office:value-type="float" office:value="2.86" calcext:value-type="float">
            <text:p>2.86</text:p>
          </table:table-cell>
          <table:table-cell table:formula="of:=[.C143]+2*[.$F$2]*[.D144]" office:value-type="float" office:value="0.0017270391141784" calcext:value-type="float">
            <text:p>0.001727</text:p>
          </table:table-cell>
          <table:table-cell table:formula="of:=[.$G$2]*[.C145]" office:value-type="float" office:value="-0.00345407822835679" calcext:value-type="float">
            <text:p>-0.00345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*[.$F$2]" office:value-type="float" office:value="2.88" calcext:value-type="float">
            <text:p>2.88</text:p>
          </table:table-cell>
          <table:table-cell table:formula="of:=[.C144]+2*[.$F$2]*[.D145]" office:value-type="float" office:value="0.00477714558063131" calcext:value-type="float">
            <text:p>0.004777</text:p>
          </table:table-cell>
          <table:table-cell table:formula="of:=[.$G$2]*[.C146]" office:value-type="float" office:value="-0.00955429116126261" calcext:value-type="float">
            <text:p>-0.00955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*[.$F$2]" office:value-type="float" office:value="2.9" calcext:value-type="float">
            <text:p>2.9</text:p>
          </table:table-cell>
          <table:table-cell table:formula="of:=[.C145]+2*[.$F$2]*[.D146]" office:value-type="float" office:value="0.00134486746772789" calcext:value-type="float">
            <text:p>0.001345</text:p>
          </table:table-cell>
          <table:table-cell table:formula="of:=[.$G$2]*[.C147]" office:value-type="float" office:value="-0.00268973493545578" calcext:value-type="float">
            <text:p>-0.00269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*[.$F$2]" office:value-type="float" office:value="2.92" calcext:value-type="float">
            <text:p>2.92</text:p>
          </table:table-cell>
          <table:table-cell table:formula="of:=[.C146]+2*[.$F$2]*[.D147]" office:value-type="float" office:value="0.00466955618321308" calcext:value-type="float">
            <text:p>0.004670</text:p>
          </table:table-cell>
          <table:table-cell table:formula="of:=[.$G$2]*[.C148]" office:value-type="float" office:value="-0.00933911236642615" calcext:value-type="float">
            <text:p>-0.009339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*[.$F$2]" office:value-type="float" office:value="2.94" calcext:value-type="float">
            <text:p>2.94</text:p>
          </table:table-cell>
          <table:table-cell table:formula="of:=[.C147]+2*[.$F$2]*[.D148]" office:value-type="float" office:value="0.000971302973070845" calcext:value-type="float">
            <text:p>0.000971</text:p>
          </table:table-cell>
          <table:table-cell table:formula="of:=[.$G$2]*[.C149]" office:value-type="float" office:value="-0.00194260594614169" calcext:value-type="float">
            <text:p>-0.00194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*[.$F$2]" office:value-type="float" office:value="2.96" calcext:value-type="float">
            <text:p>2.96</text:p>
          </table:table-cell>
          <table:table-cell table:formula="of:=[.C148]+2*[.$F$2]*[.D149]" office:value-type="float" office:value="0.00459185194536741" calcext:value-type="float">
            <text:p>0.004592</text:p>
          </table:table-cell>
          <table:table-cell table:formula="of:=[.$G$2]*[.C150]" office:value-type="float" office:value="-0.00918370389073482" calcext:value-type="float">
            <text:p>-0.00918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*[.$F$2]" office:value-type="float" office:value="2.98" calcext:value-type="float">
            <text:p>2.98</text:p>
          </table:table-cell>
          <table:table-cell table:formula="of:=[.C149]+2*[.$F$2]*[.D150]" office:value-type="float" office:value="0.000603954817441452" calcext:value-type="float">
            <text:p>0.000604</text:p>
          </table:table-cell>
          <table:table-cell table:formula="of:=[.$G$2]*[.C151]" office:value-type="float" office:value="-0.0012079096348829" calcext:value-type="float">
            <text:p>-0.00120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*[.$F$2]" office:value-type="float" office:value="3" calcext:value-type="float">
            <text:p>3</text:p>
          </table:table-cell>
          <table:table-cell table:formula="of:=[.C150]+2*[.$F$2]*[.D151]" office:value-type="float" office:value="0.00454353555997209" calcext:value-type="float">
            <text:p>0.004544</text:p>
          </table:table-cell>
          <table:table-cell table:formula="of:=[.$G$2]*[.C152]" office:value-type="float" office:value="-0.00908707111994418" calcext:value-type="float">
            <text:p>-0.009087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*[.$F$2]" office:value-type="float" office:value="3.02" calcext:value-type="float">
            <text:p>3.02</text:p>
          </table:table-cell>
          <table:table-cell table:formula="of:=[.C151]+2*[.$F$2]*[.D152]" office:value-type="float" office:value="0.000240471972643685" calcext:value-type="float">
            <text:p>0.000240</text:p>
          </table:table-cell>
          <table:table-cell table:formula="of:=[.$G$2]*[.C153]" office:value-type="float" office:value="-0.00048094394528737" calcext:value-type="float">
            <text:p>-0.00048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*[.$F$2]" office:value-type="float" office:value="3.04" calcext:value-type="float">
            <text:p>3.04</text:p>
          </table:table-cell>
          <table:table-cell table:formula="of:=[.C152]+2*[.$F$2]*[.D153]" office:value-type="float" office:value="0.0045242978021606" calcext:value-type="float">
            <text:p>0.004524</text:p>
          </table:table-cell>
          <table:table-cell table:formula="of:=[.$G$2]*[.C154]" office:value-type="float" office:value="-0.00904859560432119" calcext:value-type="float">
            <text:p>-0.009049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*[.$F$2]" office:value-type="float" office:value="3.06" calcext:value-type="float">
            <text:p>3.06</text:p>
          </table:table-cell>
          <table:table-cell table:formula="of:=[.C153]+2*[.$F$2]*[.D154]" office:value-type="float" office:value="-0.000121471851529163" calcext:value-type="float">
            <text:p>-0.000121</text:p>
          </table:table-cell>
          <table:table-cell table:formula="of:=[.$G$2]*[.C155]" office:value-type="float" office:value="0.000242943703058326" calcext:value-type="float">
            <text:p>0.00024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*[.$F$2]" office:value-type="float" office:value="3.08" calcext:value-type="float">
            <text:p>3.08</text:p>
          </table:table-cell>
          <table:table-cell table:formula="of:=[.C154]+2*[.$F$2]*[.D155]" office:value-type="float" office:value="0.00453401555028293" calcext:value-type="float">
            <text:p>0.004534</text:p>
          </table:table-cell>
          <table:table-cell table:formula="of:=[.$G$2]*[.C156]" office:value-type="float" office:value="-0.00906803110056586" calcext:value-type="float">
            <text:p>-0.009068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*[.$F$2]" office:value-type="float" office:value="3.1" calcext:value-type="float">
            <text:p>3.1</text:p>
          </table:table-cell>
          <table:table-cell table:formula="of:=[.C155]+2*[.$F$2]*[.D156]" office:value-type="float" office:value="-0.000484193095551797" calcext:value-type="float">
            <text:p>-0.000484</text:p>
          </table:table-cell>
          <table:table-cell table:formula="of:=[.$G$2]*[.C157]" office:value-type="float" office:value="0.000968386191103595" calcext:value-type="float">
            <text:p>0.00096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*[.$F$2]" office:value-type="float" office:value="3.12" calcext:value-type="float">
            <text:p>3.12</text:p>
          </table:table-cell>
          <table:table-cell table:formula="of:=[.C156]+2*[.$F$2]*[.D157]" office:value-type="float" office:value="0.00457275099792707" calcext:value-type="float">
            <text:p>0.004573</text:p>
          </table:table-cell>
          <table:table-cell table:formula="of:=[.$G$2]*[.C158]" office:value-type="float" office:value="-0.00914550199585415" calcext:value-type="float">
            <text:p>-0.00914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*[.$F$2]" office:value-type="float" office:value="3.14" calcext:value-type="float">
            <text:p>3.14</text:p>
          </table:table-cell>
          <table:table-cell table:formula="of:=[.C157]+2*[.$F$2]*[.D158]" office:value-type="float" office:value="-0.000850013175385963" calcext:value-type="float">
            <text:p>-0.000850</text:p>
          </table:table-cell>
          <table:table-cell table:formula="of:=[.$G$2]*[.C159]" office:value-type="float" office:value="0.00170002635077193" calcext:value-type="float">
            <text:p>0.00170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*[.$F$2]" office:value-type="float" office:value="3.16" calcext:value-type="float">
            <text:p>3.16</text:p>
          </table:table-cell>
          <table:table-cell table:formula="of:=[.C158]+2*[.$F$2]*[.D159]" office:value-type="float" office:value="0.00464075205195795" calcext:value-type="float">
            <text:p>0.004641</text:p>
          </table:table-cell>
          <table:table-cell table:formula="of:=[.$G$2]*[.C160]" office:value-type="float" office:value="-0.0092815041039159" calcext:value-type="float">
            <text:p>-0.009282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*[.$F$2]" office:value-type="float" office:value="3.18" calcext:value-type="float">
            <text:p>3.18</text:p>
          </table:table-cell>
          <table:table-cell table:formula="of:=[.C159]+2*[.$F$2]*[.D160]" office:value-type="float" office:value="-0.0012212733395426" calcext:value-type="float">
            <text:p>-0.001221</text:p>
          </table:table-cell>
          <table:table-cell table:formula="of:=[.$G$2]*[.C161]" office:value-type="float" office:value="0.0024425466790852" calcext:value-type="float">
            <text:p>0.00244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*[.$F$2]" office:value-type="float" office:value="3.2" calcext:value-type="float">
            <text:p>3.2</text:p>
          </table:table-cell>
          <table:table-cell table:formula="of:=[.C160]+2*[.$F$2]*[.D161]" office:value-type="float" office:value="0.00473845391912136" calcext:value-type="float">
            <text:p>0.004738</text:p>
          </table:table-cell>
          <table:table-cell table:formula="of:=[.$G$2]*[.C162]" office:value-type="float" office:value="-0.00947690783824272" calcext:value-type="float">
            <text:p>-0.00947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*[.$F$2]" office:value-type="float" office:value="3.22" calcext:value-type="float">
            <text:p>3.22</text:p>
          </table:table-cell>
          <table:table-cell table:formula="of:=[.C161]+2*[.$F$2]*[.D162]" office:value-type="float" office:value="-0.00160034965307231" calcext:value-type="float">
            <text:p>-0.001600</text:p>
          </table:table-cell>
          <table:table-cell table:formula="of:=[.$G$2]*[.C163]" office:value-type="float" office:value="0.00320069930614462" calcext:value-type="float">
            <text:p>0.00320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*[.$F$2]" office:value-type="float" office:value="3.24" calcext:value-type="float">
            <text:p>3.24</text:p>
          </table:table-cell>
          <table:table-cell table:formula="of:=[.C162]+2*[.$F$2]*[.D163]" office:value-type="float" office:value="0.00486648189136715" calcext:value-type="float">
            <text:p>0.004866</text:p>
          </table:table-cell>
          <table:table-cell table:formula="of:=[.$G$2]*[.C164]" office:value-type="float" office:value="-0.00973296378273429" calcext:value-type="float">
            <text:p>-0.00973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*[.$F$2]" office:value-type="float" office:value="3.26" calcext:value-type="float">
            <text:p>3.26</text:p>
          </table:table-cell>
          <table:table-cell table:formula="of:=[.C163]+2*[.$F$2]*[.D164]" office:value-type="float" office:value="-0.00198966820438168" calcext:value-type="float">
            <text:p>-0.001990</text:p>
          </table:table-cell>
          <table:table-cell table:formula="of:=[.$G$2]*[.C165]" office:value-type="float" office:value="0.00397933640876336" calcext:value-type="float">
            <text:p>0.00397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*[.$F$2]" office:value-type="float" office:value="3.28" calcext:value-type="float">
            <text:p>3.28</text:p>
          </table:table-cell>
          <table:table-cell table:formula="of:=[.C164]+2*[.$F$2]*[.D165]" office:value-type="float" office:value="0.00502565534771768" calcext:value-type="float">
            <text:p>0.005026</text:p>
          </table:table-cell>
          <table:table-cell table:formula="of:=[.$G$2]*[.C166]" office:value-type="float" office:value="-0.0100513106954354" calcext:value-type="float">
            <text:p>-0.01005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*[.$F$2]" office:value-type="float" office:value="3.3" calcext:value-type="float">
            <text:p>3.3</text:p>
          </table:table-cell>
          <table:table-cell table:formula="of:=[.C165]+2*[.$F$2]*[.D166]" office:value-type="float" office:value="-0.00239172063219909" calcext:value-type="float">
            <text:p>-0.002392</text:p>
          </table:table-cell>
          <table:table-cell table:formula="of:=[.$G$2]*[.C167]" office:value-type="float" office:value="0.00478344126439819" calcext:value-type="float">
            <text:p>0.004783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*[.$F$2]" office:value-type="float" office:value="3.32" calcext:value-type="float">
            <text:p>3.32</text:p>
          </table:table-cell>
          <table:table-cell table:formula="of:=[.C166]+2*[.$F$2]*[.D167]" office:value-type="float" office:value="0.00521699299829361" calcext:value-type="float">
            <text:p>0.005217</text:p>
          </table:table-cell>
          <table:table-cell table:formula="of:=[.$G$2]*[.C168]" office:value-type="float" office:value="-0.0104339859965872" calcext:value-type="float">
            <text:p>-0.010434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*[.$F$2]" office:value-type="float" office:value="3.34" calcext:value-type="float">
            <text:p>3.34</text:p>
          </table:table-cell>
          <table:table-cell table:formula="of:=[.C167]+2*[.$F$2]*[.D168]" office:value-type="float" office:value="-0.00280908007206258" calcext:value-type="float">
            <text:p>-0.002809</text:p>
          </table:table-cell>
          <table:table-cell table:formula="of:=[.$G$2]*[.C169]" office:value-type="float" office:value="0.00561816014412517" calcext:value-type="float">
            <text:p>0.005618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*[.$F$2]" office:value-type="float" office:value="3.36" calcext:value-type="float">
            <text:p>3.36</text:p>
          </table:table-cell>
          <table:table-cell table:formula="of:=[.C168]+2*[.$F$2]*[.D169]" office:value-type="float" office:value="0.00544171940405861" calcext:value-type="float">
            <text:p>0.005442</text:p>
          </table:table-cell>
          <table:table-cell table:formula="of:=[.$G$2]*[.C170]" office:value-type="float" office:value="-0.0108834388081172" calcext:value-type="float">
            <text:p>-0.010883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*[.$F$2]" office:value-type="float" office:value="3.38" calcext:value-type="float">
            <text:p>3.38</text:p>
          </table:table-cell>
          <table:table-cell table:formula="of:=[.C169]+2*[.$F$2]*[.D170]" office:value-type="float" office:value="-0.00324441762438727" calcext:value-type="float">
            <text:p>-0.003244</text:p>
          </table:table-cell>
          <table:table-cell table:formula="of:=[.$G$2]*[.C171]" office:value-type="float" office:value="0.00648883524877454" calcext:value-type="float">
            <text:p>0.00648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*[.$F$2]" office:value-type="float" office:value="3.4" calcext:value-type="float">
            <text:p>3.4</text:p>
          </table:table-cell>
          <table:table-cell table:formula="of:=[.C170]+2*[.$F$2]*[.D171]" office:value-type="float" office:value="0.0057012728140096" calcext:value-type="float">
            <text:p>0.005701</text:p>
          </table:table-cell>
          <table:table-cell table:formula="of:=[.$G$2]*[.C172]" office:value-type="float" office:value="-0.0114025456280192" calcext:value-type="float">
            <text:p>-0.01140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*[.$F$2]" office:value-type="float" office:value="3.42" calcext:value-type="float">
            <text:p>3.42</text:p>
          </table:table-cell>
          <table:table-cell table:formula="of:=[.C171]+2*[.$F$2]*[.D172]" office:value-type="float" office:value="-0.00370051944950804" calcext:value-type="float">
            <text:p>-0.003701</text:p>
          </table:table-cell>
          <table:table-cell table:formula="of:=[.$G$2]*[.C173]" office:value-type="float" office:value="0.00740103889901608" calcext:value-type="float">
            <text:p>0.00740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*[.$F$2]" office:value-type="float" office:value="3.44" calcext:value-type="float">
            <text:p>3.44</text:p>
          </table:table-cell>
          <table:table-cell table:formula="of:=[.C172]+2*[.$F$2]*[.D173]" office:value-type="float" office:value="0.00599731436997024" calcext:value-type="float">
            <text:p>0.005997</text:p>
          </table:table-cell>
          <table:table-cell table:formula="of:=[.$G$2]*[.C174]" office:value-type="float" office:value="-0.0119946287399405" calcext:value-type="float">
            <text:p>-0.01199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*[.$F$2]" office:value-type="float" office:value="3.46" calcext:value-type="float">
            <text:p>3.46</text:p>
          </table:table-cell>
          <table:table-cell table:formula="of:=[.C173]+2*[.$F$2]*[.D174]" office:value-type="float" office:value="-0.00418030459910566" calcext:value-type="float">
            <text:p>-0.004180</text:p>
          </table:table-cell>
          <table:table-cell table:formula="of:=[.$G$2]*[.C175]" office:value-type="float" office:value="0.00836060919821132" calcext:value-type="float">
            <text:p>0.008361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*[.$F$2]" office:value-type="float" office:value="3.48" calcext:value-type="float">
            <text:p>3.48</text:p>
          </table:table-cell>
          <table:table-cell table:formula="of:=[.C174]+2*[.$F$2]*[.D175]" office:value-type="float" office:value="0.00633173873789869" calcext:value-type="float">
            <text:p>0.006332</text:p>
          </table:table-cell>
          <table:table-cell table:formula="of:=[.$G$2]*[.C176]" office:value-type="float" office:value="-0.0126634774757974" calcext:value-type="float">
            <text:p>-0.01266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*[.$F$2]" office:value-type="float" office:value="3.5" calcext:value-type="float">
            <text:p>3.5</text:p>
          </table:table-cell>
          <table:table-cell table:formula="of:=[.C175]+2*[.$F$2]*[.D176]" office:value-type="float" office:value="-0.00468684369813755" calcext:value-type="float">
            <text:p>-0.004687</text:p>
          </table:table-cell>
          <table:table-cell table:formula="of:=[.$G$2]*[.C177]" office:value-type="float" office:value="0.00937368739627511" calcext:value-type="float">
            <text:p>0.00937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*[.$F$2]" office:value-type="float" office:value="3.52" calcext:value-type="float">
            <text:p>3.52</text:p>
          </table:table-cell>
          <table:table-cell table:formula="of:=[.C176]+2*[.$F$2]*[.D177]" office:value-type="float" office:value="0.00670668623374969" calcext:value-type="float">
            <text:p>0.006707</text:p>
          </table:table-cell>
          <table:table-cell table:formula="of:=[.$G$2]*[.C178]" office:value-type="float" office:value="-0.0134133724674994" calcext:value-type="float">
            <text:p>-0.013413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*[.$F$2]" office:value-type="float" office:value="3.54" calcext:value-type="float">
            <text:p>3.54</text:p>
          </table:table-cell>
          <table:table-cell table:formula="of:=[.C177]+2*[.$F$2]*[.D178]" office:value-type="float" office:value="-0.00522337859683753" calcext:value-type="float">
            <text:p>-0.005223</text:p>
          </table:table-cell>
          <table:table-cell table:formula="of:=[.$G$2]*[.C179]" office:value-type="float" office:value="0.0104467571936751" calcext:value-type="float">
            <text:p>0.01044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*[.$F$2]" office:value-type="float" office:value="3.56" calcext:value-type="float">
            <text:p>3.56</text:p>
          </table:table-cell>
          <table:table-cell table:formula="of:=[.C178]+2*[.$F$2]*[.D179]" office:value-type="float" office:value="0.0071245565214967" calcext:value-type="float">
            <text:p>0.007125</text:p>
          </table:table-cell>
          <table:table-cell table:formula="of:=[.$G$2]*[.C180]" office:value-type="float" office:value="-0.0142491130429934" calcext:value-type="float">
            <text:p>-0.014249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*[.$F$2]" office:value-type="float" office:value="3.58" calcext:value-type="float">
            <text:p>3.58</text:p>
          </table:table-cell>
          <table:table-cell table:formula="of:=[.C179]+2*[.$F$2]*[.D180]" office:value-type="float" office:value="-0.00579334311855726" calcext:value-type="float">
            <text:p>-0.005793</text:p>
          </table:table-cell>
          <table:table-cell table:formula="of:=[.$G$2]*[.C181]" office:value-type="float" office:value="0.0115866862371145" calcext:value-type="float">
            <text:p>0.01158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*[.$F$2]" office:value-type="float" office:value="3.6" calcext:value-type="float">
            <text:p>3.6</text:p>
          </table:table-cell>
          <table:table-cell table:formula="of:=[.C180]+2*[.$F$2]*[.D181]" office:value-type="float" office:value="0.00758802397098128" calcext:value-type="float">
            <text:p>0.007588</text:p>
          </table:table-cell>
          <table:table-cell table:formula="of:=[.$G$2]*[.C182]" office:value-type="float" office:value="-0.0151760479419626" calcext:value-type="float">
            <text:p>-0.01517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*[.$F$2]" office:value-type="float" office:value="3.62" calcext:value-type="float">
            <text:p>3.62</text:p>
          </table:table-cell>
          <table:table-cell table:formula="of:=[.C181]+2*[.$F$2]*[.D182]" office:value-type="float" office:value="-0.00640038503623577" calcext:value-type="float">
            <text:p>-0.006400</text:p>
          </table:table-cell>
          <table:table-cell table:formula="of:=[.$G$2]*[.C183]" office:value-type="float" office:value="0.0128007700724715" calcext:value-type="float">
            <text:p>0.01280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*[.$F$2]" office:value-type="float" office:value="3.64" calcext:value-type="float">
            <text:p>3.64</text:p>
          </table:table-cell>
          <table:table-cell table:formula="of:=[.C182]+2*[.$F$2]*[.D183]" office:value-type="float" office:value="0.00810005477388014" calcext:value-type="float">
            <text:p>0.008100</text:p>
          </table:table-cell>
          <table:table-cell table:formula="of:=[.$G$2]*[.C184]" office:value-type="float" office:value="-0.0162001095477603" calcext:value-type="float">
            <text:p>-0.01620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*[.$F$2]" office:value-type="float" office:value="3.66" calcext:value-type="float">
            <text:p>3.66</text:p>
          </table:table-cell>
          <table:table-cell table:formula="of:=[.C183]+2*[.$F$2]*[.D184]" office:value-type="float" office:value="-0.00704838941814618" calcext:value-type="float">
            <text:p>-0.007048</text:p>
          </table:table-cell>
          <table:table-cell table:formula="of:=[.$G$2]*[.C185]" office:value-type="float" office:value="0.0140967788362924" calcext:value-type="float">
            <text:p>0.014097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*[.$F$2]" office:value-type="float" office:value="3.68" calcext:value-type="float">
            <text:p>3.68</text:p>
          </table:table-cell>
          <table:table-cell table:formula="of:=[.C184]+2*[.$F$2]*[.D185]" office:value-type="float" office:value="0.00866392592733183" calcext:value-type="float">
            <text:p>0.008664</text:p>
          </table:table-cell>
          <table:table-cell table:formula="of:=[.$G$2]*[.C186]" office:value-type="float" office:value="-0.0173278518546637" calcext:value-type="float">
            <text:p>-0.01732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*[.$F$2]" office:value-type="float" office:value="3.7" calcext:value-type="float">
            <text:p>3.7</text:p>
          </table:table-cell>
          <table:table-cell table:formula="of:=[.C185]+2*[.$F$2]*[.D186]" office:value-type="float" office:value="-0.00774150349233272" calcext:value-type="float">
            <text:p>-0.007742</text:p>
          </table:table-cell>
          <table:table-cell table:formula="of:=[.$G$2]*[.C187]" office:value-type="float" office:value="0.0154830069846655" calcext:value-type="float">
            <text:p>0.015483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*[.$F$2]" office:value-type="float" office:value="3.72" calcext:value-type="float">
            <text:p>3.72</text:p>
          </table:table-cell>
          <table:table-cell table:formula="of:=[.C186]+2*[.$F$2]*[.D187]" office:value-type="float" office:value="0.00928324620671845" calcext:value-type="float">
            <text:p>0.009283</text:p>
          </table:table-cell>
          <table:table-cell table:formula="of:=[.$G$2]*[.C188]" office:value-type="float" office:value="-0.0185664924134369" calcext:value-type="float">
            <text:p>-0.018566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*[.$F$2]" office:value-type="float" office:value="3.74" calcext:value-type="float">
            <text:p>3.74</text:p>
          </table:table-cell>
          <table:table-cell table:formula="of:=[.C187]+2*[.$F$2]*[.D188]" office:value-type="float" office:value="-0.0084841631888702" calcext:value-type="float">
            <text:p>-0.008484</text:p>
          </table:table-cell>
          <table:table-cell table:formula="of:=[.$G$2]*[.C189]" office:value-type="float" office:value="0.0169683263777404" calcext:value-type="float">
            <text:p>0.01696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*[.$F$2]" office:value-type="float" office:value="3.76" calcext:value-type="float">
            <text:p>3.76</text:p>
          </table:table-cell>
          <table:table-cell table:formula="of:=[.C188]+2*[.$F$2]*[.D189]" office:value-type="float" office:value="0.00996197926182807" calcext:value-type="float">
            <text:p>0.009962</text:p>
          </table:table-cell>
          <table:table-cell table:formula="of:=[.$G$2]*[.C190]" office:value-type="float" office:value="-0.0199239585236561" calcext:value-type="float">
            <text:p>-0.0199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*[.$F$2]" office:value-type="float" office:value="3.78" calcext:value-type="float">
            <text:p>3.78</text:p>
          </table:table-cell>
          <table:table-cell table:formula="of:=[.C189]+2*[.$F$2]*[.D190]" office:value-type="float" office:value="-0.00928112152981645" calcext:value-type="float">
            <text:p>-0.009281</text:p>
          </table:table-cell>
          <table:table-cell table:formula="of:=[.$G$2]*[.C191]" office:value-type="float" office:value="0.0185622430596329" calcext:value-type="float">
            <text:p>0.01856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*[.$F$2]" office:value-type="float" office:value="3.8" calcext:value-type="float">
            <text:p>3.8</text:p>
          </table:table-cell>
          <table:table-cell table:formula="of:=[.C190]+2*[.$F$2]*[.D191]" office:value-type="float" office:value="0.0107044689842134" calcext:value-type="float">
            <text:p>0.010704</text:p>
          </table:table-cell>
          <table:table-cell table:formula="of:=[.$G$2]*[.C192]" office:value-type="float" office:value="-0.0214089379684268" calcext:value-type="float">
            <text:p>-0.021409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*[.$F$2]" office:value-type="float" office:value="3.82" calcext:value-type="float">
            <text:p>3.82</text:p>
          </table:table-cell>
          <table:table-cell table:formula="of:=[.C191]+2*[.$F$2]*[.D192]" office:value-type="float" office:value="-0.0101374790485535" calcext:value-type="float">
            <text:p>-0.010137</text:p>
          </table:table-cell>
          <table:table-cell table:formula="of:=[.$G$2]*[.C193]" office:value-type="float" office:value="0.020274958097107" calcext:value-type="float">
            <text:p>0.02027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*[.$F$2]" office:value-type="float" office:value="3.84" calcext:value-type="float">
            <text:p>3.84</text:p>
          </table:table-cell>
          <table:table-cell table:formula="of:=[.C192]+2*[.$F$2]*[.D193]" office:value-type="float" office:value="0.0115154673080977" calcext:value-type="float">
            <text:p>0.011515</text:p>
          </table:table-cell>
          <table:table-cell table:formula="of:=[.$G$2]*[.C194]" office:value-type="float" office:value="-0.0230309346161953" calcext:value-type="float">
            <text:p>-0.02303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*[.$F$2]" office:value-type="float" office:value="3.86" calcext:value-type="float">
            <text:p>3.86</text:p>
          </table:table-cell>
          <table:table-cell table:formula="of:=[.C193]+2*[.$F$2]*[.D194]" office:value-type="float" office:value="-0.0110587164332013" calcext:value-type="float">
            <text:p>-0.011059</text:p>
          </table:table-cell>
          <table:table-cell table:formula="of:=[.$G$2]*[.C195]" office:value-type="float" office:value="0.0221174328664027" calcext:value-type="float">
            <text:p>0.022117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*[.$F$2]" office:value-type="float" office:value="3.88" calcext:value-type="float">
            <text:p>3.88</text:p>
          </table:table-cell>
          <table:table-cell table:formula="of:=[.C194]+2*[.$F$2]*[.D195]" office:value-type="float" office:value="0.0124001646227538" calcext:value-type="float">
            <text:p>0.012400</text:p>
          </table:table-cell>
          <table:table-cell table:formula="of:=[.$G$2]*[.C196]" office:value-type="float" office:value="-0.0248003292455075" calcext:value-type="float">
            <text:p>-0.02480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*[.$F$2]" office:value-type="float" office:value="3.9" calcext:value-type="float">
            <text:p>3.9</text:p>
          </table:table-cell>
          <table:table-cell table:formula="of:=[.C195]+2*[.$F$2]*[.D196]" office:value-type="float" office:value="-0.0120507296030216" calcext:value-type="float">
            <text:p>-0.012051</text:p>
          </table:table-cell>
          <table:table-cell table:formula="of:=[.$G$2]*[.C197]" office:value-type="float" office:value="0.0241014592060433" calcext:value-type="float">
            <text:p>0.02410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*[.$F$2]" office:value-type="float" office:value="3.92" calcext:value-type="float">
            <text:p>3.92</text:p>
          </table:table-cell>
          <table:table-cell table:formula="of:=[.C196]+2*[.$F$2]*[.D197]" office:value-type="float" office:value="0.0133642229909955" calcext:value-type="float">
            <text:p>0.013364</text:p>
          </table:table-cell>
          <table:table-cell table:formula="of:=[.$G$2]*[.C198]" office:value-type="float" office:value="-0.026728445981991" calcext:value-type="float">
            <text:p>-0.026728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*[.$F$2]" office:value-type="float" office:value="3.94" calcext:value-type="float">
            <text:p>3.94</text:p>
          </table:table-cell>
          <table:table-cell table:formula="of:=[.C197]+2*[.$F$2]*[.D198]" office:value-type="float" office:value="-0.0131198674423013" calcext:value-type="float">
            <text:p>-0.013120</text:p>
          </table:table-cell>
          <table:table-cell table:formula="of:=[.$G$2]*[.C199]" office:value-type="float" office:value="0.0262397348846025" calcext:value-type="float">
            <text:p>0.02624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*[.$F$2]" office:value-type="float" office:value="3.96" calcext:value-type="float">
            <text:p>3.96</text:p>
          </table:table-cell>
          <table:table-cell table:formula="of:=[.C198]+2*[.$F$2]*[.D199]" office:value-type="float" office:value="0.0144138123863796" calcext:value-type="float">
            <text:p>0.014414</text:p>
          </table:table-cell>
          <table:table-cell table:formula="of:=[.$G$2]*[.C200]" office:value-type="float" office:value="-0.0288276247727592" calcext:value-type="float">
            <text:p>-0.028828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*[.$F$2]" office:value-type="float" office:value="3.98" calcext:value-type="float">
            <text:p>3.98</text:p>
          </table:table-cell>
          <table:table-cell table:formula="of:=[.C199]+2*[.$F$2]*[.D200]" office:value-type="float" office:value="-0.0142729724332116" calcext:value-type="float">
            <text:p>-0.014273</text:p>
          </table:table-cell>
          <table:table-cell table:formula="of:=[.$G$2]*[.C201]" office:value-type="float" office:value="0.0285459448664233" calcext:value-type="float">
            <text:p>0.02854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*[.$F$2]" office:value-type="float" office:value="4" calcext:value-type="float">
            <text:p>4</text:p>
          </table:table-cell>
          <table:table-cell table:formula="of:=[.C200]+2*[.$F$2]*[.D201]" office:value-type="float" office:value="0.0155556501810365" calcext:value-type="float">
            <text:p>0.015556</text:p>
          </table:table-cell>
          <table:table-cell table:formula="of:=[.$G$2]*[.C202]" office:value-type="float" office:value="-0.0311113003620731" calcext:value-type="float">
            <text:p>-0.03111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*[.$F$2]" office:value-type="float" office:value="4.02" calcext:value-type="float">
            <text:p>4.02</text:p>
          </table:table-cell>
          <table:table-cell table:formula="of:=[.C201]+2*[.$F$2]*[.D202]" office:value-type="float" office:value="-0.0155174244476946" calcext:value-type="float">
            <text:p>-0.015517</text:p>
          </table:table-cell>
          <table:table-cell table:formula="of:=[.$G$2]*[.C203]" office:value-type="float" office:value="0.0310348488953891" calcext:value-type="float">
            <text:p>0.03103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*[.$F$2]" office:value-type="float" office:value="4.04" calcext:value-type="float">
            <text:p>4.04</text:p>
          </table:table-cell>
          <table:table-cell table:formula="of:=[.C202]+2*[.$F$2]*[.D203]" office:value-type="float" office:value="0.0167970441368521" calcext:value-type="float">
            <text:p>0.016797</text:p>
          </table:table-cell>
          <table:table-cell table:formula="of:=[.$G$2]*[.C204]" office:value-type="float" office:value="-0.0335940882737042" calcext:value-type="float">
            <text:p>-0.033594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*[.$F$2]" office:value-type="float" office:value="4.06" calcext:value-type="float">
            <text:p>4.06</text:p>
          </table:table-cell>
          <table:table-cell table:formula="of:=[.C203]+2*[.$F$2]*[.D204]" office:value-type="float" office:value="-0.0168611879786427" calcext:value-type="float">
            <text:p>-0.016861</text:p>
          </table:table-cell>
          <table:table-cell table:formula="of:=[.$G$2]*[.C205]" office:value-type="float" office:value="0.0337223759572855" calcext:value-type="float">
            <text:p>0.03372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*[.$F$2]" office:value-type="float" office:value="4.08" calcext:value-type="float">
            <text:p>4.08</text:p>
          </table:table-cell>
          <table:table-cell table:formula="of:=[.C204]+2*[.$F$2]*[.D205]" office:value-type="float" office:value="0.0181459391751435" calcext:value-type="float">
            <text:p>0.018146</text:p>
          </table:table-cell>
          <table:table-cell table:formula="of:=[.$G$2]*[.C206]" office:value-type="float" office:value="-0.036291878350287" calcext:value-type="float">
            <text:p>-0.036292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*[.$F$2]" office:value-type="float" office:value="4.1" calcext:value-type="float">
            <text:p>4.1</text:p>
          </table:table-cell>
          <table:table-cell table:formula="of:=[.C205]+2*[.$F$2]*[.D206]" office:value-type="float" office:value="-0.0183128631126542" calcext:value-type="float">
            <text:p>-0.018313</text:p>
          </table:table-cell>
          <table:table-cell table:formula="of:=[.$G$2]*[.C207]" office:value-type="float" office:value="0.0366257262253084" calcext:value-type="float">
            <text:p>0.03662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*[.$F$2]" office:value-type="float" office:value="4.12" calcext:value-type="float">
            <text:p>4.12</text:p>
          </table:table-cell>
          <table:table-cell table:formula="of:=[.C206]+2*[.$F$2]*[.D207]" office:value-type="float" office:value="0.0196109682241559" calcext:value-type="float">
            <text:p>0.019611</text:p>
          </table:table-cell>
          <table:table-cell table:formula="of:=[.$G$2]*[.C208]" office:value-type="float" office:value="-0.0392219364483117" calcext:value-type="float">
            <text:p>-0.039222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*[.$F$2]" office:value-type="float" office:value="4.14" calcext:value-type="float">
            <text:p>4.14</text:p>
          </table:table-cell>
          <table:table-cell table:formula="of:=[.C207]+2*[.$F$2]*[.D208]" office:value-type="float" office:value="-0.0198817405705867" calcext:value-type="float">
            <text:p>-0.019882</text:p>
          </table:table-cell>
          <table:table-cell table:formula="of:=[.$G$2]*[.C209]" office:value-type="float" office:value="0.0397634811411734" calcext:value-type="float">
            <text:p>0.039763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*[.$F$2]" office:value-type="float" office:value="4.16" calcext:value-type="float">
            <text:p>4.16</text:p>
          </table:table-cell>
          <table:table-cell table:formula="of:=[.C208]+2*[.$F$2]*[.D209]" office:value-type="float" office:value="0.0212015074698028" calcext:value-type="float">
            <text:p>0.021202</text:p>
          </table:table-cell>
          <table:table-cell table:formula="of:=[.$G$2]*[.C210]" office:value-type="float" office:value="-0.0424030149396056" calcext:value-type="float">
            <text:p>-0.042403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*[.$F$2]" office:value-type="float" office:value="4.18" calcext:value-type="float">
            <text:p>4.18</text:p>
          </table:table-cell>
          <table:table-cell table:formula="of:=[.C209]+2*[.$F$2]*[.D210]" office:value-type="float" office:value="-0.0215778611681709" calcext:value-type="float">
            <text:p>-0.021578</text:p>
          </table:table-cell>
          <table:table-cell table:formula="of:=[.$G$2]*[.C211]" office:value-type="float" office:value="0.0431557223363418" calcext:value-type="float">
            <text:p>0.043156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*[.$F$2]" office:value-type="float" office:value="4.2" calcext:value-type="float">
            <text:p>4.2</text:p>
          </table:table-cell>
          <table:table-cell table:formula="of:=[.C210]+2*[.$F$2]*[.D211]" office:value-type="float" office:value="0.0229277363632565" calcext:value-type="float">
            <text:p>0.022928</text:p>
          </table:table-cell>
          <table:table-cell table:formula="of:=[.$G$2]*[.C212]" office:value-type="float" office:value="-0.0458554727265129" calcext:value-type="float">
            <text:p>-0.045855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*[.$F$2]" office:value-type="float" office:value="4.22" calcext:value-type="float">
            <text:p>4.22</text:p>
          </table:table-cell>
          <table:table-cell table:formula="of:=[.C211]+2*[.$F$2]*[.D212]" office:value-type="float" office:value="-0.0234120800772314" calcext:value-type="float">
            <text:p>-0.023412</text:p>
          </table:table-cell>
          <table:table-cell table:formula="of:=[.$G$2]*[.C213]" office:value-type="float" office:value="0.0468241601544629" calcext:value-type="float">
            <text:p>0.04682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*[.$F$2]" office:value-type="float" office:value="4.24" calcext:value-type="float">
            <text:p>4.24</text:p>
          </table:table-cell>
          <table:table-cell table:formula="of:=[.C212]+2*[.$F$2]*[.D213]" office:value-type="float" office:value="0.024800702769435" calcext:value-type="float">
            <text:p>0.024801</text:p>
          </table:table-cell>
          <table:table-cell table:formula="of:=[.$G$2]*[.C214]" office:value-type="float" office:value="-0.04960140553887" calcext:value-type="float">
            <text:p>-0.04960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*[.$F$2]" office:value-type="float" office:value="4.26" calcext:value-type="float">
            <text:p>4.26</text:p>
          </table:table-cell>
          <table:table-cell table:formula="of:=[.C213]+2*[.$F$2]*[.D214]" office:value-type="float" office:value="-0.0253961362987862" calcext:value-type="float">
            <text:p>-0.025396</text:p>
          </table:table-cell>
          <table:table-cell table:formula="of:=[.$G$2]*[.C215]" office:value-type="float" office:value="0.0507922725975724" calcext:value-type="float">
            <text:p>0.05079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*[.$F$2]" office:value-type="float" office:value="4.28" calcext:value-type="float">
            <text:p>4.28</text:p>
          </table:table-cell>
          <table:table-cell table:formula="of:=[.C214]+2*[.$F$2]*[.D215]" office:value-type="float" office:value="0.0268323936733379" calcext:value-type="float">
            <text:p>0.026832</text:p>
          </table:table-cell>
          <table:table-cell table:formula="of:=[.$G$2]*[.C216]" office:value-type="float" office:value="-0.0536647873466757" calcext:value-type="float">
            <text:p>-0.05366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*[.$F$2]" office:value-type="float" office:value="4.3" calcext:value-type="float">
            <text:p>4.3</text:p>
          </table:table-cell>
          <table:table-cell table:formula="of:=[.C215]+2*[.$F$2]*[.D216]" office:value-type="float" office:value="-0.0275427277926532" calcext:value-type="float">
            <text:p>-0.027543</text:p>
          </table:table-cell>
          <table:table-cell table:formula="of:=[.$G$2]*[.C217]" office:value-type="float" office:value="0.0550854555853065" calcext:value-type="float">
            <text:p>0.05508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*[.$F$2]" office:value-type="float" office:value="4.32" calcext:value-type="float">
            <text:p>4.32</text:p>
          </table:table-cell>
          <table:table-cell table:formula="of:=[.C216]+2*[.$F$2]*[.D217]" office:value-type="float" office:value="0.0290358118967501" calcext:value-type="float">
            <text:p>0.029036</text:p>
          </table:table-cell>
          <table:table-cell table:formula="of:=[.$G$2]*[.C218]" office:value-type="float" office:value="-0.0580716237935003" calcext:value-type="float">
            <text:p>-0.058072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*[.$F$2]" office:value-type="float" office:value="4.34" calcext:value-type="float">
            <text:p>4.34</text:p>
          </table:table-cell>
          <table:table-cell table:formula="of:=[.C217]+2*[.$F$2]*[.D218]" office:value-type="float" office:value="-0.0298655927443933" calcext:value-type="float">
            <text:p>-0.029866</text:p>
          </table:table-cell>
          <table:table-cell table:formula="of:=[.$G$2]*[.C219]" office:value-type="float" office:value="0.0597311854887865" calcext:value-type="float">
            <text:p>0.05973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*[.$F$2]" office:value-type="float" office:value="4.36" calcext:value-type="float">
            <text:p>4.36</text:p>
          </table:table-cell>
          <table:table-cell table:formula="of:=[.C218]+2*[.$F$2]*[.D219]" office:value-type="float" office:value="0.0314250593163016" calcext:value-type="float">
            <text:p>0.031425</text:p>
          </table:table-cell>
          <table:table-cell table:formula="of:=[.$G$2]*[.C220]" office:value-type="float" office:value="-0.0628501186326032" calcext:value-type="float">
            <text:p>-0.06285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*[.$F$2]" office:value-type="float" office:value="4.38" calcext:value-type="float">
            <text:p>4.38</text:p>
          </table:table-cell>
          <table:table-cell table:formula="of:=[.C219]+2*[.$F$2]*[.D220]" office:value-type="float" office:value="-0.0323795974896974" calcext:value-type="float">
            <text:p>-0.032380</text:p>
          </table:table-cell>
          <table:table-cell table:formula="of:=[.$G$2]*[.C221]" office:value-type="float" office:value="0.0647591949793948" calcext:value-type="float">
            <text:p>0.06475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*[.$F$2]" office:value-type="float" office:value="4.4" calcext:value-type="float">
            <text:p>4.4</text:p>
          </table:table-cell>
          <table:table-cell table:formula="of:=[.C220]+2*[.$F$2]*[.D221]" office:value-type="float" office:value="0.0340154271154774" calcext:value-type="float">
            <text:p>0.034015</text:p>
          </table:table-cell>
          <table:table-cell table:formula="of:=[.$G$2]*[.C222]" office:value-type="float" office:value="-0.0680308542309548" calcext:value-type="float">
            <text:p>-0.06803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*[.$F$2]" office:value-type="float" office:value="4.42" calcext:value-type="float">
            <text:p>4.42</text:p>
          </table:table-cell>
          <table:table-cell table:formula="of:=[.C221]+2*[.$F$2]*[.D222]" office:value-type="float" office:value="-0.0351008316589356" calcext:value-type="float">
            <text:p>-0.035101</text:p>
          </table:table-cell>
          <table:table-cell table:formula="of:=[.$G$2]*[.C223]" office:value-type="float" office:value="0.0702016633178712" calcext:value-type="float">
            <text:p>0.070202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*[.$F$2]" office:value-type="float" office:value="4.44" calcext:value-type="float">
            <text:p>4.44</text:p>
          </table:table-cell>
          <table:table-cell table:formula="of:=[.C222]+2*[.$F$2]*[.D223]" office:value-type="float" office:value="0.0368234936481922" calcext:value-type="float">
            <text:p>0.036823</text:p>
          </table:table-cell>
          <table:table-cell table:formula="of:=[.$G$2]*[.C224]" office:value-type="float" office:value="-0.0736469872963845" calcext:value-type="float">
            <text:p>-0.073647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*[.$F$2]" office:value-type="float" office:value="4.46" calcext:value-type="float">
            <text:p>4.46</text:p>
          </table:table-cell>
          <table:table-cell table:formula="of:=[.C223]+2*[.$F$2]*[.D224]" office:value-type="float" office:value="-0.038046711150791" calcext:value-type="float">
            <text:p>-0.038047</text:p>
          </table:table-cell>
          <table:table-cell table:formula="of:=[.$G$2]*[.C225]" office:value-type="float" office:value="0.0760934223015819" calcext:value-type="float">
            <text:p>0.07609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*[.$F$2]" office:value-type="float" office:value="4.48" calcext:value-type="float">
            <text:p>4.48</text:p>
          </table:table-cell>
          <table:table-cell table:formula="of:=[.C224]+2*[.$F$2]*[.D225]" office:value-type="float" office:value="0.0398672305402555" calcext:value-type="float">
            <text:p>0.039867</text:p>
          </table:table-cell>
          <table:table-cell table:formula="of:=[.$G$2]*[.C226]" office:value-type="float" office:value="-0.079734461080511" calcext:value-type="float">
            <text:p>-0.07973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*[.$F$2]" office:value-type="float" office:value="4.5" calcext:value-type="float">
            <text:p>4.5</text:p>
          </table:table-cell>
          <table:table-cell table:formula="of:=[.C225]+2*[.$F$2]*[.D226]" office:value-type="float" office:value="-0.0412360895940114" calcext:value-type="float">
            <text:p>-0.041236</text:p>
          </table:table-cell>
          <table:table-cell table:formula="of:=[.$G$2]*[.C227]" office:value-type="float" office:value="0.0824721791880228" calcext:value-type="float">
            <text:p>0.082472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*[.$F$2]" office:value-type="float" office:value="4.52" calcext:value-type="float">
            <text:p>4.52</text:p>
          </table:table-cell>
          <table:table-cell table:formula="of:=[.C226]+2*[.$F$2]*[.D227]" office:value-type="float" office:value="0.0431661177077764" calcext:value-type="float">
            <text:p>0.043166</text:p>
          </table:table-cell>
          <table:table-cell table:formula="of:=[.$G$2]*[.C228]" office:value-type="float" office:value="-0.0863322354155529" calcext:value-type="float">
            <text:p>-0.086332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*[.$F$2]" office:value-type="float" office:value="4.54" calcext:value-type="float">
            <text:p>4.54</text:p>
          </table:table-cell>
          <table:table-cell table:formula="of:=[.C227]+2*[.$F$2]*[.D228]" office:value-type="float" office:value="-0.0446893790106335" calcext:value-type="float">
            <text:p>-0.044689</text:p>
          </table:table-cell>
          <table:table-cell table:formula="of:=[.$G$2]*[.C229]" office:value-type="float" office:value="0.089378758021267" calcext:value-type="float">
            <text:p>0.089379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*[.$F$2]" office:value-type="float" office:value="4.56" calcext:value-type="float">
            <text:p>4.56</text:p>
          </table:table-cell>
          <table:table-cell table:formula="of:=[.C228]+2*[.$F$2]*[.D229]" office:value-type="float" office:value="0.0467412680286271" calcext:value-type="float">
            <text:p>0.046741</text:p>
          </table:table-cell>
          <table:table-cell table:formula="of:=[.$G$2]*[.C230]" office:value-type="float" office:value="-0.0934825360572542" calcext:value-type="float">
            <text:p>-0.093483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*[.$F$2]" office:value-type="float" office:value="4.58" calcext:value-type="float">
            <text:p>4.58</text:p>
          </table:table-cell>
          <table:table-cell table:formula="of:=[.C229]+2*[.$F$2]*[.D230]" office:value-type="float" office:value="-0.0484286804529237" calcext:value-type="float">
            <text:p>-0.048429</text:p>
          </table:table-cell>
          <table:table-cell table:formula="of:=[.$G$2]*[.C231]" office:value-type="float" office:value="0.0968573609058474" calcext:value-type="float">
            <text:p>0.096857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*[.$F$2]" office:value-type="float" office:value="4.6" calcext:value-type="float">
            <text:p>4.6</text:p>
          </table:table-cell>
          <table:table-cell table:formula="of:=[.C230]+2*[.$F$2]*[.D231]" office:value-type="float" office:value="0.050615562464861" calcext:value-type="float">
            <text:p>0.050616</text:p>
          </table:table-cell>
          <table:table-cell table:formula="of:=[.$G$2]*[.C232]" office:value-type="float" office:value="-0.101231124929722" calcext:value-type="float">
            <text:p>-0.10123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*[.$F$2]" office:value-type="float" office:value="4.62" calcext:value-type="float">
            <text:p>4.62</text:p>
          </table:table-cell>
          <table:table-cell table:formula="of:=[.C231]+2*[.$F$2]*[.D232]" office:value-type="float" office:value="-0.0524779254501126" calcext:value-type="float">
            <text:p>-0.052478</text:p>
          </table:table-cell>
          <table:table-cell table:formula="of:=[.$G$2]*[.C233]" office:value-type="float" office:value="0.104955850900225" calcext:value-type="float">
            <text:p>0.10495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*[.$F$2]" office:value-type="float" office:value="4.64" calcext:value-type="float">
            <text:p>4.64</text:p>
          </table:table-cell>
          <table:table-cell table:formula="of:=[.C232]+2*[.$F$2]*[.D233]" office:value-type="float" office:value="0.05481379650087" calcext:value-type="float">
            <text:p>0.054814</text:p>
          </table:table-cell>
          <table:table-cell table:formula="of:=[.$G$2]*[.C234]" office:value-type="float" office:value="-0.10962759300174" calcext:value-type="float">
            <text:p>-0.109628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*[.$F$2]" office:value-type="float" office:value="4.66" calcext:value-type="float">
            <text:p>4.66</text:p>
          </table:table-cell>
          <table:table-cell table:formula="of:=[.C233]+2*[.$F$2]*[.D234]" office:value-type="float" office:value="-0.0568630291701822" calcext:value-type="float">
            <text:p>-0.056863</text:p>
          </table:table-cell>
          <table:table-cell table:formula="of:=[.$G$2]*[.C235]" office:value-type="float" office:value="0.113726058340364" calcext:value-type="float">
            <text:p>0.113726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*[.$F$2]" office:value-type="float" office:value="4.68" calcext:value-type="float">
            <text:p>4.68</text:p>
          </table:table-cell>
          <table:table-cell table:formula="of:=[.C234]+2*[.$F$2]*[.D235]" office:value-type="float" office:value="0.0593628388344846" calcext:value-type="float">
            <text:p>0.059363</text:p>
          </table:table-cell>
          <table:table-cell table:formula="of:=[.$G$2]*[.C236]" office:value-type="float" office:value="-0.118725677668969" calcext:value-type="float">
            <text:p>-0.11872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*[.$F$2]" office:value-type="float" office:value="4.7" calcext:value-type="float">
            <text:p>4.7</text:p>
          </table:table-cell>
          <table:table-cell table:formula="of:=[.C235]+2*[.$F$2]*[.D236]" office:value-type="float" office:value="-0.0616120562769409" calcext:value-type="float">
            <text:p>-0.061612</text:p>
          </table:table-cell>
          <table:table-cell table:formula="of:=[.$G$2]*[.C237]" office:value-type="float" office:value="0.123224112553882" calcext:value-type="float">
            <text:p>0.123224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*[.$F$2]" office:value-type="float" office:value="4.72" calcext:value-type="float">
            <text:p>4.72</text:p>
          </table:table-cell>
          <table:table-cell table:formula="of:=[.C236]+2*[.$F$2]*[.D237]" office:value-type="float" office:value="0.0642918033366399" calcext:value-type="float">
            <text:p>0.064292</text:p>
          </table:table-cell>
          <table:table-cell table:formula="of:=[.$G$2]*[.C238]" office:value-type="float" office:value="-0.12858360667328" calcext:value-type="float">
            <text:p>-0.128584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*[.$F$2]" office:value-type="float" office:value="4.74" calcext:value-type="float">
            <text:p>4.74</text:p>
          </table:table-cell>
          <table:table-cell table:formula="of:=[.C237]+2*[.$F$2]*[.D238]" office:value-type="float" office:value="-0.0667554005438721" calcext:value-type="float">
            <text:p>-0.066755</text:p>
          </table:table-cell>
          <table:table-cell table:formula="of:=[.$G$2]*[.C239]" office:value-type="float" office:value="0.133510801087744" calcext:value-type="float">
            <text:p>0.13351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*[.$F$2]" office:value-type="float" office:value="4.76" calcext:value-type="float">
            <text:p>4.76</text:p>
          </table:table-cell>
          <table:table-cell table:formula="of:=[.C238]+2*[.$F$2]*[.D239]" office:value-type="float" office:value="0.0696322353801496" calcext:value-type="float">
            <text:p>0.069632</text:p>
          </table:table-cell>
          <table:table-cell table:formula="of:=[.$G$2]*[.C240]" office:value-type="float" office:value="-0.139264470760299" calcext:value-type="float">
            <text:p>-0.139264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*[.$F$2]" office:value-type="float" office:value="4.78" calcext:value-type="float">
            <text:p>4.78</text:p>
          </table:table-cell>
          <table:table-cell table:formula="of:=[.C239]+2*[.$F$2]*[.D240]" office:value-type="float" office:value="-0.0723259793742841" calcext:value-type="float">
            <text:p>-0.072326</text:p>
          </table:table-cell>
          <table:table-cell table:formula="of:=[.$G$2]*[.C241]" office:value-type="float" office:value="0.144651958748568" calcext:value-type="float">
            <text:p>0.14465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*[.$F$2]" office:value-type="float" office:value="4.8" calcext:value-type="float">
            <text:p>4.8</text:p>
          </table:table-cell>
          <table:table-cell table:formula="of:=[.C240]+2*[.$F$2]*[.D241]" office:value-type="float" office:value="0.0754183137300923" calcext:value-type="float">
            <text:p>0.075418</text:p>
          </table:table-cell>
          <table:table-cell table:formula="of:=[.$G$2]*[.C242]" office:value-type="float" office:value="-0.150836627460185" calcext:value-type="float">
            <text:p>-0.150837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*[.$F$2]" office:value-type="float" office:value="4.82" calcext:value-type="float">
            <text:p>4.82</text:p>
          </table:table-cell>
          <table:table-cell table:formula="of:=[.C241]+2*[.$F$2]*[.D242]" office:value-type="float" office:value="-0.0783594444726915" calcext:value-type="float">
            <text:p>-0.078359</text:p>
          </table:table-cell>
          <table:table-cell table:formula="of:=[.$G$2]*[.C243]" office:value-type="float" office:value="0.156718888945383" calcext:value-type="float">
            <text:p>0.156719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*[.$F$2]" office:value-type="float" office:value="4.84" calcext:value-type="float">
            <text:p>4.84</text:p>
          </table:table-cell>
          <table:table-cell table:formula="of:=[.C242]+2*[.$F$2]*[.D243]" office:value-type="float" office:value="0.0816870692879077" calcext:value-type="float">
            <text:p>0.081687</text:p>
          </table:table-cell>
          <table:table-cell table:formula="of:=[.$G$2]*[.C244]" office:value-type="float" office:value="-0.163374138575815" calcext:value-type="float">
            <text:p>-0.163374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*[.$F$2]" office:value-type="float" office:value="4.86" calcext:value-type="float">
            <text:p>4.86</text:p>
          </table:table-cell>
          <table:table-cell table:formula="of:=[.C243]+2*[.$F$2]*[.D244]" office:value-type="float" office:value="-0.0848944100157241" calcext:value-type="float">
            <text:p>-0.084894</text:p>
          </table:table-cell>
          <table:table-cell table:formula="of:=[.$G$2]*[.C245]" office:value-type="float" office:value="0.169788820031448" calcext:value-type="float">
            <text:p>0.169789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*[.$F$2]" office:value-type="float" office:value="4.88" calcext:value-type="float">
            <text:p>4.88</text:p>
          </table:table-cell>
          <table:table-cell table:formula="of:=[.C244]+2*[.$F$2]*[.D245]" office:value-type="float" office:value="0.0884786220891656" calcext:value-type="float">
            <text:p>0.088479</text:p>
          </table:table-cell>
          <table:table-cell table:formula="of:=[.$G$2]*[.C246]" office:value-type="float" office:value="-0.176957244178331" calcext:value-type="float">
            <text:p>-0.176957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*[.$F$2]" office:value-type="float" office:value="4.9" calcext:value-type="float">
            <text:p>4.9</text:p>
          </table:table-cell>
          <table:table-cell table:formula="of:=[.C245]+2*[.$F$2]*[.D246]" office:value-type="float" office:value="-0.0919726997828573" calcext:value-type="float">
            <text:p>-0.091973</text:p>
          </table:table-cell>
          <table:table-cell table:formula="of:=[.$G$2]*[.C247]" office:value-type="float" office:value="0.183945399565715" calcext:value-type="float">
            <text:p>0.183945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*[.$F$2]" office:value-type="float" office:value="4.92" calcext:value-type="float">
            <text:p>4.92</text:p>
          </table:table-cell>
          <table:table-cell table:formula="of:=[.C246]+2*[.$F$2]*[.D247]" office:value-type="float" office:value="0.0958364380717942" calcext:value-type="float">
            <text:p>0.095836</text:p>
          </table:table-cell>
          <table:table-cell table:formula="of:=[.$G$2]*[.C248]" office:value-type="float" office:value="-0.191672876143588" calcext:value-type="float">
            <text:p>-0.19167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*[.$F$2]" office:value-type="float" office:value="4.94" calcext:value-type="float">
            <text:p>4.94</text:p>
          </table:table-cell>
          <table:table-cell table:formula="of:=[.C247]+2*[.$F$2]*[.D248]" office:value-type="float" office:value="-0.0996396148286009" calcext:value-type="float">
            <text:p>-0.099640</text:p>
          </table:table-cell>
          <table:table-cell table:formula="of:=[.$G$2]*[.C249]" office:value-type="float" office:value="0.199279229657202" calcext:value-type="float">
            <text:p>0.199279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*[.$F$2]" office:value-type="float" office:value="4.96" calcext:value-type="float">
            <text:p>4.96</text:p>
          </table:table-cell>
          <table:table-cell table:formula="of:=[.C248]+2*[.$F$2]*[.D249]" office:value-type="float" office:value="0.103807607258082" calcext:value-type="float">
            <text:p>0.103808</text:p>
          </table:table-cell>
          <table:table-cell table:formula="of:=[.$G$2]*[.C250]" office:value-type="float" office:value="-0.207615214516164" calcext:value-type="float">
            <text:p>-0.20761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*[.$F$2]" office:value-type="float" office:value="4.98" calcext:value-type="float">
            <text:p>4.98</text:p>
          </table:table-cell>
          <table:table-cell table:formula="of:=[.C249]+2*[.$F$2]*[.D250]" office:value-type="float" office:value="-0.107944223409247" calcext:value-type="float">
            <text:p>-0.107944</text:p>
          </table:table-cell>
          <table:table-cell table:formula="of:=[.$G$2]*[.C251]" office:value-type="float" office:value="0.215888446818495" calcext:value-type="float">
            <text:p>0.21588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*[.$F$2]" office:value-type="float" office:value="5" calcext:value-type="float">
            <text:p>5</text:p>
          </table:table-cell>
          <table:table-cell table:formula="of:=[.C250]+2*[.$F$2]*[.D251]" office:value-type="float" office:value="0.112443145130822" calcext:value-type="float">
            <text:p>0.112443</text:p>
          </table:table-cell>
          <table:table-cell table:formula="of:=[.$G$2]*[.C252]" office:value-type="float" office:value="-0.224886290261644" calcext:value-type="float">
            <text:p>-0.224886</text:p>
          </table:table-cell>
          <table:table-cell table:number-columns-repeated="3"/>
        </table:table-row>
        <table:table-row table:style-name="ro1" table:number-rows-repeated="104832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=0.05" table:style-name="ta1">
        <table:shapes>
          <draw:frame draw:z-index="0" draw:style-name="gr1" draw:text-style-name="P1" svg:width="15.303cm" svg:height="11.559cm" svg:x="10.757cm" svg:y="3.835cm">
            <draw:object draw:notify-on-update-of-ranges="'h=0.05'.B1:'h=0.05'.B1 'h=0.05'.B2:'h=0.05'.B102 'h=0.05'.C1:'h=0.05'.C1 'h=0.05'.C2:'h=0.05'.C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$F$2]" office:value-type="float" office:value="0" calcext:value-type="float">
            <text:p>0</text:p>
          </table:table-cell>
          <table:table-cell table:formula="of:=EXP(-2*[.B2])" office:value-type="float" office:value="1" calcext:value-type="float">
            <text:p>1.000000</text:p>
          </table:table-cell>
          <table:table-cell table:formula="of:=[.$G$2]*[.C2]" office:value-type="float" office:value="-2" calcext:value-type="float">
            <text:p>-2.000000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$F$2]" office:value-type="float" office:value="0.05" calcext:value-type="float">
            <text:p>0.05</text:p>
          </table:table-cell>
          <table:table-cell table:formula="of:=EXP(-2*[.B3])" office:value-type="float" office:value="0.90483741803596" calcext:value-type="float">
            <text:p>0.904837</text:p>
          </table:table-cell>
          <table:table-cell table:formula="of:=[.$G$2]*[.C3]" office:value-type="float" office:value="-1.80967483607192" calcext:value-type="float">
            <text:p>-1.8096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[.$F$2]" office:value-type="float" office:value="0.1" calcext:value-type="float">
            <text:p>0.1</text:p>
          </table:table-cell>
          <table:table-cell table:formula="of:=[.C2]+2*[.$F$2]*[.D3]" office:value-type="float" office:value="0.819032516392808" calcext:value-type="float">
            <text:p>0.819033</text:p>
          </table:table-cell>
          <table:table-cell table:formula="of:=[.$G$2]*[.C4]" office:value-type="float" office:value="-1.63806503278562" calcext:value-type="float">
            <text:p>-1.63806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[.$F$2]" office:value-type="float" office:value="0.15" calcext:value-type="float">
            <text:p>0.15</text:p>
          </table:table-cell>
          <table:table-cell table:formula="of:=[.C3]+2*[.$F$2]*[.D4]" office:value-type="float" office:value="0.741030914757398" calcext:value-type="float">
            <text:p>0.741031</text:p>
          </table:table-cell>
          <table:table-cell table:formula="of:=[.$G$2]*[.C5]" office:value-type="float" office:value="-1.4820618295148" calcext:value-type="float">
            <text:p>-1.48206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[.$F$2]" office:value-type="float" office:value="0.2" calcext:value-type="float">
            <text:p>0.2</text:p>
          </table:table-cell>
          <table:table-cell table:formula="of:=[.C4]+2*[.$F$2]*[.D5]" office:value-type="float" office:value="0.670826333441328" calcext:value-type="float">
            <text:p>0.670826</text:p>
          </table:table-cell>
          <table:table-cell table:formula="of:=[.$G$2]*[.C6]" office:value-type="float" office:value="-1.34165266688266" calcext:value-type="float">
            <text:p>-1.3416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[.$F$2]" office:value-type="float" office:value="0.25" calcext:value-type="float">
            <text:p>0.25</text:p>
          </table:table-cell>
          <table:table-cell table:formula="of:=[.C5]+2*[.$F$2]*[.D6]" office:value-type="float" office:value="0.606865648069132" calcext:value-type="float">
            <text:p>0.606866</text:p>
          </table:table-cell>
          <table:table-cell table:formula="of:=[.$G$2]*[.C7]" office:value-type="float" office:value="-1.21373129613826" calcext:value-type="float">
            <text:p>-1.2137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[.$F$2]" office:value-type="float" office:value="0.3" calcext:value-type="float">
            <text:p>0.3</text:p>
          </table:table-cell>
          <table:table-cell table:formula="of:=[.C6]+2*[.$F$2]*[.D7]" office:value-type="float" office:value="0.549453203827502" calcext:value-type="float">
            <text:p>0.549453</text:p>
          </table:table-cell>
          <table:table-cell table:formula="of:=[.$G$2]*[.C8]" office:value-type="float" office:value="-1.098906407655" calcext:value-type="float">
            <text:p>-1.0989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[.$F$2]" office:value-type="float" office:value="0.35" calcext:value-type="float">
            <text:p>0.35</text:p>
          </table:table-cell>
          <table:table-cell table:formula="of:=[.C7]+2*[.$F$2]*[.D8]" office:value-type="float" office:value="0.496975007303632" calcext:value-type="float">
            <text:p>0.496975</text:p>
          </table:table-cell>
          <table:table-cell table:formula="of:=[.$G$2]*[.C9]" office:value-type="float" office:value="-0.993950014607264" calcext:value-type="float">
            <text:p>-0.99395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[.$F$2]" office:value-type="float" office:value="0.4" calcext:value-type="float">
            <text:p>0.4</text:p>
          </table:table-cell>
          <table:table-cell table:formula="of:=[.C8]+2*[.$F$2]*[.D9]" office:value-type="float" office:value="0.450058202366776" calcext:value-type="float">
            <text:p>0.450058</text:p>
          </table:table-cell>
          <table:table-cell table:formula="of:=[.$G$2]*[.C10]" office:value-type="float" office:value="-0.900116404733551" calcext:value-type="float">
            <text:p>-0.9001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[.$F$2]" office:value-type="float" office:value="0.45" calcext:value-type="float">
            <text:p>0.45</text:p>
          </table:table-cell>
          <table:table-cell table:formula="of:=[.C9]+2*[.$F$2]*[.D10]" office:value-type="float" office:value="0.406963366830277" calcext:value-type="float">
            <text:p>0.406963</text:p>
          </table:table-cell>
          <table:table-cell table:formula="of:=[.$G$2]*[.C11]" office:value-type="float" office:value="-0.813926733660554" calcext:value-type="float">
            <text:p>-0.81392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$F$2]" office:value-type="float" office:value="0.5" calcext:value-type="float">
            <text:p>0.5</text:p>
          </table:table-cell>
          <table:table-cell table:formula="of:=[.C10]+2*[.$F$2]*[.D11]" office:value-type="float" office:value="0.36866552900072" calcext:value-type="float">
            <text:p>0.368666</text:p>
          </table:table-cell>
          <table:table-cell table:formula="of:=[.$G$2]*[.C12]" office:value-type="float" office:value="-0.73733105800144" calcext:value-type="float">
            <text:p>-0.73733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[.$F$2]" office:value-type="float" office:value="0.55" calcext:value-type="float">
            <text:p>0.55</text:p>
          </table:table-cell>
          <table:table-cell table:formula="of:=[.C11]+2*[.$F$2]*[.D12]" office:value-type="float" office:value="0.333230261030133" calcext:value-type="float">
            <text:p>0.333230</text:p>
          </table:table-cell>
          <table:table-cell table:formula="of:=[.$G$2]*[.C13]" office:value-type="float" office:value="-0.666460522060265" calcext:value-type="float">
            <text:p>-0.66646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[.$F$2]" office:value-type="float" office:value="0.6" calcext:value-type="float">
            <text:p>0.6</text:p>
          </table:table-cell>
          <table:table-cell table:formula="of:=[.C12]+2*[.$F$2]*[.D13]" office:value-type="float" office:value="0.302019476794694" calcext:value-type="float">
            <text:p>0.302019</text:p>
          </table:table-cell>
          <table:table-cell table:formula="of:=[.$G$2]*[.C14]" office:value-type="float" office:value="-0.604038953589387" calcext:value-type="float">
            <text:p>-0.60403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[.$F$2]" office:value-type="float" office:value="0.65" calcext:value-type="float">
            <text:p>0.65</text:p>
          </table:table-cell>
          <table:table-cell table:formula="of:=[.C13]+2*[.$F$2]*[.D14]" office:value-type="float" office:value="0.272826365671194" calcext:value-type="float">
            <text:p>0.272826</text:p>
          </table:table-cell>
          <table:table-cell table:formula="of:=[.$G$2]*[.C15]" office:value-type="float" office:value="-0.545652731342388" calcext:value-type="float">
            <text:p>-0.54565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[.$F$2]" office:value-type="float" office:value="0.7" calcext:value-type="float">
            <text:p>0.7</text:p>
          </table:table-cell>
          <table:table-cell table:formula="of:=[.C14]+2*[.$F$2]*[.D15]" office:value-type="float" office:value="0.247454203660455" calcext:value-type="float">
            <text:p>0.247454</text:p>
          </table:table-cell>
          <table:table-cell table:formula="of:=[.$G$2]*[.C16]" office:value-type="float" office:value="-0.49490840732091" calcext:value-type="float">
            <text:p>-0.49490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[.$F$2]" office:value-type="float" office:value="0.75" calcext:value-type="float">
            <text:p>0.75</text:p>
          </table:table-cell>
          <table:table-cell table:formula="of:=[.C15]+2*[.$F$2]*[.D16]" office:value-type="float" office:value="0.223335524939103" calcext:value-type="float">
            <text:p>0.223336</text:p>
          </table:table-cell>
          <table:table-cell table:formula="of:=[.$G$2]*[.C17]" office:value-type="float" office:value="-0.446671049878206" calcext:value-type="float">
            <text:p>-0.44667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[.$F$2]" office:value-type="float" office:value="0.8" calcext:value-type="float">
            <text:p>0.8</text:p>
          </table:table-cell>
          <table:table-cell table:formula="of:=[.C16]+2*[.$F$2]*[.D17]" office:value-type="float" office:value="0.202787098672634" calcext:value-type="float">
            <text:p>0.202787</text:p>
          </table:table-cell>
          <table:table-cell table:formula="of:=[.$G$2]*[.C18]" office:value-type="float" office:value="-0.405574197345269" calcext:value-type="float">
            <text:p>-0.40557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[.$F$2]" office:value-type="float" office:value="0.85" calcext:value-type="float">
            <text:p>0.85</text:p>
          </table:table-cell>
          <table:table-cell table:formula="of:=[.C17]+2*[.$F$2]*[.D18]" office:value-type="float" office:value="0.182778105204576" calcext:value-type="float">
            <text:p>0.182778</text:p>
          </table:table-cell>
          <table:table-cell table:formula="of:=[.$G$2]*[.C19]" office:value-type="float" office:value="-0.365556210409152" calcext:value-type="float">
            <text:p>-0.36555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[.$F$2]" office:value-type="float" office:value="0.9" calcext:value-type="float">
            <text:p>0.9</text:p>
          </table:table-cell>
          <table:table-cell table:formula="of:=[.C18]+2*[.$F$2]*[.D19]" office:value-type="float" office:value="0.166231477631719" calcext:value-type="float">
            <text:p>0.166231</text:p>
          </table:table-cell>
          <table:table-cell table:formula="of:=[.$G$2]*[.C20]" office:value-type="float" office:value="-0.332462955263438" calcext:value-type="float">
            <text:p>-0.33246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[.$F$2]" office:value-type="float" office:value="0.95" calcext:value-type="float">
            <text:p>0.95</text:p>
          </table:table-cell>
          <table:table-cell table:formula="of:=[.C19]+2*[.$F$2]*[.D20]" office:value-type="float" office:value="0.149531809678232" calcext:value-type="float">
            <text:p>0.149532</text:p>
          </table:table-cell>
          <table:table-cell table:formula="of:=[.$G$2]*[.C21]" office:value-type="float" office:value="-0.299063619356464" calcext:value-type="float">
            <text:p>-0.2990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[.$F$2]" office:value-type="float" office:value="1" calcext:value-type="float">
            <text:p>1</text:p>
          </table:table-cell>
          <table:table-cell table:formula="of:=[.C20]+2*[.$F$2]*[.D21]" office:value-type="float" office:value="0.136325115696073" calcext:value-type="float">
            <text:p>0.136325</text:p>
          </table:table-cell>
          <table:table-cell table:formula="of:=[.$G$2]*[.C22]" office:value-type="float" office:value="-0.272650231392145" calcext:value-type="float">
            <text:p>-0.27265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[.$F$2]" office:value-type="float" office:value="1.05" calcext:value-type="float">
            <text:p>1.05</text:p>
          </table:table-cell>
          <table:table-cell table:formula="of:=[.C21]+2*[.$F$2]*[.D22]" office:value-type="float" office:value="0.122266786539018" calcext:value-type="float">
            <text:p>0.122267</text:p>
          </table:table-cell>
          <table:table-cell table:formula="of:=[.$G$2]*[.C23]" office:value-type="float" office:value="-0.244533573078035" calcext:value-type="float">
            <text:p>-0.24453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[.$F$2]" office:value-type="float" office:value="1.1" calcext:value-type="float">
            <text:p>1.1</text:p>
          </table:table-cell>
          <table:table-cell table:formula="of:=[.C22]+2*[.$F$2]*[.D23]" office:value-type="float" office:value="0.111871758388269" calcext:value-type="float">
            <text:p>0.111872</text:p>
          </table:table-cell>
          <table:table-cell table:formula="of:=[.$G$2]*[.C24]" office:value-type="float" office:value="-0.223743516776538" calcext:value-type="float">
            <text:p>-0.22374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[.$F$2]" office:value-type="float" office:value="1.15" calcext:value-type="float">
            <text:p>1.15</text:p>
          </table:table-cell>
          <table:table-cell table:formula="of:=[.C23]+2*[.$F$2]*[.D24]" office:value-type="float" office:value="0.0998924348613638" calcext:value-type="float">
            <text:p>0.099892</text:p>
          </table:table-cell>
          <table:table-cell table:formula="of:=[.$G$2]*[.C25]" office:value-type="float" office:value="-0.199784869722728" calcext:value-type="float">
            <text:p>-0.19978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[.$F$2]" office:value-type="float" office:value="1.2" calcext:value-type="float">
            <text:p>1.2</text:p>
          </table:table-cell>
          <table:table-cell table:formula="of:=[.C24]+2*[.$F$2]*[.D25]" office:value-type="float" office:value="0.0918932714159964" calcext:value-type="float">
            <text:p>0.091893</text:p>
          </table:table-cell>
          <table:table-cell table:formula="of:=[.$G$2]*[.C26]" office:value-type="float" office:value="-0.183786542831993" calcext:value-type="float">
            <text:p>-0.18378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[.$F$2]" office:value-type="float" office:value="1.25" calcext:value-type="float">
            <text:p>1.25</text:p>
          </table:table-cell>
          <table:table-cell table:formula="of:=[.C25]+2*[.$F$2]*[.D26]" office:value-type="float" office:value="0.0815137805781646" calcext:value-type="float">
            <text:p>0.081514</text:p>
          </table:table-cell>
          <table:table-cell table:formula="of:=[.$G$2]*[.C27]" office:value-type="float" office:value="-0.163027561156329" calcext:value-type="float">
            <text:p>-0.16302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[.$F$2]" office:value-type="float" office:value="1.3" calcext:value-type="float">
            <text:p>1.3</text:p>
          </table:table-cell>
          <table:table-cell table:formula="of:=[.C26]+2*[.$F$2]*[.D27]" office:value-type="float" office:value="0.0755905153003635" calcext:value-type="float">
            <text:p>0.075591</text:p>
          </table:table-cell>
          <table:table-cell table:formula="of:=[.$G$2]*[.C28]" office:value-type="float" office:value="-0.151181030600727" calcext:value-type="float">
            <text:p>-0.1511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[.$F$2]" office:value-type="float" office:value="1.35" calcext:value-type="float">
            <text:p>1.35</text:p>
          </table:table-cell>
          <table:table-cell table:formula="of:=[.C27]+2*[.$F$2]*[.D28]" office:value-type="float" office:value="0.0663956775180919" calcext:value-type="float">
            <text:p>0.066396</text:p>
          </table:table-cell>
          <table:table-cell table:formula="of:=[.$G$2]*[.C29]" office:value-type="float" office:value="-0.132791355036184" calcext:value-type="float">
            <text:p>-0.13279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[.$F$2]" office:value-type="float" office:value="1.4" calcext:value-type="float">
            <text:p>1.4</text:p>
          </table:table-cell>
          <table:table-cell table:formula="of:=[.C28]+2*[.$F$2]*[.D29]" office:value-type="float" office:value="0.0623113797967451" calcext:value-type="float">
            <text:p>0.062311</text:p>
          </table:table-cell>
          <table:table-cell table:formula="of:=[.$G$2]*[.C30]" office:value-type="float" office:value="-0.12462275959349" calcext:value-type="float">
            <text:p>-0.12462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[.$F$2]" office:value-type="float" office:value="1.45" calcext:value-type="float">
            <text:p>1.45</text:p>
          </table:table-cell>
          <table:table-cell table:formula="of:=[.C29]+2*[.$F$2]*[.D30]" office:value-type="float" office:value="0.0539334015587428" calcext:value-type="float">
            <text:p>0.053933</text:p>
          </table:table-cell>
          <table:table-cell table:formula="of:=[.$G$2]*[.C31]" office:value-type="float" office:value="-0.107866803117486" calcext:value-type="float">
            <text:p>-0.10786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[.$F$2]" office:value-type="float" office:value="1.5" calcext:value-type="float">
            <text:p>1.5</text:p>
          </table:table-cell>
          <table:table-cell table:formula="of:=[.C30]+2*[.$F$2]*[.D31]" office:value-type="float" office:value="0.0515246994849965" calcext:value-type="float">
            <text:p>0.051525</text:p>
          </table:table-cell>
          <table:table-cell table:formula="of:=[.$G$2]*[.C32]" office:value-type="float" office:value="-0.103049398969993" calcext:value-type="float">
            <text:p>-0.1030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[.$F$2]" office:value-type="float" office:value="1.55" calcext:value-type="float">
            <text:p>1.55</text:p>
          </table:table-cell>
          <table:table-cell table:formula="of:=[.C31]+2*[.$F$2]*[.D32]" office:value-type="float" office:value="0.0436284616617435" calcext:value-type="float">
            <text:p>0.043628</text:p>
          </table:table-cell>
          <table:table-cell table:formula="of:=[.$G$2]*[.C33]" office:value-type="float" office:value="-0.0872569233234871" calcext:value-type="float">
            <text:p>-0.08725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[.$F$2]" office:value-type="float" office:value="1.6" calcext:value-type="float">
            <text:p>1.6</text:p>
          </table:table-cell>
          <table:table-cell table:formula="of:=[.C32]+2*[.$F$2]*[.D33]" office:value-type="float" office:value="0.0427990071526478" calcext:value-type="float">
            <text:p>0.042799</text:p>
          </table:table-cell>
          <table:table-cell table:formula="of:=[.$G$2]*[.C34]" office:value-type="float" office:value="-0.0855980143052957" calcext:value-type="float">
            <text:p>-0.08559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[.$F$2]" office:value-type="float" office:value="1.65" calcext:value-type="float">
            <text:p>1.65</text:p>
          </table:table-cell>
          <table:table-cell table:formula="of:=[.C33]+2*[.$F$2]*[.D34]" office:value-type="float" office:value="0.035068660231214" calcext:value-type="float">
            <text:p>0.035069</text:p>
          </table:table-cell>
          <table:table-cell table:formula="of:=[.$G$2]*[.C35]" office:value-type="float" office:value="-0.0701373204624279" calcext:value-type="float">
            <text:p>-0.07013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[.$F$2]" office:value-type="float" office:value="1.7" calcext:value-type="float">
            <text:p>1.7</text:p>
          </table:table-cell>
          <table:table-cell table:formula="of:=[.C34]+2*[.$F$2]*[.D35]" office:value-type="float" office:value="0.035785275106405" calcext:value-type="float">
            <text:p>0.035785</text:p>
          </table:table-cell>
          <table:table-cell table:formula="of:=[.$G$2]*[.C36]" office:value-type="float" office:value="-0.0715705502128101" calcext:value-type="float">
            <text:p>-0.07157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[.$F$2]" office:value-type="float" office:value="1.75" calcext:value-type="float">
            <text:p>1.75</text:p>
          </table:table-cell>
          <table:table-cell table:formula="of:=[.C35]+2*[.$F$2]*[.D36]" office:value-type="float" office:value="0.027911605209933" calcext:value-type="float">
            <text:p>0.027912</text:p>
          </table:table-cell>
          <table:table-cell table:formula="of:=[.$G$2]*[.C37]" office:value-type="float" office:value="-0.0558232104198659" calcext:value-type="float">
            <text:p>-0.05582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[.$F$2]" office:value-type="float" office:value="1.8" calcext:value-type="float">
            <text:p>1.8</text:p>
          </table:table-cell>
          <table:table-cell table:formula="of:=[.C36]+2*[.$F$2]*[.D37]" office:value-type="float" office:value="0.0302029540644185" calcext:value-type="float">
            <text:p>0.030203</text:p>
          </table:table-cell>
          <table:table-cell table:formula="of:=[.$G$2]*[.C38]" office:value-type="float" office:value="-0.0604059081288369" calcext:value-type="float">
            <text:p>-0.06040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[.$F$2]" office:value-type="float" office:value="1.85" calcext:value-type="float">
            <text:p>1.85</text:p>
          </table:table-cell>
          <table:table-cell table:formula="of:=[.C37]+2*[.$F$2]*[.D38]" office:value-type="float" office:value="0.0218710143970493" calcext:value-type="float">
            <text:p>0.021871</text:p>
          </table:table-cell>
          <table:table-cell table:formula="of:=[.$G$2]*[.C39]" office:value-type="float" office:value="-0.0437420287940985" calcext:value-type="float">
            <text:p>-0.04374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[.$F$2]" office:value-type="float" office:value="1.9" calcext:value-type="float">
            <text:p>1.9</text:p>
          </table:table-cell>
          <table:table-cell table:formula="of:=[.C38]+2*[.$F$2]*[.D39]" office:value-type="float" office:value="0.0258287511850086" calcext:value-type="float">
            <text:p>0.025829</text:p>
          </table:table-cell>
          <table:table-cell table:formula="of:=[.$G$2]*[.C40]" office:value-type="float" office:value="-0.0516575023700172" calcext:value-type="float">
            <text:p>-0.05165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[.$F$2]" office:value-type="float" office:value="1.95" calcext:value-type="float">
            <text:p>1.95</text:p>
          </table:table-cell>
          <table:table-cell table:formula="of:=[.C39]+2*[.$F$2]*[.D40]" office:value-type="float" office:value="0.0167052641600475" calcext:value-type="float">
            <text:p>0.016705</text:p>
          </table:table-cell>
          <table:table-cell table:formula="of:=[.$G$2]*[.C41]" office:value-type="float" office:value="-0.0334105283200951" calcext:value-type="float">
            <text:p>-0.0334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[.$F$2]" office:value-type="float" office:value="2" calcext:value-type="float">
            <text:p>2</text:p>
          </table:table-cell>
          <table:table-cell table:formula="of:=[.C40]+2*[.$F$2]*[.D41]" office:value-type="float" office:value="0.0224876983529991" calcext:value-type="float">
            <text:p>0.022488</text:p>
          </table:table-cell>
          <table:table-cell table:formula="of:=[.$G$2]*[.C42]" office:value-type="float" office:value="-0.0449753967059982" calcext:value-type="float">
            <text:p>-0.04497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[.$F$2]" office:value-type="float" office:value="2.05" calcext:value-type="float">
            <text:p>2.05</text:p>
          </table:table-cell>
          <table:table-cell table:formula="of:=[.C41]+2*[.$F$2]*[.D42]" office:value-type="float" office:value="0.0122077244894477" calcext:value-type="float">
            <text:p>0.012208</text:p>
          </table:table-cell>
          <table:table-cell table:formula="of:=[.$G$2]*[.C43]" office:value-type="float" office:value="-0.0244154489788954" calcext:value-type="float">
            <text:p>-0.02441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[.$F$2]" office:value-type="float" office:value="2.1" calcext:value-type="float">
            <text:p>2.1</text:p>
          </table:table-cell>
          <table:table-cell table:formula="of:=[.C42]+2*[.$F$2]*[.D43]" office:value-type="float" office:value="0.0200461534551096" calcext:value-type="float">
            <text:p>0.020046</text:p>
          </table:table-cell>
          <table:table-cell table:formula="of:=[.$G$2]*[.C44]" office:value-type="float" office:value="-0.0400923069102191" calcext:value-type="float">
            <text:p>-0.04009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[.$F$2]" office:value-type="float" office:value="2.15" calcext:value-type="float">
            <text:p>2.15</text:p>
          </table:table-cell>
          <table:table-cell table:formula="of:=[.C43]+2*[.$F$2]*[.D44]" office:value-type="float" office:value="0.00819849379842581" calcext:value-type="float">
            <text:p>0.008198</text:p>
          </table:table-cell>
          <table:table-cell table:formula="of:=[.$G$2]*[.C45]" office:value-type="float" office:value="-0.0163969875968516" calcext:value-type="float">
            <text:p>-0.01639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[.$F$2]" office:value-type="float" office:value="2.2" calcext:value-type="float">
            <text:p>2.2</text:p>
          </table:table-cell>
          <table:table-cell table:formula="of:=[.C44]+2*[.$F$2]*[.D45]" office:value-type="float" office:value="0.0184064546954244" calcext:value-type="float">
            <text:p>0.018406</text:p>
          </table:table-cell>
          <table:table-cell table:formula="of:=[.$G$2]*[.C46]" office:value-type="float" office:value="-0.0368129093908488" calcext:value-type="float">
            <text:p>-0.03681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[.$F$2]" office:value-type="float" office:value="2.25" calcext:value-type="float">
            <text:p>2.25</text:p>
          </table:table-cell>
          <table:table-cell table:formula="of:=[.C45]+2*[.$F$2]*[.D46]" office:value-type="float" office:value="0.00451720285934093" calcext:value-type="float">
            <text:p>0.004517</text:p>
          </table:table-cell>
          <table:table-cell table:formula="of:=[.$G$2]*[.C47]" office:value-type="float" office:value="-0.00903440571868187" calcext:value-type="float">
            <text:p>-0.00903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[.$F$2]" office:value-type="float" office:value="2.3" calcext:value-type="float">
            <text:p>2.3</text:p>
          </table:table-cell>
          <table:table-cell table:formula="of:=[.C46]+2*[.$F$2]*[.D47]" office:value-type="float" office:value="0.0175030141235562" calcext:value-type="float">
            <text:p>0.017503</text:p>
          </table:table-cell>
          <table:table-cell table:formula="of:=[.$G$2]*[.C48]" office:value-type="float" office:value="-0.0350060282471124" calcext:value-type="float">
            <text:p>-0.03500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[.$F$2]" office:value-type="float" office:value="2.35" calcext:value-type="float">
            <text:p>2.35</text:p>
          </table:table-cell>
          <table:table-cell table:formula="of:=[.C47]+2*[.$F$2]*[.D48]" office:value-type="float" office:value="0.00101660003462969" calcext:value-type="float">
            <text:p>0.001017</text:p>
          </table:table-cell>
          <table:table-cell table:formula="of:=[.$G$2]*[.C49]" office:value-type="float" office:value="-0.00203320006925939" calcext:value-type="float">
            <text:p>-0.0020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[.$F$2]" office:value-type="float" office:value="2.4" calcext:value-type="float">
            <text:p>2.4</text:p>
          </table:table-cell>
          <table:table-cell table:formula="of:=[.C48]+2*[.$F$2]*[.D49]" office:value-type="float" office:value="0.0172996941166303" calcext:value-type="float">
            <text:p>0.017300</text:p>
          </table:table-cell>
          <table:table-cell table:formula="of:=[.$G$2]*[.C50]" office:value-type="float" office:value="-0.0345993882332605" calcext:value-type="float">
            <text:p>-0.03459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[.$F$2]" office:value-type="float" office:value="2.45" calcext:value-type="float">
            <text:p>2.45</text:p>
          </table:table-cell>
          <table:table-cell table:formula="of:=[.C49]+2*[.$F$2]*[.D50]" office:value-type="float" office:value="-0.00244333878869636" calcext:value-type="float">
            <text:p>-0.002443</text:p>
          </table:table-cell>
          <table:table-cell table:formula="of:=[.$G$2]*[.C51]" office:value-type="float" office:value="0.00488667757739272" calcext:value-type="float">
            <text:p>0.0048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[.$F$2]" office:value-type="float" office:value="2.5" calcext:value-type="float">
            <text:p>2.5</text:p>
          </table:table-cell>
          <table:table-cell table:formula="of:=[.C50]+2*[.$F$2]*[.D51]" office:value-type="float" office:value="0.0177883618743695" calcext:value-type="float">
            <text:p>0.017788</text:p>
          </table:table-cell>
          <table:table-cell table:formula="of:=[.$G$2]*[.C52]" office:value-type="float" office:value="-0.0355767237487391" calcext:value-type="float">
            <text:p>-0.03557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[.$F$2]" office:value-type="float" office:value="2.55" calcext:value-type="float">
            <text:p>2.55</text:p>
          </table:table-cell>
          <table:table-cell table:formula="of:=[.C51]+2*[.$F$2]*[.D52]" office:value-type="float" office:value="-0.00600101116357027" calcext:value-type="float">
            <text:p>-0.006001</text:p>
          </table:table-cell>
          <table:table-cell table:formula="of:=[.$G$2]*[.C53]" office:value-type="float" office:value="0.0120020223271405" calcext:value-type="float">
            <text:p>0.01200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[.$F$2]" office:value-type="float" office:value="2.6" calcext:value-type="float">
            <text:p>2.6</text:p>
          </table:table-cell>
          <table:table-cell table:formula="of:=[.C52]+2*[.$F$2]*[.D53]" office:value-type="float" office:value="0.0189885641070836" calcext:value-type="float">
            <text:p>0.018989</text:p>
          </table:table-cell>
          <table:table-cell table:formula="of:=[.$G$2]*[.C54]" office:value-type="float" office:value="-0.0379771282141672" calcext:value-type="float">
            <text:p>-0.03797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[.$F$2]" office:value-type="float" office:value="2.65" calcext:value-type="float">
            <text:p>2.65</text:p>
          </table:table-cell>
          <table:table-cell table:formula="of:=[.C53]+2*[.$F$2]*[.D54]" office:value-type="float" office:value="-0.00979872398498699" calcext:value-type="float">
            <text:p>-0.009799</text:p>
          </table:table-cell>
          <table:table-cell table:formula="of:=[.$G$2]*[.C55]" office:value-type="float" office:value="0.019597447969974" calcext:value-type="float">
            <text:p>0.01959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[.$F$2]" office:value-type="float" office:value="2.7" calcext:value-type="float">
            <text:p>2.7</text:p>
          </table:table-cell>
          <table:table-cell table:formula="of:=[.C54]+2*[.$F$2]*[.D55]" office:value-type="float" office:value="0.020948308904081" calcext:value-type="float">
            <text:p>0.020948</text:p>
          </table:table-cell>
          <table:table-cell table:formula="of:=[.$G$2]*[.C56]" office:value-type="float" office:value="-0.041896617808162" calcext:value-type="float">
            <text:p>-0.0418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[.$F$2]" office:value-type="float" office:value="2.75" calcext:value-type="float">
            <text:p>2.75</text:p>
          </table:table-cell>
          <table:table-cell table:formula="of:=[.C55]+2*[.$F$2]*[.D56]" office:value-type="float" office:value="-0.0139883857658032" calcext:value-type="float">
            <text:p>-0.013988</text:p>
          </table:table-cell>
          <table:table-cell table:formula="of:=[.$G$2]*[.C57]" office:value-type="float" office:value="0.0279767715316064" calcext:value-type="float">
            <text:p>0.02797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[.$F$2]" office:value-type="float" office:value="2.8" calcext:value-type="float">
            <text:p>2.8</text:p>
          </table:table-cell>
          <table:table-cell table:formula="of:=[.C56]+2*[.$F$2]*[.D57]" office:value-type="float" office:value="0.0237459860572416" calcext:value-type="float">
            <text:p>0.023746</text:p>
          </table:table-cell>
          <table:table-cell table:formula="of:=[.$G$2]*[.C58]" office:value-type="float" office:value="-0.0474919721144832" calcext:value-type="float">
            <text:p>-0.04749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[.$F$2]" office:value-type="float" office:value="2.85" calcext:value-type="float">
            <text:p>2.85</text:p>
          </table:table-cell>
          <table:table-cell table:formula="of:=[.C57]+2*[.$F$2]*[.D58]" office:value-type="float" office:value="-0.0187375829772515" calcext:value-type="float">
            <text:p>-0.018738</text:p>
          </table:table-cell>
          <table:table-cell table:formula="of:=[.$G$2]*[.C59]" office:value-type="float" office:value="0.037475165954503" calcext:value-type="float">
            <text:p>0.03747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[.$F$2]" office:value-type="float" office:value="2.9" calcext:value-type="float">
            <text:p>2.9</text:p>
          </table:table-cell>
          <table:table-cell table:formula="of:=[.C58]+2*[.$F$2]*[.D59]" office:value-type="float" office:value="0.0274935026526919" calcext:value-type="float">
            <text:p>0.027494</text:p>
          </table:table-cell>
          <table:table-cell table:formula="of:=[.$G$2]*[.C60]" office:value-type="float" office:value="-0.0549870053053839" calcext:value-type="float">
            <text:p>-0.05498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[.$F$2]" office:value-type="float" office:value="2.95" calcext:value-type="float">
            <text:p>2.95</text:p>
          </table:table-cell>
          <table:table-cell table:formula="of:=[.C59]+2*[.$F$2]*[.D60]" office:value-type="float" office:value="-0.0242362835077899" calcext:value-type="float">
            <text:p>-0.024236</text:p>
          </table:table-cell>
          <table:table-cell table:formula="of:=[.$G$2]*[.C61]" office:value-type="float" office:value="0.0484725670155798" calcext:value-type="float">
            <text:p>0.04847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[.$F$2]" office:value-type="float" office:value="3" calcext:value-type="float">
            <text:p>3</text:p>
          </table:table-cell>
          <table:table-cell table:formula="of:=[.C60]+2*[.$F$2]*[.D61]" office:value-type="float" office:value="0.0323407593542499" calcext:value-type="float">
            <text:p>0.032341</text:p>
          </table:table-cell>
          <table:table-cell table:formula="of:=[.$G$2]*[.C62]" office:value-type="float" office:value="-0.0646815187084998" calcext:value-type="float">
            <text:p>-0.06468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[.$F$2]" office:value-type="float" office:value="3.05" calcext:value-type="float">
            <text:p>3.05</text:p>
          </table:table-cell>
          <table:table-cell table:formula="of:=[.C61]+2*[.$F$2]*[.D62]" office:value-type="float" office:value="-0.0307044353786399" calcext:value-type="float">
            <text:p>-0.030704</text:p>
          </table:table-cell>
          <table:table-cell table:formula="of:=[.$G$2]*[.C63]" office:value-type="float" office:value="0.0614088707572797" calcext:value-type="float">
            <text:p>0.06140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[.$F$2]" office:value-type="float" office:value="3.1" calcext:value-type="float">
            <text:p>3.1</text:p>
          </table:table-cell>
          <table:table-cell table:formula="of:=[.C62]+2*[.$F$2]*[.D63]" office:value-type="float" office:value="0.0384816464299779" calcext:value-type="float">
            <text:p>0.038482</text:p>
          </table:table-cell>
          <table:table-cell table:formula="of:=[.$G$2]*[.C64]" office:value-type="float" office:value="-0.0769632928599558" calcext:value-type="float">
            <text:p>-0.07696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[.$F$2]" office:value-type="float" office:value="3.15" calcext:value-type="float">
            <text:p>3.15</text:p>
          </table:table-cell>
          <table:table-cell table:formula="of:=[.C63]+2*[.$F$2]*[.D64]" office:value-type="float" office:value="-0.0384007646646354" calcext:value-type="float">
            <text:p>-0.038401</text:p>
          </table:table-cell>
          <table:table-cell table:formula="of:=[.$G$2]*[.C65]" office:value-type="float" office:value="0.0768015293292709" calcext:value-type="float">
            <text:p>0.07680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[.$F$2]" office:value-type="float" office:value="3.2" calcext:value-type="float">
            <text:p>3.2</text:p>
          </table:table-cell>
          <table:table-cell table:formula="of:=[.C64]+2*[.$F$2]*[.D65]" office:value-type="float" office:value="0.046161799362905" calcext:value-type="float">
            <text:p>0.046162</text:p>
          </table:table-cell>
          <table:table-cell table:formula="of:=[.$G$2]*[.C66]" office:value-type="float" office:value="-0.09232359872581" calcext:value-type="float">
            <text:p>-0.09232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[.$F$2]" office:value-type="float" office:value="3.25" calcext:value-type="float">
            <text:p>3.25</text:p>
          </table:table-cell>
          <table:table-cell table:formula="of:=[.C65]+2*[.$F$2]*[.D66]" office:value-type="float" office:value="-0.0476331245372164" calcext:value-type="float">
            <text:p>-0.047633</text:p>
          </table:table-cell>
          <table:table-cell table:formula="of:=[.$G$2]*[.C67]" office:value-type="float" office:value="0.0952662490744329" calcext:value-type="float">
            <text:p>0.09526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[.$F$2]" office:value-type="float" office:value="3.3" calcext:value-type="float">
            <text:p>3.3</text:p>
          </table:table-cell>
          <table:table-cell table:formula="of:=[.C66]+2*[.$F$2]*[.D67]" office:value-type="float" office:value="0.0556884242703483" calcext:value-type="float">
            <text:p>0.055688</text:p>
          </table:table-cell>
          <table:table-cell table:formula="of:=[.$G$2]*[.C68]" office:value-type="float" office:value="-0.111376848540697" calcext:value-type="float">
            <text:p>-0.11137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[.$F$2]" office:value-type="float" office:value="3.35" calcext:value-type="float">
            <text:p>3.35</text:p>
          </table:table-cell>
          <table:table-cell table:formula="of:=[.C67]+2*[.$F$2]*[.D68]" office:value-type="float" office:value="-0.0587708093912861" calcext:value-type="float">
            <text:p>-0.058771</text:p>
          </table:table-cell>
          <table:table-cell table:formula="of:=[.$G$2]*[.C69]" office:value-type="float" office:value="0.117541618782572" calcext:value-type="float">
            <text:p>0.11754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[.$F$2]" office:value-type="float" office:value="3.4" calcext:value-type="float">
            <text:p>3.4</text:p>
          </table:table-cell>
          <table:table-cell table:formula="of:=[.C68]+2*[.$F$2]*[.D69]" office:value-type="float" office:value="0.0674425861486055" calcext:value-type="float">
            <text:p>0.067443</text:p>
          </table:table-cell>
          <table:table-cell table:formula="of:=[.$G$2]*[.C70]" office:value-type="float" office:value="-0.134885172297211" calcext:value-type="float">
            <text:p>-0.13488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[.$F$2]" office:value-type="float" office:value="3.45" calcext:value-type="float">
            <text:p>3.45</text:p>
          </table:table-cell>
          <table:table-cell table:formula="of:=[.C69]+2*[.$F$2]*[.D70]" office:value-type="float" office:value="-0.0722593266210072" calcext:value-type="float">
            <text:p>-0.072259</text:p>
          </table:table-cell>
          <table:table-cell table:formula="of:=[.$G$2]*[.C71]" office:value-type="float" office:value="0.144518653242014" calcext:value-type="float">
            <text:p>0.14451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[.$F$2]" office:value-type="float" office:value="3.5" calcext:value-type="float">
            <text:p>3.5</text:p>
          </table:table-cell>
          <table:table-cell table:formula="of:=[.C70]+2*[.$F$2]*[.D71]" office:value-type="float" office:value="0.0818944514728069" calcext:value-type="float">
            <text:p>0.081894</text:p>
          </table:table-cell>
          <table:table-cell table:formula="of:=[.$G$2]*[.C72]" office:value-type="float" office:value="-0.163788902945614" calcext:value-type="float">
            <text:p>-0.16378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[.$F$2]" office:value-type="float" office:value="3.55" calcext:value-type="float">
            <text:p>3.55</text:p>
          </table:table-cell>
          <table:table-cell table:formula="of:=[.C71]+2*[.$F$2]*[.D72]" office:value-type="float" office:value="-0.0886382169155686" calcext:value-type="float">
            <text:p>-0.088638</text:p>
          </table:table-cell>
          <table:table-cell table:formula="of:=[.$G$2]*[.C73]" office:value-type="float" office:value="0.177276433831137" calcext:value-type="float">
            <text:p>0.17727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[.$F$2]" office:value-type="float" office:value="3.6" calcext:value-type="float">
            <text:p>3.6</text:p>
          </table:table-cell>
          <table:table-cell table:formula="of:=[.C72]+2*[.$F$2]*[.D73]" office:value-type="float" office:value="0.0996220948559206" calcext:value-type="float">
            <text:p>0.099622</text:p>
          </table:table-cell>
          <table:table-cell table:formula="of:=[.$G$2]*[.C74]" office:value-type="float" office:value="-0.199244189711841" calcext:value-type="float">
            <text:p>-0.19924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[.$F$2]" office:value-type="float" office:value="3.65" calcext:value-type="float">
            <text:p>3.65</text:p>
          </table:table-cell>
          <table:table-cell table:formula="of:=[.C73]+2*[.$F$2]*[.D74]" office:value-type="float" office:value="-0.108562635886753" calcext:value-type="float">
            <text:p>-0.108563</text:p>
          </table:table-cell>
          <table:table-cell table:formula="of:=[.$G$2]*[.C75]" office:value-type="float" office:value="0.217125271773505" calcext:value-type="float">
            <text:p>0.21712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[.$F$2]" office:value-type="float" office:value="3.7" calcext:value-type="float">
            <text:p>3.7</text:p>
          </table:table-cell>
          <table:table-cell table:formula="of:=[.C74]+2*[.$F$2]*[.D75]" office:value-type="float" office:value="0.121334622033271" calcext:value-type="float">
            <text:p>0.121335</text:p>
          </table:table-cell>
          <table:table-cell table:formula="of:=[.$G$2]*[.C76]" office:value-type="float" office:value="-0.242669244066542" calcext:value-type="float">
            <text:p>-0.24266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[.$F$2]" office:value-type="float" office:value="3.75" calcext:value-type="float">
            <text:p>3.75</text:p>
          </table:table-cell>
          <table:table-cell table:formula="of:=[.C75]+2*[.$F$2]*[.D76]" office:value-type="float" office:value="-0.132829560293407" calcext:value-type="float">
            <text:p>-0.132830</text:p>
          </table:table-cell>
          <table:table-cell table:formula="of:=[.$G$2]*[.C77]" office:value-type="float" office:value="0.265659120586814" calcext:value-type="float">
            <text:p>0.26565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[.$F$2]" office:value-type="float" office:value="3.8" calcext:value-type="float">
            <text:p>3.8</text:p>
          </table:table-cell>
          <table:table-cell table:formula="of:=[.C76]+2*[.$F$2]*[.D77]" office:value-type="float" office:value="0.147900534091953" calcext:value-type="float">
            <text:p>0.147901</text:p>
          </table:table-cell>
          <table:table-cell table:formula="of:=[.$G$2]*[.C78]" office:value-type="float" office:value="-0.295801068183905" calcext:value-type="float">
            <text:p>-0.29580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[.$F$2]" office:value-type="float" office:value="3.85" calcext:value-type="float">
            <text:p>3.85</text:p>
          </table:table-cell>
          <table:table-cell table:formula="of:=[.C77]+2*[.$F$2]*[.D78]" office:value-type="float" office:value="-0.162409667111797" calcext:value-type="float">
            <text:p>-0.162410</text:p>
          </table:table-cell>
          <table:table-cell table:formula="of:=[.$G$2]*[.C79]" office:value-type="float" office:value="0.324819334223595" calcext:value-type="float">
            <text:p>0.32481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[.$F$2]" office:value-type="float" office:value="3.9" calcext:value-type="float">
            <text:p>3.9</text:p>
          </table:table-cell>
          <table:table-cell table:formula="of:=[.C78]+2*[.$F$2]*[.D79]" office:value-type="float" office:value="0.180382467514312" calcext:value-type="float">
            <text:p>0.180382</text:p>
          </table:table-cell>
          <table:table-cell table:formula="of:=[.$G$2]*[.C80]" office:value-type="float" office:value="-0.360764935028624" calcext:value-type="float">
            <text:p>-0.36076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[.$F$2]" office:value-type="float" office:value="3.95" calcext:value-type="float">
            <text:p>3.95</text:p>
          </table:table-cell>
          <table:table-cell table:formula="of:=[.C79]+2*[.$F$2]*[.D80]" office:value-type="float" office:value="-0.19848616061466" calcext:value-type="float">
            <text:p>-0.198486</text:p>
          </table:table-cell>
          <table:table-cell table:formula="of:=[.$G$2]*[.C81]" office:value-type="float" office:value="0.39697232122932" calcext:value-type="float">
            <text:p>0.39697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[.$F$2]" office:value-type="float" office:value="4" calcext:value-type="float">
            <text:p>4</text:p>
          </table:table-cell>
          <table:table-cell table:formula="of:=[.C80]+2*[.$F$2]*[.D81]" office:value-type="float" office:value="0.220079699637244" calcext:value-type="float">
            <text:p>0.220080</text:p>
          </table:table-cell>
          <table:table-cell table:formula="of:=[.$G$2]*[.C82]" office:value-type="float" office:value="-0.440159399274488" calcext:value-type="float">
            <text:p>-0.44015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[.$F$2]" office:value-type="float" office:value="4.05" calcext:value-type="float">
            <text:p>4.05</text:p>
          </table:table-cell>
          <table:table-cell table:formula="of:=[.C81]+2*[.$F$2]*[.D82]" office:value-type="float" office:value="-0.242502100542109" calcext:value-type="float">
            <text:p>-0.242502</text:p>
          </table:table-cell>
          <table:table-cell table:formula="of:=[.$G$2]*[.C83]" office:value-type="float" office:value="0.485004201084217" calcext:value-type="float">
            <text:p>0.48500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[.$F$2]" office:value-type="float" office:value="4.1" calcext:value-type="float">
            <text:p>4.1</text:p>
          </table:table-cell>
          <table:table-cell table:formula="of:=[.C82]+2*[.$F$2]*[.D83]" office:value-type="float" office:value="0.268580119745666" calcext:value-type="float">
            <text:p>0.268580</text:p>
          </table:table-cell>
          <table:table-cell table:formula="of:=[.$G$2]*[.C84]" office:value-type="float" office:value="-0.537160239491332" calcext:value-type="float">
            <text:p>-0.53716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[.$F$2]" office:value-type="float" office:value="4.15" calcext:value-type="float">
            <text:p>4.15</text:p>
          </table:table-cell>
          <table:table-cell table:formula="of:=[.C83]+2*[.$F$2]*[.D84]" office:value-type="float" office:value="-0.296218124491242" calcext:value-type="float">
            <text:p>-0.296218</text:p>
          </table:table-cell>
          <table:table-cell table:formula="of:=[.$G$2]*[.C85]" office:value-type="float" office:value="0.592436248982484" calcext:value-type="float">
            <text:p>0.5924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[.$F$2]" office:value-type="float" office:value="4.2" calcext:value-type="float">
            <text:p>4.2</text:p>
          </table:table-cell>
          <table:table-cell table:formula="of:=[.C84]+2*[.$F$2]*[.D85]" office:value-type="float" office:value="0.327823744643914" calcext:value-type="float">
            <text:p>0.327824</text:p>
          </table:table-cell>
          <table:table-cell table:formula="of:=[.$G$2]*[.C86]" office:value-type="float" office:value="-0.655647489287828" calcext:value-type="float">
            <text:p>-0.655647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[.$F$2]" office:value-type="float" office:value="4.25" calcext:value-type="float">
            <text:p>4.25</text:p>
          </table:table-cell>
          <table:table-cell table:formula="of:=[.C85]+2*[.$F$2]*[.D86]" office:value-type="float" office:value="-0.361782873420025" calcext:value-type="float">
            <text:p>-0.361783</text:p>
          </table:table-cell>
          <table:table-cell table:formula="of:=[.$G$2]*[.C87]" office:value-type="float" office:value="0.723565746840049" calcext:value-type="float">
            <text:p>0.72356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[.$F$2]" office:value-type="float" office:value="4.3" calcext:value-type="float">
            <text:p>4.3</text:p>
          </table:table-cell>
          <table:table-cell table:formula="of:=[.C86]+2*[.$F$2]*[.D87]" office:value-type="float" office:value="0.400180319327919" calcext:value-type="float">
            <text:p>0.400180</text:p>
          </table:table-cell>
          <table:table-cell table:formula="of:=[.$G$2]*[.C88]" office:value-type="float" office:value="-0.800360638655838" calcext:value-type="float">
            <text:p>-0.80036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*[.$F$2]" office:value-type="float" office:value="4.35" calcext:value-type="float">
            <text:p>4.35</text:p>
          </table:table-cell>
          <table:table-cell table:formula="of:=[.C87]+2*[.$F$2]*[.D88]" office:value-type="float" office:value="-0.441818937285608" calcext:value-type="float">
            <text:p>-0.441819</text:p>
          </table:table-cell>
          <table:table-cell table:formula="of:=[.$G$2]*[.C89]" office:value-type="float" office:value="0.883637874571217" calcext:value-type="float">
            <text:p>0.88363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*[.$F$2]" office:value-type="float" office:value="4.4" calcext:value-type="float">
            <text:p>4.4</text:p>
          </table:table-cell>
          <table:table-cell table:formula="of:=[.C88]+2*[.$F$2]*[.D89]" office:value-type="float" office:value="0.488544106785041" calcext:value-type="float">
            <text:p>0.488544</text:p>
          </table:table-cell>
          <table:table-cell table:formula="of:=[.$G$2]*[.C90]" office:value-type="float" office:value="-0.977088213570081" calcext:value-type="float">
            <text:p>-0.9770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*[.$F$2]" office:value-type="float" office:value="4.45" calcext:value-type="float">
            <text:p>4.45</text:p>
          </table:table-cell>
          <table:table-cell table:formula="of:=[.C89]+2*[.$F$2]*[.D90]" office:value-type="float" office:value="-0.539527758642617" calcext:value-type="float">
            <text:p>-0.539528</text:p>
          </table:table-cell>
          <table:table-cell table:formula="of:=[.$G$2]*[.C91]" office:value-type="float" office:value="1.07905551728523" calcext:value-type="float">
            <text:p>1.07905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*[.$F$2]" office:value-type="float" office:value="4.5" calcext:value-type="float">
            <text:p>4.5</text:p>
          </table:table-cell>
          <table:table-cell table:formula="of:=[.C90]+2*[.$F$2]*[.D91]" office:value-type="float" office:value="0.596449658513564" calcext:value-type="float">
            <text:p>0.596450</text:p>
          </table:table-cell>
          <table:table-cell table:formula="of:=[.$G$2]*[.C92]" office:value-type="float" office:value="-1.19289931702713" calcext:value-type="float">
            <text:p>-1.19289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*[.$F$2]" office:value-type="float" office:value="4.55" calcext:value-type="float">
            <text:p>4.55</text:p>
          </table:table-cell>
          <table:table-cell table:formula="of:=[.C91]+2*[.$F$2]*[.D92]" office:value-type="float" office:value="-0.65881769034533" calcext:value-type="float">
            <text:p>-0.658818</text:p>
          </table:table-cell>
          <table:table-cell table:formula="of:=[.$G$2]*[.C93]" office:value-type="float" office:value="1.31763538069066" calcext:value-type="float">
            <text:p>1.31763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*[.$F$2]" office:value-type="float" office:value="4.6" calcext:value-type="float">
            <text:p>4.6</text:p>
          </table:table-cell>
          <table:table-cell table:formula="of:=[.C92]+2*[.$F$2]*[.D93]" office:value-type="float" office:value="0.72821319658263" calcext:value-type="float">
            <text:p>0.728213</text:p>
          </table:table-cell>
          <table:table-cell table:formula="of:=[.$G$2]*[.C94]" office:value-type="float" office:value="-1.45642639316526" calcext:value-type="float">
            <text:p>-1.45642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*[.$F$2]" office:value-type="float" office:value="4.65" calcext:value-type="float">
            <text:p>4.65</text:p>
          </table:table-cell>
          <table:table-cell table:formula="of:=[.C93]+2*[.$F$2]*[.D94]" office:value-type="float" office:value="-0.804460329661855" calcext:value-type="float">
            <text:p>-0.804460</text:p>
          </table:table-cell>
          <table:table-cell table:formula="of:=[.$G$2]*[.C95]" office:value-type="float" office:value="1.60892065932371" calcext:value-type="float">
            <text:p>1.60892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*[.$F$2]" office:value-type="float" office:value="4.7" calcext:value-type="float">
            <text:p>4.7</text:p>
          </table:table-cell>
          <table:table-cell table:formula="of:=[.C94]+2*[.$F$2]*[.D95]" office:value-type="float" office:value="0.889105262515001" calcext:value-type="float">
            <text:p>0.889105</text:p>
          </table:table-cell>
          <table:table-cell table:formula="of:=[.$G$2]*[.C96]" office:value-type="float" office:value="-1.77821052503" calcext:value-type="float">
            <text:p>-1.77821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*[.$F$2]" office:value-type="float" office:value="4.75" calcext:value-type="float">
            <text:p>4.75</text:p>
          </table:table-cell>
          <table:table-cell table:formula="of:=[.C95]+2*[.$F$2]*[.D96]" office:value-type="float" office:value="-0.982281382164856" calcext:value-type="float">
            <text:p>-0.982281</text:p>
          </table:table-cell>
          <table:table-cell table:formula="of:=[.$G$2]*[.C97]" office:value-type="float" office:value="1.96456276432971" calcext:value-type="float">
            <text:p>1.96456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*[.$F$2]" office:value-type="float" office:value="4.8" calcext:value-type="float">
            <text:p>4.8</text:p>
          </table:table-cell>
          <table:table-cell table:formula="of:=[.C96]+2*[.$F$2]*[.D97]" office:value-type="float" office:value="1.08556153894797" calcext:value-type="float">
            <text:p>1.085562</text:p>
          </table:table-cell>
          <table:table-cell table:formula="of:=[.$G$2]*[.C98]" office:value-type="float" office:value="-2.17112307789594" calcext:value-type="float">
            <text:p>-2.17112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*[.$F$2]" office:value-type="float" office:value="4.85" calcext:value-type="float">
            <text:p>4.85</text:p>
          </table:table-cell>
          <table:table-cell table:formula="of:=[.C97]+2*[.$F$2]*[.D98]" office:value-type="float" office:value="-1.19939368995445" calcext:value-type="float">
            <text:p>-1.199394</text:p>
          </table:table-cell>
          <table:table-cell table:formula="of:=[.$G$2]*[.C99]" office:value-type="float" office:value="2.3987873799089" calcext:value-type="float">
            <text:p>2.39878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*[.$F$2]" office:value-type="float" office:value="4.9" calcext:value-type="float">
            <text:p>4.9</text:p>
          </table:table-cell>
          <table:table-cell table:formula="of:=[.C98]+2*[.$F$2]*[.D99]" office:value-type="float" office:value="1.32544027693886" calcext:value-type="float">
            <text:p>1.325440</text:p>
          </table:table-cell>
          <table:table-cell table:formula="of:=[.$G$2]*[.C100]" office:value-type="float" office:value="-2.65088055387772" calcext:value-type="float">
            <text:p>-2.65088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*[.$F$2]" office:value-type="float" office:value="4.95" calcext:value-type="float">
            <text:p>4.95</text:p>
          </table:table-cell>
          <table:table-cell table:formula="of:=[.C99]+2*[.$F$2]*[.D100]" office:value-type="float" office:value="-1.46448174534222" calcext:value-type="float">
            <text:p>-1.464482</text:p>
          </table:table-cell>
          <table:table-cell table:formula="of:=[.$G$2]*[.C101]" office:value-type="float" office:value="2.92896349068445" calcext:value-type="float">
            <text:p>2.92896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*[.$F$2]" office:value-type="float" office:value="5" calcext:value-type="float">
            <text:p>5</text:p>
          </table:table-cell>
          <table:table-cell table:formula="of:=[.C100]+2*[.$F$2]*[.D101]" office:value-type="float" office:value="1.61833662600731" calcext:value-type="float">
            <text:p>1.618337</text:p>
          </table:table-cell>
          <table:table-cell table:formula="of:=[.$G$2]*[.C102]" office:value-type="float" office:value="-3.23667325201461" calcext:value-type="float">
            <text:p>-3.236673</text:p>
          </table:table-cell>
          <table:table-cell table:number-columns-repeated="3"/>
        </table:table-row>
        <table:table-row table:style-name="ro1" table:number-rows-repeated="10484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23:47:43.730462349</meta:creation-date>
    <dc:date>2021-09-01T23:59:23.433816399</dc:date>
    <meta:editing-duration>PT11M38S</meta:editing-duration>
    <meta:editing-cycles>5</meta:editing-cycles>
    <meta:generator>LibreOffice/6.4.7.2$Linux_X86_64 LibreOffice_project/40$Build-2</meta:generator>
    <meta:document-statistic meta:table-count="2" meta:cell-count="14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62cm" svg:height="13.04cm" xlink:href=".." xlink:type="simple" chart:class="chart:scatter" chart:style-name="ch1">
        <chart:legend chart:legend-position="end" svg:x="16.533cm" svg:y="6.221cm" style:legend-expansion="high" chart:style-name="ch2"/>
        <chart:plot-area chart:style-name="ch3" table:cell-range-address="'h=0.02'.B1:'h=0.02'.C252" chart:data-source-has-labels="row" svg:x="0.361cm" svg:y="0.26cm" svg:width="15.811cm" svg:height="12.52cm">
          <chartooo:coordinate-region svg:x="2.12cm" svg:y="0.46cm" svg:width="13.958cm" svg:height="12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=0.02'.C2:'h=0.02'.C252" chart:label-cell-address="'h=0.02'.C1:'h=0.02'.C1" chart:class="chart:scatter">
            <chart:domain table:cell-range-address="'h=0.02'.B2:'h=0.02'.B252"/>
            <chart:data-point chart:repeated="2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'h=0.02'.C1:'h=0.0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=0.02'.B2:'h=0.02'.B252</svg:desc>
                </draw:g>
              </table:table-cell>
              <table:table-cell office:value-type="float" office:value="1">
                <text:p>1</text:p>
                <draw:g>
                  <svg:desc>'h=0.02'.C2:'h=0.02'.C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60789439152323">
                <text:p>0.960789439152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23136844867814">
                <text:p>0.92313684486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886938491562898">
                <text:p>0.886938491562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52181765542782">
                <text:p>0.852181765542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18763950319475">
                <text:p>0.818763950319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86680649517224">
                <text:p>0.786680649517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55829498358098">
                <text:p>0.755829498358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726214289648576">
                <text:p>0.726214289648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697732355186211">
                <text:p>0.697732355186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70395701233679">
                <text:p>0.670395701233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644100699087517">
                <text:p>0.644100699087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618867645306678">
                <text:p>0.618867645306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594591287462983">
                <text:p>0.594591287462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571300342309639">
                <text:p>0.571300342309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48887260078212">
                <text:p>0.548887260078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527389361503383">
                <text:p>0.527389361503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506696111157941">
                <text:p>0.506696111157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486853672610747">
                <text:p>0.486853672610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67747817349081">
                <text:p>0.4677478173490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49433847222821">
                <text:p>0.4494338472228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31793109571256">
                <text:p>0.431793109571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41489039845712">
                <text:p>0.41489039845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398601877694686">
                <text:p>0.39860187769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83002248241545">
                <text:p>0.383002248241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367961697835362">
                <text:p>0.367961697835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353565312414716">
                <text:p>0.353565312414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39676472842185">
                <text:p>0.339676472842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26391194587342">
                <text:p>0.3263911945873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13565177275198">
                <text:p>0.313565177275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01305980405326">
                <text:p>0.301305980405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289460698842772">
                <text:p>0.289460698842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278149124497904">
                <text:p>0.278149124497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267208768882939">
                <text:p>0.2672087688829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256772422987269">
                <text:p>0.2567724229872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246666975043958">
                <text:p>0.2466669750439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237039064983752">
                <text:p>0.237039064983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227703849845257">
                <text:p>0.227703849845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218822756996132">
                <text:p>0.218822756996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210198029285567">
                <text:p>0.2101980292855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202006914653286">
                <text:p>0.202006914653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194037476113304">
                <text:p>0.194037476113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186483916564222">
                <text:p>0.186483916564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179118762788166">
                <text:p>0.179118762788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72154415541169">
                <text:p>0.172154415541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165346409544873">
                <text:p>0.165346409544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158926702777579">
                <text:p>0.158926702777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152632273322666">
                <text:p>0.152632273322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146716120911766">
                <text:p>0.146716120911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40894983649725">
                <text:p>0.140894983649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135444522219788">
                <text:p>0.1354445222197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30059421872142">
                <text:p>0.1300594218721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125039768470016">
                <text:p>0.125039768470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120056240394541">
                <text:p>0.120056240394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115435269238453">
                <text:p>0.115435269238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110821418855465">
                <text:p>0.1108214188554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06569555730016">
                <text:p>0.1065695557300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102295854397063">
                <text:p>0.102295854397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0983858873782508">
                <text:p>0.0983858873782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0944249834068032">
                <text:p>0.0944249834068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0908318887057066">
                <text:p>0.09083188870570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0871584323103467">
                <text:p>0.0871584323103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0838592141208788">
                <text:p>0.08385921412087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0804496951806764">
                <text:p>0.08044969518067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0774232385064247">
                <text:p>0.07742323850642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0742558361001624">
                <text:p>0.0742558361001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0714827716184117">
                <text:p>0.0714827716184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0685372143706895">
                <text:p>0.06853721437068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0659997944687566">
                <text:p>0.0659997944687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063257230813189">
                <text:p>0.0632572308131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0609392160037014">
                <text:p>0.06093921600370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0583820935328928">
                <text:p>0.0583820935328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05626864852107">
                <text:p>0.056268648521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0538806016512072">
                <text:p>0.0538806016512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0519582003889734">
                <text:p>0.05195820038897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0497239456200894">
                <text:p>0.04972394562008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0479802847393663">
                <text:p>0.04798028473936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0458855228409401">
                <text:p>0.04588552284094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0443094429120911">
                <text:p>0.04430944291209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0423407674079728">
                <text:p>0.0423407674079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0409221815194533">
                <text:p>0.04092218151945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0390669928864165">
                <text:p>0.03906699288641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0377968220885399">
                <text:p>0.03779682208853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0360432471193333">
                <text:p>0.036043247119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0349133623189933">
                <text:p>0.0349133623189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0332501781338139">
                <text:p>0.0332501781338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0322533480682882">
                <text:p>0.0322533480682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0306699102883508">
                <text:p>0.03066991028835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297997552452201">
                <text:p>0.02979975524522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0282859298687332">
                <text:p>0.02828592986873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0275368808557214">
                <text:p>0.0275368808557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0260829794002755">
                <text:p>0.0260829794002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0254502425036994">
                <text:p>0.0254502425036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0240469599999795">
                <text:p>0.02404695999997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023526485703701">
                <text:p>0.0235264857037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0221648411436834">
                <text:p>0.02216484114368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0217532984122064">
                <text:p>0.02175329841220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0204245772707069">
                <text:p>0.020424577270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0201193322305498">
                <text:p>0.02011933223054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018815030692263">
                <text:p>0.0188150306922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0186141297751688">
                <text:p>0.01861412977516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0173259003102494">
                <text:p>0.01732590031024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0172280577503488">
                <text:p>0.0172280577503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0159476556902215">
                <text:p>0.01594765569022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0159522452951311">
                <text:p>0.01595224529513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0146714760666111">
                <text:p>0.0146714760666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0147785272098022">
                <text:p>0.01477852720980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0134891938898269">
                <text:p>0.01348919388982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0136993916986161">
                <text:p>0.01369939169861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0123932425539376">
                <text:p>0.01239324255393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0127079322943011">
                <text:p>0.01270793229430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0113766079703935">
                <text:p>0.0113766079703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0117978036566696">
                <text:p>0.01179780365666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0104327836778599">
                <text:p>0.01043278367785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0109631809624408">
                <text:p>0.01096318096244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00955572920086468">
                <text:p>0.009555729200864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0101987226263716">
                <text:p>0.01019872262637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00873983139075496">
                <text:p>0.008739831390754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0094995361151112">
                <text:p>0.0094995361151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00797986850154606">
                <text:p>0.007979868501546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00886114663498752">
                <text:p>0.008861146634987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00727097677074706">
                <text:p>0.007270976770747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00827946849332775">
                <text:p>0.008279468493327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00660861929128084">
                <text:p>0.006608619291280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00775077895002529">
                <text:p>0.007750778950025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00598855697527882">
                <text:p>0.005988556975278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00727169439200298">
                <text:p>0.007271694392002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00540682142391858">
                <text:p>0.005406821423918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0068391486780895">
                <text:p>0.00683914867808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00485968952967142">
                <text:p>0.00485968952967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00645037351571578">
                <text:p>0.006450373515715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00434365964841415">
                <text:p>0.004343659648414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00610288074384265">
                <text:p>0.006102880743842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00385542918890674">
                <text:p>0.003855429188906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00579444640873011">
                <text:p>0.00579444640873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00339187347620833">
                <text:p>0.003391873476208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00552309653063344">
                <text:p>0.005523096530633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00295002575375766">
                <text:p>0.002950025753757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00528709447033283">
                <text:p>0.005287094470332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00252705819613103">
                <text:p>0.002527058196131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00508492981464235">
                <text:p>0.005084929814642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00212026381095964">
                <text:p>0.002120263810959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00491530870976558">
                <text:p>0.004915308709765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0017270391141784">
                <text:p>0.00172703911417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00477714558063131">
                <text:p>0.004777145580631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00134486746772789">
                <text:p>0.001344867467727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00466955618321308">
                <text:p>0.00466955618321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000971302973070845">
                <text:p>0.0009713029730708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00459185194536741">
                <text:p>0.004591851945367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000603954817441452">
                <text:p>0.0006039548174414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00454353555997209">
                <text:p>0.00454353555997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000240471972643685">
                <text:p>0.0002404719726436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.0045242978021606">
                <text:p>0.00452429780216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000121471851529163">
                <text:p>-0.000121471851529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.00453401555028293">
                <text:p>0.004534015550282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000484193095551797">
                <text:p>-0.0004841930955517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.00457275099792707">
                <text:p>0.004572750997927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0.000850013175385963">
                <text:p>-0.0008500131753859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.00464075205195795">
                <text:p>0.004640752051957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0.0012212733395426">
                <text:p>-0.00122127333954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.00473845391912136">
                <text:p>0.004738453919121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0.00160034965307231">
                <text:p>-0.001600349653072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.00486648189136715">
                <text:p>0.004866481891367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0.00198966820438168">
                <text:p>-0.001989668204381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00502565534771768">
                <text:p>0.00502565534771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0.00239172063219909">
                <text:p>-0.002391720632199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.00521699299829361">
                <text:p>0.005216992998293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0.00280908007206258">
                <text:p>-0.002809080072062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.00544171940405861">
                <text:p>0.005441719404058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0.00324441762438727">
                <text:p>-0.003244417624387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.0057012728140096">
                <text:p>0.00570127281400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0.00370051944950804">
                <text:p>-0.00370051944950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.00599731436997024">
                <text:p>0.005997314369970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00418030459910566">
                <text:p>-0.004180304599105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.00633173873789869">
                <text:p>0.006331738737898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0.00468684369813755">
                <text:p>-0.004686843698137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00670668623374969">
                <text:p>0.006706686233749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0.00522337859683753">
                <text:p>-0.005223378596837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0071245565214967">
                <text:p>0.00712455652149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0.00579334311855726">
                <text:p>-0.005793343118557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00758802397098128">
                <text:p>0.007588023970981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0.00640038503623577">
                <text:p>-0.00640038503623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00810005477388014">
                <text:p>0.008100054773880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0.00704838941814618">
                <text:p>-0.007048389418146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.00866392592733183">
                <text:p>0.008663925927331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0.00774150349233272">
                <text:p>-0.007741503492332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.00928324620671845">
                <text:p>0.00928324620671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0.0084841631888702">
                <text:p>-0.0084841631888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.00996197926182807">
                <text:p>0.009961979261828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0.00928112152981645">
                <text:p>-0.009281121529816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.0107044689842134">
                <text:p>0.01070446898421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0.0101374790485535">
                <text:p>-0.01013747904855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.0115154673080977">
                <text:p>0.01151546730809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0110587164332013">
                <text:p>-0.01105871643320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.0124001646227538">
                <text:p>0.01240016462275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0120507296030216">
                <text:p>-0.0120507296030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.0133642229909955">
                <text:p>0.01336422299099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0.0131198674423013">
                <text:p>-0.01311986744230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0144138123863796">
                <text:p>0.01441381238637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0142729724332116">
                <text:p>-0.01427297243321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.0155556501810365">
                <text:p>0.01555565018103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2">
                <text:p>4.02</text:p>
              </table:table-cell>
              <table:table-cell office:value-type="float" office:value="-0.0155174244476946">
                <text:p>-0.01551742444769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">
                <text:p>4.04</text:p>
              </table:table-cell>
              <table:table-cell office:value-type="float" office:value="0.0167970441368521">
                <text:p>0.01679704413685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6">
                <text:p>4.06</text:p>
              </table:table-cell>
              <table:table-cell office:value-type="float" office:value="-0.0168611879786427">
                <text:p>-0.01686118797864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8">
                <text:p>4.08</text:p>
              </table:table-cell>
              <table:table-cell office:value-type="float" office:value="0.0181459391751435">
                <text:p>0.01814593917514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">
                <text:p>4.1</text:p>
              </table:table-cell>
              <table:table-cell office:value-type="float" office:value="-0.0183128631126542">
                <text:p>-0.01831286311265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">
                <text:p>4.12</text:p>
              </table:table-cell>
              <table:table-cell office:value-type="float" office:value="0.0196109682241559">
                <text:p>0.01961096822415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4">
                <text:p>4.14</text:p>
              </table:table-cell>
              <table:table-cell office:value-type="float" office:value="-0.0198817405705867">
                <text:p>-0.01988174057058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6">
                <text:p>4.16</text:p>
              </table:table-cell>
              <table:table-cell office:value-type="float" office:value="0.0212015074698028">
                <text:p>0.02120150746980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8">
                <text:p>4.18</text:p>
              </table:table-cell>
              <table:table-cell office:value-type="float" office:value="-0.0215778611681709">
                <text:p>-0.02157786116817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">
                <text:p>4.2</text:p>
              </table:table-cell>
              <table:table-cell office:value-type="float" office:value="0.0229277363632565">
                <text:p>0.02292773636325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">
                <text:p>4.22</text:p>
              </table:table-cell>
              <table:table-cell office:value-type="float" office:value="-0.0234120800772314">
                <text:p>-0.02341208007723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">
                <text:p>4.24</text:p>
              </table:table-cell>
              <table:table-cell office:value-type="float" office:value="0.024800702769435">
                <text:p>0.0248007027694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6">
                <text:p>4.26</text:p>
              </table:table-cell>
              <table:table-cell office:value-type="float" office:value="-0.0253961362987862">
                <text:p>-0.02539613629878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8">
                <text:p>4.28</text:p>
              </table:table-cell>
              <table:table-cell office:value-type="float" office:value="0.0268323936733379">
                <text:p>0.02683239367333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3">
                <text:p>4.3</text:p>
              </table:table-cell>
              <table:table-cell office:value-type="float" office:value="-0.0275427277926532">
                <text:p>-0.02754272779265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32">
                <text:p>4.32</text:p>
              </table:table-cell>
              <table:table-cell office:value-type="float" office:value="0.0290358118967501">
                <text:p>0.02903581189675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">
                <text:p>4.34</text:p>
              </table:table-cell>
              <table:table-cell office:value-type="float" office:value="-0.0298655927443933">
                <text:p>-0.02986559274439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6">
                <text:p>4.36</text:p>
              </table:table-cell>
              <table:table-cell office:value-type="float" office:value="0.0314250593163016">
                <text:p>0.03142505931630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8">
                <text:p>4.38</text:p>
              </table:table-cell>
              <table:table-cell office:value-type="float" office:value="-0.0323795974896974">
                <text:p>-0.03237959748969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4">
                <text:p>4.4</text:p>
              </table:table-cell>
              <table:table-cell office:value-type="float" office:value="0.0340154271154774">
                <text:p>0.03401542711547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2">
                <text:p>4.42</text:p>
              </table:table-cell>
              <table:table-cell office:value-type="float" office:value="-0.0351008316589356">
                <text:p>-0.03510083165893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4">
                <text:p>4.44</text:p>
              </table:table-cell>
              <table:table-cell office:value-type="float" office:value="0.0368234936481922">
                <text:p>0.03682349364819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6">
                <text:p>4.46</text:p>
              </table:table-cell>
              <table:table-cell office:value-type="float" office:value="-0.038046711150791">
                <text:p>-0.0380467111507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8">
                <text:p>4.48</text:p>
              </table:table-cell>
              <table:table-cell office:value-type="float" office:value="0.0398672305402555">
                <text:p>0.03986723054025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">
                <text:p>4.5</text:p>
              </table:table-cell>
              <table:table-cell office:value-type="float" office:value="-0.0412360895940114">
                <text:p>-0.04123608959401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2">
                <text:p>4.52</text:p>
              </table:table-cell>
              <table:table-cell office:value-type="float" office:value="0.0431661177077764">
                <text:p>0.04316611770777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4">
                <text:p>4.54</text:p>
              </table:table-cell>
              <table:table-cell office:value-type="float" office:value="-0.0446893790106335">
                <text:p>-0.04468937901063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6">
                <text:p>4.56</text:p>
              </table:table-cell>
              <table:table-cell office:value-type="float" office:value="0.0467412680286271">
                <text:p>0.04674126802862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8">
                <text:p>4.58</text:p>
              </table:table-cell>
              <table:table-cell office:value-type="float" office:value="-0.0484286804529237">
                <text:p>-0.04842868045292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6">
                <text:p>4.6</text:p>
              </table:table-cell>
              <table:table-cell office:value-type="float" office:value="0.050615562464861">
                <text:p>0.0506155624648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2">
                <text:p>4.62</text:p>
              </table:table-cell>
              <table:table-cell office:value-type="float" office:value="-0.0524779254501126">
                <text:p>-0.05247792545011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4">
                <text:p>4.64</text:p>
              </table:table-cell>
              <table:table-cell office:value-type="float" office:value="0.05481379650087">
                <text:p>0.054813796500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6">
                <text:p>4.66</text:p>
              </table:table-cell>
              <table:table-cell office:value-type="float" office:value="-0.0568630291701822">
                <text:p>-0.0568630291701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8">
                <text:p>4.68</text:p>
              </table:table-cell>
              <table:table-cell office:value-type="float" office:value="0.0593628388344846">
                <text:p>0.05936283883448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">
                <text:p>4.7</text:p>
              </table:table-cell>
              <table:table-cell office:value-type="float" office:value="-0.0616120562769409">
                <text:p>-0.06161205627694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2">
                <text:p>4.72</text:p>
              </table:table-cell>
              <table:table-cell office:value-type="float" office:value="0.0642918033366399">
                <text:p>0.06429180333663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4">
                <text:p>4.74</text:p>
              </table:table-cell>
              <table:table-cell office:value-type="float" office:value="-0.0667554005438721">
                <text:p>-0.06675540054387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6">
                <text:p>4.76</text:p>
              </table:table-cell>
              <table:table-cell office:value-type="float" office:value="0.0696322353801496">
                <text:p>0.06963223538014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8">
                <text:p>4.78</text:p>
              </table:table-cell>
              <table:table-cell office:value-type="float" office:value="-0.0723259793742841">
                <text:p>-0.07232597937428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8">
                <text:p>4.8</text:p>
              </table:table-cell>
              <table:table-cell office:value-type="float" office:value="0.0754183137300923">
                <text:p>0.0754183137300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2">
                <text:p>4.82</text:p>
              </table:table-cell>
              <table:table-cell office:value-type="float" office:value="-0.0783594444726915">
                <text:p>-0.07835944447269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4">
                <text:p>4.84</text:p>
              </table:table-cell>
              <table:table-cell office:value-type="float" office:value="0.0816870692879077">
                <text:p>0.08168706928790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6">
                <text:p>4.86</text:p>
              </table:table-cell>
              <table:table-cell office:value-type="float" office:value="-0.0848944100157241">
                <text:p>-0.08489441001572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8">
                <text:p>4.88</text:p>
              </table:table-cell>
              <table:table-cell office:value-type="float" office:value="0.0884786220891656">
                <text:p>0.08847862208916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9">
                <text:p>4.9</text:p>
              </table:table-cell>
              <table:table-cell office:value-type="float" office:value="-0.0919726997828573">
                <text:p>-0.09197269978285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2">
                <text:p>4.92</text:p>
              </table:table-cell>
              <table:table-cell office:value-type="float" office:value="0.0958364380717942">
                <text:p>0.09583643807179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4">
                <text:p>4.94</text:p>
              </table:table-cell>
              <table:table-cell office:value-type="float" office:value="-0.0996396148286009">
                <text:p>-0.09963961482860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6">
                <text:p>4.96</text:p>
              </table:table-cell>
              <table:table-cell office:value-type="float" office:value="0.103807607258082">
                <text:p>0.1038076072580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8">
                <text:p>4.98</text:p>
              </table:table-cell>
              <table:table-cell office:value-type="float" office:value="-0.107944223409247">
                <text:p>-0.1079442234092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.112443145130822">
                <text:p>0.112443145130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04cm" svg:height="11.56cm" xlink:href=".." xlink:type="simple" chart:class="chart:scatter" chart:style-name="ch1">
        <chart:legend chart:legend-position="end" svg:x="13.775cm" svg:y="5.481cm" style:legend-expansion="high" chart:style-name="ch2"/>
        <chart:plot-area chart:style-name="ch3" table:cell-range-address="'h=0.05'.B1:'h=0.05'.C102" chart:data-source-has-labels="row" svg:x="0.306cm" svg:y="0.231cm" svg:width="13.163cm" svg:height="11.098cm">
          <chartooo:coordinate-region svg:x="2.065cm" svg:y="0.43cm" svg:width="11.31cm" svg:height="10.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=0.05'.C2:'h=0.05'.C102" chart:label-cell-address="'h=0.05'.C1:'h=0.05'.C1" chart:class="chart:scatter">
            <chart:domain table:cell-range-address="'h=0.05'.B2:'h=0.05'.B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'h=0.05'.C1:'h=0.0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=0.05'.B2:'h=0.05'.B102</svg:desc>
                </draw:g>
              </table:table-cell>
              <table:table-cell office:value-type="float" office:value="1">
                <text:p>1</text:p>
                <draw:g>
                  <svg:desc>'h=0.05'.C2:'h=0.05'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90483741803596">
                <text:p>0.90483741803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819032516392808">
                <text:p>0.819032516392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741030914757398">
                <text:p>0.741030914757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670826333441328">
                <text:p>0.670826333441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606865648069132">
                <text:p>0.606865648069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549453203827502">
                <text:p>0.549453203827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496975007303632">
                <text:p>0.496975007303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450058202366776">
                <text:p>0.450058202366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406963366830277">
                <text:p>0.406963366830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36866552900072">
                <text:p>0.36866552900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333230261030133">
                <text:p>0.3332302610301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302019476794694">
                <text:p>0.302019476794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272826365671194">
                <text:p>0.272826365671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247454203660455">
                <text:p>0.247454203660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23335524939103">
                <text:p>0.223335524939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202787098672634">
                <text:p>0.202787098672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82778105204576">
                <text:p>0.1827781052045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66231477631719">
                <text:p>0.166231477631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149531809678232">
                <text:p>0.149531809678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136325115696073">
                <text:p>0.136325115696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122266786539018">
                <text:p>0.122266786539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111871758388269">
                <text:p>0.111871758388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998924348613638">
                <text:p>0.09989243486136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0918932714159964">
                <text:p>0.0918932714159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0815137805781646">
                <text:p>0.0815137805781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0755905153003635">
                <text:p>0.07559051530036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0663956775180919">
                <text:p>0.06639567751809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0623113797967451">
                <text:p>0.0623113797967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0539334015587428">
                <text:p>0.0539334015587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0515246994849965">
                <text:p>0.05152469948499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0436284616617435">
                <text:p>0.0436284616617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.0427990071526478">
                <text:p>0.04279900715264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.035068660231214">
                <text:p>0.035068660231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.035785275106405">
                <text:p>0.0357852751064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.027911605209933">
                <text:p>0.027911605209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.0302029540644185">
                <text:p>0.0302029540644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.0218710143970493">
                <text:p>0.0218710143970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0258287511850086">
                <text:p>0.0258287511850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0167052641600475">
                <text:p>0.0167052641600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0224876983529991">
                <text:p>0.0224876983529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0122077244894477">
                <text:p>0.0122077244894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0200461534551096">
                <text:p>0.0200461534551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00819849379842581">
                <text:p>0.00819849379842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.0184064546954244">
                <text:p>0.0184064546954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.00451720285934093">
                <text:p>0.00451720285934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.0175030141235562">
                <text:p>0.01750301412355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.00101660003462969">
                <text:p>0.001016600034629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.0172996941166303">
                <text:p>0.01729969411663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-0.00244333878869636">
                <text:p>-0.002443338788696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.0177883618743695">
                <text:p>0.0177883618743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-0.00600101116357027">
                <text:p>-0.00600101116357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0189885641070836">
                <text:p>0.0189885641070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-0.00979872398498699">
                <text:p>-0.00979872398498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020948308904081">
                <text:p>0.0209483089040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-0.0139883857658032">
                <text:p>-0.0139883857658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0237459860572416">
                <text:p>0.0237459860572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-0.0187375829772515">
                <text:p>-0.01873758297725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.0274935026526919">
                <text:p>0.02749350265269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-0.0242362835077899">
                <text:p>-0.0242362835077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0323407593542499">
                <text:p>0.0323407593542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-0.0307044353786399">
                <text:p>-0.0307044353786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0384816464299779">
                <text:p>0.03848164642997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-0.0384007646646354">
                <text:p>-0.0384007646646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46161799362905">
                <text:p>0.0461617993629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-0.0476331245372164">
                <text:p>-0.0476331245372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556884242703483">
                <text:p>0.0556884242703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-0.0587708093912861">
                <text:p>-0.0587708093912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0674425861486055">
                <text:p>0.0674425861486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-0.0722593266210072">
                <text:p>-0.0722593266210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0818944514728069">
                <text:p>0.08189445147280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-0.0886382169155686">
                <text:p>-0.08863821691556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0996220948559206">
                <text:p>0.09962209485592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-0.108562635886753">
                <text:p>-0.1085626358867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121334622033271">
                <text:p>0.121334622033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-0.132829560293407">
                <text:p>-0.1328295602934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147900534091953">
                <text:p>0.1479005340919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-0.162409667111797">
                <text:p>-0.1624096671117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180382467514312">
                <text:p>0.180382467514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-0.19848616061466">
                <text:p>-0.198486160614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220079699637244">
                <text:p>0.220079699637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-0.242502100542109">
                <text:p>-0.242502100542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0.268580119745666">
                <text:p>0.2685801197456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-0.296218124491242">
                <text:p>-0.296218124491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0.327823744643914">
                <text:p>0.327823744643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-0.361782873420025">
                <text:p>-0.361782873420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0.400180319327919">
                <text:p>0.4001803193279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-0.441818937285608">
                <text:p>-0.441818937285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0.488544106785041">
                <text:p>0.4885441067850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-0.539527758642617">
                <text:p>-0.5395277586426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0.596449658513564">
                <text:p>0.596449658513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-0.65881769034533">
                <text:p>-0.658817690345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0.72821319658263">
                <text:p>0.728213196582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-0.804460329661855">
                <text:p>-0.8044603296618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0.889105262515001">
                <text:p>0.889105262515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-0.982281382164856">
                <text:p>-0.9822813821648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1.08556153894797">
                <text:p>1.08556153894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-1.19939368995445">
                <text:p>-1.19939368995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1.32544027693886">
                <text:p>1.325440276938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-1.46448174534222">
                <text:p>-1.464481745342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1.61833662600731">
                <text:p>1.61833662600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